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7">
      <style:graphic-properties draw:fill="none" draw:stroke="solid" svg:stroke-width="0.01389in" svg:stroke-color="#000000" svg:stroke-opacity="100%"/>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1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draw:fill="none" draw:stroke="solid" svg:stroke-width="0.01389in" svg:stroke-color="#000000" svg:stroke-opacity="100%"/>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49">
      <style:graphic-properties draw:fill="none" draw:stroke="solid" svg:stroke-width="0.01389in" svg:stroke-color="#000000" svg:stroke-opacity="100%"/>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0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2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7">
      <style:graphic-properties draw:fill="none" draw:stroke="solid" svg:stroke-width="0.01389in" svg:stroke-color="#000000" svg:stroke-opacity="100%"/>
    </style:style>
    <style:style style:family="presentation" style:name="a2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41">
      <style:graphic-properties draw:fill="none" draw:stroke="solid" svg:stroke-width="0.01389in" svg:stroke-color="#000000" svg:stroke-opacity="100%"/>
    </style:style>
    <style:style style:family="text" style:name="a229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1">
      <style:graphic-properties draw:fill="none" draw:stroke="solid" svg:stroke-width="0.01389in" svg:stroke-color="#000000" svg:stroke-opacity="100%"/>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8">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5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1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1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draw:fill="none" draw:stroke="solid" svg:stroke-width="0.01389in" svg:stroke-color="#000000" svg:stroke-opacity="100%"/>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4">
      <style:graphic-properties draw:fill="none" draw:stroke="solid" svg:stroke-width="0.01389in" svg:stroke-color="#000000" svg:stroke-opacity="100%"/>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46">
      <style:graphic-properties draw:fill="none" draw:stroke="solid" svg:stroke-width="0.01389in" svg:stroke-color="#000000" svg:stroke-opacity="100%"/>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9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5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8">
      <style:graphic-properties draw:fill="none" draw:stroke="solid" svg:stroke-width="0.01389in" svg:stroke-color="#000000" svg:stroke-opacity="100%"/>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0">
      <style:graphic-properties draw:fill="none" draw:stroke="solid" svg:stroke-width="0.01389in" svg:stroke-color="#000000" svg:stroke-opacity="100%"/>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9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9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1">
      <style:graphic-properties draw:fill="none" draw:stroke="solid" svg:stroke-width="0.01389in" svg:stroke-color="#000000" svg:stroke-opacity="100%"/>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5">
      <style:graphic-properties draw:fill="none" draw:stroke="solid" svg:stroke-width="0.01389in" svg:stroke-color="#000000" svg:stroke-opacity="100%"/>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2f2f2"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5">
      <style:graphic-properties draw:fill="none" draw:stroke="solid" svg:stroke-width="0.01389in" svg:stroke-color="#000000" svg:stroke-opacity="100%"/>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99">
      <style:graphic-properties draw:fill="none" draw:stroke="solid" svg:stroke-width="0.01389in" svg:stroke-color="#000000" svg:stroke-opacity="100%"/>
    </style:style>
    <style:style style:family="text" style:name="a20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draw:fill="none" draw:stroke="solid" svg:stroke-width="0.01389in" svg:stroke-color="#000000" svg:stroke-opacity="100%"/>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5">
      <style:graphic-properties draw:fill="none" draw:stroke="solid" svg:stroke-width="0.01389in" svg:stroke-color="#000000" svg:stroke-opacity="100%"/>
    </style:style>
    <style:style style:family="graphic" style:name="a1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draw:fill="none" draw:stroke="solid" svg:stroke-width="0.01389in" svg:stroke-color="#000000" svg:stroke-opacity="100%"/>
    </style:style>
    <style:style style:family="paragraph" style:name="a2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13">
      <style:graphic-properties draw:fill="none" draw:stroke="solid" svg:stroke-width="0.01389in" svg:stroke-color="#000000" svg:stroke-opacity="100%"/>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4">
      <style:graphic-properties draw:fill="none" draw:stroke="solid" svg:stroke-width="0.01389in" svg:stroke-color="#000000" svg:stroke-opacity="100%"/>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2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2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5">
      <style:graphic-properties draw:fill="none" draw:stroke="solid" svg:stroke-width="0.01389in" svg:stroke-color="#000000" svg:stroke-opacity="100%"/>
    </style:style>
    <style:style style:family="drawing-page" style:name="a167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8">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4">
      <style:graphic-properties draw:fill="none" draw:stroke="solid" svg:stroke-width="0.01389in" svg:stroke-color="#000000" svg:stroke-opacity="100%"/>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5">
      <style:graphic-properties draw:fill="none" draw:stroke="solid" svg:stroke-width="0.01389in" svg:stroke-color="#000000" svg:stroke-opacity="100%"/>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6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5">
      <style:graphic-properties draw:fill="none" draw:stroke="solid" svg:stroke-width="0.01389in" svg:stroke-color="#000000" svg:stroke-opacity="100%"/>
    </style:style>
    <style:style style:family="paragraph" style:name="a19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draw:fill="none" draw:stroke="solid" svg:stroke-width="0.01389in" svg:stroke-color="#000000" svg:stroke-opacity="100%"/>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9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57">
      <style:graphic-properties draw:fill="none" draw:stroke="solid" svg:stroke-width="0.01389in" svg:stroke-color="#000000" svg:stroke-opacity="100%"/>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0">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24">
      <style:graphic-properties draw:fill="none" draw:stroke="solid" svg:stroke-width="0.01389in" svg:stroke-color="#000000" svg:stroke-opacity="100%"/>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draw:fill="none" draw:stroke="solid" svg:stroke-width="0.01389in" svg:stroke-color="#000000" svg:stroke-opacity="100%"/>
    </style:style>
    <style:style style:family="text" style:name="a99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0">
      <style:graphic-properties draw:fill="none" draw:stroke="solid" svg:stroke-width="0.01389in" svg:stroke-color="#000000" svg:stroke-opacity="100%"/>
    </style:style>
    <style:style style:family="text" style:name="a113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4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653">
      <style:graphic-properties draw:fill="none" draw:stroke="solid" svg:stroke-width="0.01389in" svg:stroke-color="#000000" svg:stroke-opacity="100%"/>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7">
      <style:graphic-properties draw:fill="none" draw:stroke="solid" svg:stroke-width="0.01389in" svg:stroke-color="#000000" svg:stroke-opacity="100%"/>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5">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02">
      <style:graphic-properties draw:fill="none" draw:stroke="solid" svg:stroke-width="0.01389in" svg:stroke-color="#000000" svg:stroke-opacity="100%"/>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7">
      <style:graphic-properties draw:fill="none" draw:stroke="solid" svg:stroke-width="0.01389in" svg:stroke-color="#000000" svg:stroke-opacity="100%"/>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1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8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53">
      <style:graphic-properties draw:fill="none" draw:stroke="solid" svg:stroke-width="0.01389in" svg:stroke-color="#000000" svg:stroke-opacity="100%"/>
    </style:style>
    <style:style style:family="presentation" style:name="a1702">
      <style:graphic-properties draw:fill="none" draw:stroke="solid" svg:stroke-width="0.01389in" svg:stroke-color="#000000" svg:stroke-opacity="100%"/>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1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0.94444in" style:font-size-asian="0.94444in" style:font-size-complex="0.9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74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726">
      <style:graphic-properties draw:fill="none" draw:stroke="solid" svg:stroke-width="0.01389in" svg:stroke-color="#000000" svg:stroke-opacity="100%"/>
    </style:style>
    <style:style style:family="text" style:name="a21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95">
      <style:graphic-properties draw:fill="none" draw:stroke="solid" svg:stroke-width="0.01389in" svg:stroke-color="#000000" svg:stroke-opacity="100%"/>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8">
      <style:graphic-properties draw:fill="none" draw:stroke="solid" svg:stroke-width="0.01389in" svg:stroke-color="#000000" svg:stroke-opacity="100%"/>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1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8">
      <style:graphic-properties draw:fill="none" draw:stroke="solid" svg:stroke-width="0.01389in" svg:stroke-color="#000000" svg:stroke-opacity="100%"/>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74">
      <style:graphic-properties draw:fill="none" draw:stroke="solid" svg:stroke-width="0.01389in" svg:stroke-color="#000000" svg:stroke-opacity="100%"/>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47">
      <style:graphic-properties draw:fill="none" draw:stroke="solid" svg:stroke-width="0.01389in" svg:stroke-color="#000000" svg:stroke-opacity="100%"/>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5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6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467">
      <style:graphic-properties draw:fill="none" draw:stroke="solid" svg:stroke-width="0.01389in" svg:stroke-color="#000000" svg:stroke-opacity="100%"/>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8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8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3">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4">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9">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text" style:name="a121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18">
      <style:graphic-properties draw:fill="none" draw:stroke="solid" svg:stroke-width="0.01389in" svg:stroke-color="#000000" svg:stroke-opacity="100%"/>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0">
      <style:graphic-properties draw:fill="none" draw:stroke="solid" svg:stroke-width="0.01389in" svg:stroke-color="#000000" svg:stroke-opacity="100%"/>
    </style:style>
    <style:style style:family="presentation" style:name="a2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3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2f2f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afaba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afaba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afaba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afaba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4472c4"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4472c4"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6">
      <style:graphic-properties draw:fill="none" draw:stroke="solid" svg:stroke-width="0.01389in" svg:stroke-color="#000000" svg:stroke-opacity="100%"/>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3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6">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10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70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4">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2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0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71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5">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2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37" draw:master-page-name="Master1-Layout1-title-Title-Slide" presentation:presentation-page-layout-name="Master1-PPL1" draw:id="Slide-256">
        <draw:frame draw:id="id69" presentation:style-name="a741" draw:name="Title 1" svg:x="1.66667in" svg:y="0.48315in" svg:width="10in" svg:height="3.3554in" presentation:class="title" presentation:placeholder="false">
          <draw:text-box>
            <text:p text:style-name="a740" text:class-names="" text:cond-style-name=""><text:span text:style-name="a738" text:class-names="">PYTHON</text:span><text:span text:style-name="a739" text:class-names=""/></text:p>
          </draw:text-box>
          <svg:title/>
          <svg:desc/>
        </draw:frame>
        <draw:frame draw:id="id70" presentation:style-name="a745" draw:name="Subtitle 2" svg:x="1.66667in" svg:y="3.93924in" svg:width="10in" svg:height="1.81076in" presentation:class="subtitle" presentation:placeholder="false">
          <draw:text-box>
            <text:p text:style-name="a744" text:class-names="" text:cond-style-name=""><text:span text:style-name="a742" text:class-names="">Session 5- Loops &amp; Collections</text:span><text:span text:style-name="a743" text:class-names=""/></text:p>
          </draw:text-box>
          <svg:title/>
          <svg:desc/>
        </draw:frame>
      </draw:page>
      <draw:page draw:name="Slide2" draw:style-name="a746" draw:master-page-name="Master1-Layout2-obj-Title-and-Content" presentation:presentation-page-layout-name="Master1-PPL2" draw:id="Slide-257">
        <draw:frame draw:id="id71" presentation:style-name="a754" draw:name="Content Placeholder 2" svg:x="0.91667in" svg:y="1.99653in" svg:width="11.5in" svg:height="4.75868in" presentation:class="outline" presentation:placeholder="false">
          <draw:text-box>
            <text:list text:style-name="a749">
              <text:list-item>
                <text:p text:style-name="a748" text:class-names="" text:cond-style-name=""><text:span text:style-name="a747" text:class-names=""/></text:p>
              </text:list-item>
            </text:list>
            <text:list text:style-name="a753">
              <text:list-item>
                <text:p text:style-name="a752" text:class-names="" text:cond-style-name=""><text:span text:style-name="a750" text:class-names="">Review</text:span><text:span text:style-name="a751" text:class-names=""/></text:p>
              </text:list-item>
            </text:list>
          </draw:text-box>
          <svg:title/>
          <svg:desc/>
        </draw:frame>
        <presentation:notes draw:style-name="a766">
          <draw:page-thumbnail draw:page-number="2" svg:x="0.75in" svg:y="1.25in" svg:width="6in" svg:height="3.375in" presentation:class="page" draw:id="id72" presentation:style-name="a755" draw:name="Slide Image Placeholder 1">
            <svg:title/>
            <svg:desc/>
          </draw:page-thumbnail>
          <draw:frame draw:id="id73" presentation:style-name="a762" draw:name="Notes Placeholder 2" svg:x="0.75in" svg:y="4.8125in" svg:width="6in" svg:height="3.9375in" presentation:class="notes" presentation:placeholder="false">
            <draw:text-box>
              <text:p text:style-name="a757" text:class-names="" text:cond-style-name=""><text:span text:style-name="a756" text:class-names="">It is the language we will be learning over this course. Just in day to day we have different language variants, you might speak English, you might speak French. The same is true for computer programming.<text:s text:c="1"/></text:span></text:p>
              <text:p text:style-name="a759" text:class-names="" text:cond-style-name=""><text:span text:style-name="a758" text:class-names="">The same concepts and ideas you will learn here you will be able to use in other languages.<text:s text:c="1"/></text:span></text:p>
              <text:p text:style-name="a761" text:class-names="" text:cond-style-name=""><text:span text:style-name="a760" text:class-names="">The reason we start with python- it’s a nice simple language to read, it is quite understandable in sort of plain English.<text:s text:c="1"/></text:span></text:p>
            </draw:text-box>
            <svg:title/>
            <svg:desc/>
          </draw:frame>
          <draw:frame draw:id="id74" draw:style-name="a765" draw:name="Slide Number Placeholder 3" svg:x="4.24826in" svg:y="9.49826in" svg:width="3.25in" svg:height="0.50174in">
            <draw:text-box>
              <text:p text:style-name="a764" text:class-names="" text:cond-style-name=""><text:span text:style-name="a763" text:class-names=""><text:page-number style:num-format="1" text:fixed="false"/></text:span></text:p>
            </draw:text-box>
            <svg:title/>
            <svg:desc/>
          </draw:frame>
        </presentation:notes>
      </draw:page>
      <draw:page draw:name="Slide70" draw:style-name="a767" draw:master-page-name="Master1-Layout2-obj-Title-and-Content" presentation:presentation-page-layout-name="Master1-PPL2" draw:id="Slide-325">
        <draw:frame draw:id="id75" presentation:style-name="a797" draw:name="Content Placeholder 2" svg:x="0.91667in" svg:y="0in" svg:width="11.5in" svg:height="6.75521in" presentation:class="outline" presentation:placeholder="false">
          <draw:text-box>
            <text:list text:style-name="a771">
              <text:list-item>
                <text:p text:style-name="a770" text:class-names="" text:cond-style-name=""><text:span text:style-name="a768" text:class-names="">If</text:span><text:span text:style-name="a769" text:class-names=""/></text:p>
              </text:list-item>
            </text:list>
            <text:list text:style-name="a776">
              <text:list-item>
                <text:p text:style-name="a775" text:class-names="" text:cond-style-name=""><text:span text:style-name="a772" text:class-names="">if<text:s text:c="1"/></text:span><text:span text:style-name="a773" text:class-names="">True</text:span><text:span text:style-name="a774" text:class-names="">:</text:span></text:p>
              </text:list-item>
            </text:list>
            <text:list text:style-name="a781">
              <text:list-item>
                <text:p text:style-name="a780" text:class-names="" text:cond-style-name=""><text:span text:style-name="a777" text:class-names=""><text:s text:c="4"/>print(</text:span><text:span text:style-name="a778" text:class-names="">"This is always shown"</text:span><text:span text:style-name="a779" text:class-names="">)</text:span></text:p>
              </text:list-item>
            </text:list>
            <text:list text:style-name="a784">
              <text:list-item>
                <text:p text:style-name="a783" text:class-names="" text:cond-style-name=""><text:span text:style-name="a782" text:class-names=""/></text:p>
              </text:list-item>
            </text:list>
            <text:list text:style-name="a789">
              <text:list-item>
                <text:p text:style-name="a788" text:class-names="" text:cond-style-name=""><text:span text:style-name="a785" text:class-names="">if<text:s text:c="1"/></text:span><text:span text:style-name="a786" text:class-names="">False</text:span><text:span text:style-name="a787" text:class-names="">:</text:span></text:p>
              </text:list-item>
            </text:list>
            <text:list text:style-name="a796">
              <text:list-item>
                <text:p text:style-name="a795" text:class-names="" text:cond-style-name=""><text:span text:style-name="a790" text:class-names=""><text:s text:c="4"/>print(</text:span><text:span text:style-name="a791" text:class-names="">"This is never shown"</text:span><text:span text:style-name="a792" text:class-names="">)</text:span><text:span text:style-name="a793" text:class-names=""><text:s text:c="2"/></text:span><text:span text:style-name="a794" text:class-names=""># hello</text:span></text:p>
              </text:list-item>
            </text:list>
          </draw:text-box>
          <svg:title/>
          <svg:desc/>
        </draw:frame>
        <presentation:notes draw:style-name="a816">
          <draw:page-thumbnail draw:page-number="3" svg:x="0.75in" svg:y="1.25in" svg:width="6in" svg:height="3.375in" presentation:class="page" draw:id="id76" presentation:style-name="a798" draw:name="Slide Image Placeholder 1">
            <svg:title/>
            <svg:desc/>
          </draw:page-thumbnail>
          <draw:frame draw:id="id77" presentation:style-name="a811" draw:name="Notes Placeholder 2" svg:x="0.75in" svg:y="4.8125in" svg:width="6in" svg:height="3.9375in" presentation:class="notes" presentation:placeholder="false">
            <draw:text-box>
              <text:p text:style-name="a802" text:class-names="" text:cond-style-name=""><text:span text:style-name="a799" text:class-names="">The<text:s text:c="1"/></text:span><text:span text:style-name="a800" text:class-names="">ususal</text:span><text:span text:style-name="a801" text:class-names=""><text:s text:c="1"/>review</text:span></text:p>
              <text:p text:style-name="a804" text:class-names="" text:cond-style-name=""><text:span text:style-name="a803" text:class-names=""/></text:p>
              <text:p text:style-name="a806" text:class-names="" text:cond-style-name=""><text:span text:style-name="a805" text:class-names="">Covered an if statement conditional in python<text:s text:c="1"/></text:span></text:p>
              <text:p text:style-name="a808" text:class-names="" text:cond-style-name=""><text:span text:style-name="a807" text:class-names="">If it is true It allows you to execute a specific code<text:s text:c="1"/></text:span></text:p>
              <text:p text:style-name="a810" text:class-names="" text:cond-style-name=""><text:span text:style-name="a809" text:class-names=""/></text:p>
            </draw:text-box>
            <svg:title/>
            <svg:desc/>
          </draw:frame>
          <draw:frame draw:id="id78" draw:style-name="a815" draw:name="Slide Number Placeholder 3" svg:x="4.24826in" svg:y="9.49826in" svg:width="3.25in" svg:height="0.50174in">
            <draw:text-box>
              <text:p text:style-name="a814" text:class-names="" text:cond-style-name=""><text:span text:style-name="a812" text:class-names=""><text:page-number style:num-format="1" text:fixed="false"/></text:span><text:span text:style-name="a813" text:class-names=""/></text:p>
            </draw:text-box>
            <svg:title/>
            <svg:desc/>
          </draw:frame>
        </presentation:notes>
      </draw:page>
      <draw:page draw:name="Slide85" draw:style-name="a817" draw:master-page-name="Master1-Layout2-obj-Title-and-Content" presentation:presentation-page-layout-name="Master1-PPL2" draw:id="Slide-340">
        <draw:frame draw:id="id79" presentation:style-name="a847" draw:name="Content Placeholder 2" svg:x="0.91667in" svg:y="0in" svg:width="11.5in" svg:height="6.75521in" presentation:class="outline" presentation:placeholder="false">
          <draw:text-box>
            <text:list text:style-name="a821">
              <text:list-item>
                <text:p text:style-name="a820" text:class-names="" text:cond-style-name=""><text:span text:style-name="a818" text:class-names="">If/Else</text:span><text:span text:style-name="a819" text:class-names=""/></text:p>
              </text:list-item>
            </text:list>
            <text:list text:style-name="a825">
              <text:list-item>
                <text:p text:style-name="a824" text:class-names="" text:cond-style-name=""><text:span text:style-name="a822" text:class-names="">name =<text:s text:c="1"/></text:span><text:span text:style-name="a823" text:class-names="">"Alice"</text:span></text:p>
              </text:list-item>
            </text:list>
            <text:list text:style-name="a828">
              <text:list-item>
                <text:p text:style-name="a827" text:class-names="" text:cond-style-name=""><text:span text:style-name="a826" text:class-names=""/></text:p>
              </text:list-item>
            </text:list>
            <text:list text:style-name="a833">
              <text:list-item>
                <text:p text:style-name="a832" text:class-names="" text:cond-style-name=""><text:span text:style-name="a829" text:class-names="">if name ==<text:s text:c="1"/></text:span><text:span text:style-name="a830" text:class-names="">"Alice"</text:span><text:span text:style-name="a831" text:class-names="">:</text:span></text:p>
              </text:list-item>
            </text:list>
            <text:list text:style-name="a838">
              <text:list-item>
                <text:p text:style-name="a837" text:class-names="" text:cond-style-name=""><text:span text:style-name="a834" text:class-names=""><text:s text:c="4"/>print(</text:span><text:span text:style-name="a835" text:class-names="">"Hello Alice"</text:span><text:span text:style-name="a836" text:class-names="">)</text:span></text:p>
              </text:list-item>
            </text:list>
            <text:list text:style-name="a841">
              <text:list-item>
                <text:p text:style-name="a840" text:class-names="" text:cond-style-name=""><text:span text:style-name="a839" text:class-names="">else:</text:span></text:p>
              </text:list-item>
            </text:list>
            <text:list text:style-name="a846">
              <text:list-item>
                <text:p text:style-name="a845" text:class-names="" text:cond-style-name=""><text:span text:style-name="a842" text:class-names=""><text:s text:c="4"/>print(</text:span><text:span text:style-name="a843" text:class-names="">”You are not Alice"</text:span><text:span text:style-name="a844" text:class-names="">)</text:span></text:p>
              </text:list-item>
            </text:list>
          </draw:text-box>
          <svg:title/>
          <svg:desc/>
        </draw:frame>
        <presentation:notes draw:style-name="a863">
          <draw:page-thumbnail draw:page-number="4" svg:x="0.75in" svg:y="1.25in" svg:width="6in" svg:height="3.375in" presentation:class="page" draw:id="id80" presentation:style-name="a848" draw:name="Slide Image Placeholder 1">
            <svg:title/>
            <svg:desc/>
          </draw:page-thumbnail>
          <draw:frame draw:id="id81" presentation:style-name="a858" draw:name="Notes Placeholder 2" svg:x="0.75in" svg:y="4.8125in" svg:width="6in" svg:height="3.9375in" presentation:class="notes" presentation:placeholder="false">
            <draw:text-box>
              <text:p text:style-name="a850" text:class-names="" text:cond-style-name=""><text:span text:style-name="a849" text:class-names="">In the example here we have the else statement as well</text:span></text:p>
              <text:p text:style-name="a852" text:class-names="" text:cond-style-name=""><text:span text:style-name="a851" text:class-names=""/></text:p>
              <text:p text:style-name="a854" text:class-names="" text:cond-style-name=""><text:span text:style-name="a853" text:class-names="">The else will get executed if the if statements are not true<text:s text:c="1"/></text:span></text:p>
              <text:p text:style-name="a857" text:class-names="" text:cond-style-name=""><text:span text:style-name="a855" text:class-names="">Else is a catchall statement<text:s text:c="1"/></text:span><text:span text:style-name="a856" text:class-names=""/></text:p>
            </draw:text-box>
            <svg:title/>
            <svg:desc/>
          </draw:frame>
          <draw:frame draw:id="id82" draw:style-name="a862" draw:name="Slide Number Placeholder 3" svg:x="4.24826in" svg:y="9.49826in" svg:width="3.25in" svg:height="0.50174in">
            <draw:text-box>
              <text:p text:style-name="a861" text:class-names="" text:cond-style-name=""><text:span text:style-name="a859" text:class-names=""><text:page-number style:num-format="1" text:fixed="false"/></text:span><text:span text:style-name="a860" text:class-names=""/></text:p>
            </draw:text-box>
            <svg:title/>
            <svg:desc/>
          </draw:frame>
        </presentation:notes>
      </draw:page>
      <draw:page draw:name="Slide88" draw:style-name="a864" draw:master-page-name="Master1-Layout2-obj-Title-and-Content" presentation:presentation-page-layout-name="Master1-PPL2" draw:id="Slide-343">
        <draw:frame draw:id="id83" presentation:style-name="a904" draw:name="Content Placeholder 2" svg:x="0.91667in" svg:y="0in" svg:width="11.5in" svg:height="6.75521in" presentation:class="outline" presentation:placeholder="false">
          <draw:text-box>
            <text:list text:style-name="a868">
              <text:list-item>
                <text:p text:style-name="a867" text:class-names="" text:cond-style-name=""><text:span text:style-name="a865" text:class-names="">If/Else/Elif</text:span><text:span text:style-name="a866" text:class-names=""/></text:p>
              </text:list-item>
            </text:list>
            <text:list text:style-name="a872">
              <text:list-item>
                <text:p text:style-name="a871" text:class-names="" text:cond-style-name=""><text:span text:style-name="a869" text:class-names="">name =<text:s text:c="1"/></text:span><text:span text:style-name="a870" text:class-names="">”Bob"</text:span></text:p>
              </text:list-item>
            </text:list>
            <text:list text:style-name="a875">
              <text:list-item>
                <text:p text:style-name="a874" text:class-names="" text:cond-style-name=""><text:span text:style-name="a873" text:class-names=""/></text:p>
              </text:list-item>
            </text:list>
            <text:list text:style-name="a880">
              <text:list-item>
                <text:p text:style-name="a879" text:class-names="" text:cond-style-name=""><text:span text:style-name="a876" text:class-names="">if name ==<text:s text:c="1"/></text:span><text:span text:style-name="a877" text:class-names="">"Alice"</text:span><text:span text:style-name="a878" text:class-names="">:</text:span></text:p>
              </text:list-item>
            </text:list>
            <text:list text:style-name="a885">
              <text:list-item>
                <text:p text:style-name="a884" text:class-names="" text:cond-style-name=""><text:span text:style-name="a881" text:class-names=""><text:s text:c="4"/>print(</text:span><text:span text:style-name="a882" text:class-names="">"Hello Alice"</text:span><text:span text:style-name="a883" text:class-names="">)</text:span></text:p>
              </text:list-item>
            </text:list>
            <text:list text:style-name="a890">
              <text:list-item>
                <text:p text:style-name="a889" text:class-names="" text:cond-style-name=""><text:span text:style-name="a886" text:class-names="">elif name ==<text:s text:c="1"/></text:span><text:span text:style-name="a887" text:class-names="">"Bob"</text:span><text:span text:style-name="a888" text:class-names="">:</text:span></text:p>
              </text:list-item>
            </text:list>
            <text:list text:style-name="a895">
              <text:list-item>
                <text:p text:style-name="a894" text:class-names="" text:cond-style-name=""><text:span text:style-name="a891" text:class-names=""><text:s text:c="4"/>print(</text:span><text:span text:style-name="a892" text:class-names="">"Hello Bob"</text:span><text:span text:style-name="a893" text:class-names="">)</text:span></text:p>
              </text:list-item>
            </text:list>
            <text:list text:style-name="a898">
              <text:list-item>
                <text:p text:style-name="a897" text:class-names="" text:cond-style-name=""><text:span text:style-name="a896" text:class-names="">else:</text:span></text:p>
              </text:list-item>
            </text:list>
            <text:list text:style-name="a903">
              <text:list-item>
                <text:p text:style-name="a902" text:class-names="" text:cond-style-name=""><text:span text:style-name="a899" text:class-names=""><text:s text:c="4"/>print(</text:span><text:span text:style-name="a900" text:class-names="">”You must be Charlie"</text:span><text:span text:style-name="a901" text:class-names="">)</text:span></text:p>
              </text:list-item>
            </text:list>
          </draw:text-box>
          <svg:title/>
          <svg:desc/>
        </draw:frame>
        <presentation:notes draw:style-name="a927">
          <draw:page-thumbnail draw:page-number="5" svg:x="0.75in" svg:y="1.25in" svg:width="6in" svg:height="3.375in" presentation:class="page" draw:id="id84" presentation:style-name="a905" draw:name="Slide Image Placeholder 1">
            <svg:title/>
            <svg:desc/>
          </draw:page-thumbnail>
          <draw:frame draw:id="id85" presentation:style-name="a922" draw:name="Notes Placeholder 2" svg:x="0.75in" svg:y="4.8125in" svg:width="6in" svg:height="3.9375in" presentation:class="notes" presentation:placeholder="false">
            <draw:text-box>
              <text:p text:style-name="a909" text:class-names="" text:cond-style-name=""><text:span text:style-name="a906" text:class-names="">The third option is<text:s text:c="1"/></text:span><text:span text:style-name="a907" text:class-names="">elif</text:span><text:span text:style-name="a908" text:class-names="">, we can add this as many times as we want</text:span></text:p>
              <text:p text:style-name="a911" text:class-names="" text:cond-style-name=""><text:span text:style-name="a910" text:class-names="">It adds additional expressions to see if they are valid<text:s text:c="1"/></text:span></text:p>
              <text:p text:style-name="a913" text:class-names="" text:cond-style-name=""><text:span text:style-name="a912" text:class-names=""/></text:p>
              <text:p text:style-name="a915" text:class-names="" text:cond-style-name=""><text:span text:style-name="a914" text:class-names=""/></text:p>
              <text:p text:style-name="a917" text:class-names="" text:cond-style-name=""><text:span text:style-name="a916" text:class-names=""/></text:p>
              <text:p text:style-name="a919" text:class-names="" text:cond-style-name=""><text:span text:style-name="a918" text:class-names="">Explain the example<text:s text:c="1"/></text:span></text:p>
              <text:p text:style-name="a921" text:class-names="" text:cond-style-name=""><text:span text:style-name="a920" text:class-names=""/></text:p>
            </draw:text-box>
            <svg:title/>
            <svg:desc/>
          </draw:frame>
          <draw:frame draw:id="id86" draw:style-name="a926" draw:name="Slide Number Placeholder 3" svg:x="4.24826in" svg:y="9.49826in" svg:width="3.25in" svg:height="0.50174in">
            <draw:text-box>
              <text:p text:style-name="a925" text:class-names="" text:cond-style-name=""><text:span text:style-name="a923" text:class-names=""><text:page-number style:num-format="1" text:fixed="false"/></text:span><text:span text:style-name="a924" text:class-names=""/></text:p>
            </draw:text-box>
            <svg:title/>
            <svg:desc/>
          </draw:frame>
        </presentation:notes>
      </draw:page>
      <draw:page draw:name="Slide98" draw:style-name="a928" draw:master-page-name="Master1-Layout2-obj-Title-and-Content" presentation:presentation-page-layout-name="Master1-PPL2" draw:id="Slide-353">
        <draw:frame draw:id="id87" presentation:style-name="a964" draw:name="Content Placeholder 2" svg:x="0.91667in" svg:y="0in" svg:width="11.5in" svg:height="6.75521in" presentation:class="outline" presentation:placeholder="false">
          <draw:text-box>
            <text:list text:style-name="a931">
              <text:list-item>
                <text:p text:style-name="a930" text:class-names="" text:cond-style-name=""><text:span text:style-name="a929" text:class-names="">List</text:span></text:p>
              </text:list-item>
            </text:list>
            <text:list text:style-name="a935">
              <text:list-item>
                <text:p text:style-name="a934" text:class-names="" text:cond-style-name=""><text:span text:style-name="a932" text:class-names="">Append</text:span><text:span text:style-name="a933" text:class-names=""/></text:p>
              </text:list-item>
            </text:list>
            <text:list text:style-name="a938">
              <text:list-item>
                <text:p text:style-name="a937" text:class-names="" text:cond-style-name=""><text:span text:style-name="a936" text:class-names=""/></text:p>
              </text:list-item>
            </text:list>
            <text:list text:style-name="a947">
              <text:list-item>
                <text:p text:style-name="a946" text:class-names="" text:cond-style-name=""><text:span text:style-name="a939" text:class-names="">names = [</text:span><text:span text:style-name="a940" text:class-names="">"Alice"</text:span><text:span text:style-name="a941" text:class-names="">,</text:span><text:span text:style-name="a942" text:class-names=""><text:s text:c="1"/>"Bob"</text:span><text:span text:style-name="a943" text:class-names="">,</text:span><text:span text:style-name="a944" text:class-names=""><text:s text:c="1"/>"Charlie"</text:span><text:span text:style-name="a945" text:class-names="">]</text:span></text:p>
              </text:list-item>
            </text:list>
            <text:list text:style-name="a950">
              <text:list-item>
                <text:p text:style-name="a949" text:class-names="" text:cond-style-name=""><text:span text:style-name="a948" text:class-names=""># Append a new value to the end of the list<text:s text:c="1"/></text:span></text:p>
              </text:list-item>
            </text:list>
            <text:list text:style-name="a956">
              <text:list-item>
                <text:p text:style-name="a955" text:class-names="" text:cond-style-name=""><text:span text:style-name="a951" text:class-names="">names.append (</text:span><text:span text:style-name="a952" text:class-names="">”Dave"</text:span><text:span text:style-name="a953" text:class-names="">)<text:s text:c="1"/></text:span><text:span text:style-name="a954" text:class-names=""/></text:p>
              </text:list-item>
            </text:list>
            <text:list text:style-name="a960">
              <text:list-item>
                <text:p text:style-name="a959" text:class-names="" text:cond-style-name=""><text:span text:style-name="a957" text:class-names="">print(names)<text:s text:c="1"/></text:span><text:span text:style-name="a958" text:class-names=""/></text:p>
              </text:list-item>
            </text:list>
            <text:list text:style-name="a963">
              <text:list-item>
                <text:p text:style-name="a962" text:class-names="" text:cond-style-name=""><text:span text:style-name="a961" text:class-names=""># ["Alice", "Bob", "Charlie", "Dave"]</text:span></text:p>
              </text:list-item>
            </text:list>
          </draw:text-box>
          <svg:title/>
          <svg:desc/>
        </draw:frame>
        <presentation:notes draw:style-name="a984">
          <draw:page-thumbnail draw:page-number="6" svg:x="0.75in" svg:y="1.25in" svg:width="6in" svg:height="3.375in" presentation:class="page" draw:id="id88" presentation:style-name="a965" draw:name="Slide Image Placeholder 1">
            <svg:title/>
            <svg:desc/>
          </draw:page-thumbnail>
          <draw:frame draw:id="id89" presentation:style-name="a979" draw:name="Notes Placeholder 2" svg:x="0.75in" svg:y="4.8125in" svg:width="6in" svg:height="3.9375in" presentation:class="notes" presentation:placeholder="false">
            <draw:text-box>
              <text:p text:style-name="a967" text:class-names="" text:cond-style-name=""><text:span text:style-name="a966" text:class-names="">We then started to look at data collection type called list<text:s text:c="1"/></text:span></text:p>
              <text:p text:style-name="a971" text:class-names="" text:cond-style-name=""><text:span text:style-name="a968" text:class-names="">It allows you to have multiple variables stored together in<text:s text:c="1"/></text:span><text:span text:style-name="a969" text:class-names="">amultiple</text:span><text:span text:style-name="a970" text:class-names=""><text:s text:c="1"/>collection<text:s text:c="1"/></text:span></text:p>
              <text:p text:style-name="a973" text:class-names="" text:cond-style-name=""><text:span text:style-name="a972" text:class-names="">We use it by using [] square brackets</text:span></text:p>
              <text:p text:style-name="a975" text:class-names="" text:cond-style-name=""><text:span text:style-name="a974" text:class-names="">They are separated by comas<text:s text:c="1"/></text:span></text:p>
              <text:p text:style-name="a978" text:class-names="" text:cond-style-name=""><text:span text:style-name="a976" text:class-names="">We can add names by .append function and adding the item in the function we wish to add</text:span><text:span text:style-name="a977" text:class-names=""/></text:p>
            </draw:text-box>
            <svg:title/>
            <svg:desc/>
          </draw:frame>
          <draw:frame draw:id="id90" draw:style-name="a983" draw:name="Slide Number Placeholder 3" svg:x="4.24826in" svg:y="9.49826in" svg:width="3.25in" svg:height="0.50174in">
            <draw:text-box>
              <text:p text:style-name="a982" text:class-names="" text:cond-style-name=""><text:span text:style-name="a980" text:class-names=""><text:page-number style:num-format="1" text:fixed="false"/></text:span><text:span text:style-name="a981" text:class-names=""/></text:p>
            </draw:text-box>
            <svg:title/>
            <svg:desc/>
          </draw:frame>
        </presentation:notes>
      </draw:page>
      <draw:page draw:name="Slide99" draw:style-name="a985" draw:master-page-name="Master1-Layout2-obj-Title-and-Content" presentation:presentation-page-layout-name="Master1-PPL2" draw:id="Slide-354">
        <draw:frame draw:id="id91" presentation:style-name="a1020" draw:name="Content Placeholder 2" svg:x="0.91667in" svg:y="0in" svg:width="11.5in" svg:height="6.75521in" presentation:class="outline" presentation:placeholder="false">
          <draw:text-box>
            <text:list text:style-name="a988">
              <text:list-item>
                <text:p text:style-name="a987" text:class-names="" text:cond-style-name=""><text:span text:style-name="a986" text:class-names="">List</text:span></text:p>
              </text:list-item>
            </text:list>
            <text:list text:style-name="a992">
              <text:list-item>
                <text:p text:style-name="a991" text:class-names="" text:cond-style-name=""><text:span text:style-name="a989" text:class-names="">Delete</text:span><text:span text:style-name="a990" text:class-names=""/></text:p>
              </text:list-item>
            </text:list>
            <text:list text:style-name="a995">
              <text:list-item>
                <text:p text:style-name="a994" text:class-names="" text:cond-style-name=""><text:span text:style-name="a993" text:class-names=""/></text:p>
              </text:list-item>
            </text:list>
            <text:list text:style-name="a1004">
              <text:list-item>
                <text:p text:style-name="a1003" text:class-names="" text:cond-style-name=""><text:span text:style-name="a996" text:class-names="">names = [</text:span><text:span text:style-name="a997" text:class-names="">"Alice"</text:span><text:span text:style-name="a998" text:class-names="">,</text:span><text:span text:style-name="a999" text:class-names=""><text:s text:c="1"/>"Bob"</text:span><text:span text:style-name="a1000" text:class-names="">,</text:span><text:span text:style-name="a1001" text:class-names=""><text:s text:c="1"/>"Charlie"</text:span><text:span text:style-name="a1002" text:class-names="">]</text:span></text:p>
              </text:list-item>
            </text:list>
            <text:list text:style-name="a1012">
              <text:list-item>
                <text:p text:style-name="a1011" text:class-names="" text:cond-style-name=""><text:span text:style-name="a1005" text:class-names=""># Delete the item at index 1<text:s text:c="1"/></text:span><text:span text:style-name="a1006" text:class-names=""><text:line-break/></text:span><text:span text:style-name="a1007" text:class-names="">del(names[</text:span><text:span text:style-name="a1008" text:class-names="">1</text:span><text:span text:style-name="a1009" text:class-names="">])<text:s text:c="1"/></text:span><text:span text:style-name="a1010" text:class-names=""/></text:p>
              </text:list-item>
            </text:list>
            <text:list text:style-name="a1016">
              <text:list-item>
                <text:p text:style-name="a1015" text:class-names="" text:cond-style-name=""><text:span text:style-name="a1013" text:class-names="">print(names)<text:s text:c="1"/></text:span><text:span text:style-name="a1014" text:class-names=""/></text:p>
              </text:list-item>
            </text:list>
            <text:list text:style-name="a1019">
              <text:list-item>
                <text:p text:style-name="a1018" text:class-names="" text:cond-style-name=""><text:span text:style-name="a1017" text:class-names=""># ["Alice", "Charlie"]</text:span></text:p>
              </text:list-item>
            </text:list>
          </draw:text-box>
          <svg:title/>
          <svg:desc/>
        </draw:frame>
        <presentation:notes draw:style-name="a1033">
          <draw:page-thumbnail draw:page-number="7" svg:x="0.75in" svg:y="1.25in" svg:width="6in" svg:height="3.375in" presentation:class="page" draw:id="id92" presentation:style-name="a1021" draw:name="Slide Image Placeholder 1">
            <svg:title/>
            <svg:desc/>
          </draw:page-thumbnail>
          <draw:frame draw:id="id93" presentation:style-name="a1028" draw:name="Notes Placeholder 2" svg:x="0.75in" svg:y="4.8125in" svg:width="6in" svg:height="3.9375in" presentation:class="notes" presentation:placeholder="false">
            <draw:text-box>
              <text:p text:style-name="a1025" text:class-names="" text:cond-style-name=""><text:span text:style-name="a1022" text:class-names="">As delete<text:s text:c="1"/></text:span><text:span text:style-name="a1023" text:class-names="">oyiu</text:span><text:span text:style-name="a1024" text:class-names=""><text:s text:c="1"/>can also select an item to print like print(names[1])</text:span></text:p>
              <text:p text:style-name="a1027" text:class-names="" text:cond-style-name=""><text:span text:style-name="a1026" text:class-names=""/></text:p>
            </draw:text-box>
            <svg:title/>
            <svg:desc/>
          </draw:frame>
          <draw:frame draw:id="id94" draw:style-name="a1032" draw:name="Slide Number Placeholder 3" svg:x="4.24826in" svg:y="9.49826in" svg:width="3.25in" svg:height="0.50174in">
            <draw:text-box>
              <text:p text:style-name="a1031" text:class-names="" text:cond-style-name=""><text:span text:style-name="a1029" text:class-names=""><text:page-number style:num-format="1" text:fixed="false"/></text:span><text:span text:style-name="a1030" text:class-names=""/></text:p>
            </draw:text-box>
            <svg:title/>
            <svg:desc/>
          </draw:frame>
        </presentation:notes>
      </draw:page>
      <draw:page draw:name="Slide100" draw:style-name="a1034" draw:master-page-name="Master1-Layout2-obj-Title-and-Content" presentation:presentation-page-layout-name="Master1-PPL2" draw:id="Slide-355">
        <draw:frame draw:id="id95" presentation:style-name="a1077" draw:name="Content Placeholder 2" svg:x="0.91667in" svg:y="0in" svg:width="11.5in" svg:height="6.75521in" presentation:class="outline" presentation:placeholder="false">
          <draw:text-box>
            <text:list text:style-name="a1037">
              <text:list-item>
                <text:p text:style-name="a1036" text:class-names="" text:cond-style-name=""><text:span text:style-name="a1035" text:class-names="">List</text:span></text:p>
              </text:list-item>
            </text:list>
            <text:list text:style-name="a1041">
              <text:list-item>
                <text:p text:style-name="a1040" text:class-names="" text:cond-style-name=""><text:span text:style-name="a1038" text:class-names="">In</text:span><text:span text:style-name="a1039" text:class-names=""/></text:p>
              </text:list-item>
            </text:list>
            <text:list text:style-name="a1044">
              <text:list-item>
                <text:p text:style-name="a1043" text:class-names="" text:cond-style-name=""><text:span text:style-name="a1042" text:class-names=""/></text:p>
              </text:list-item>
            </text:list>
            <text:list text:style-name="a1054">
              <text:list-item>
                <text:p text:style-name="a1053" text:class-names="" text:cond-style-name=""><text:span text:style-name="a1045" text:class-names="">names = [</text:span><text:span text:style-name="a1046" text:class-names="">"Alice"</text:span><text:span text:style-name="a1047" text:class-names="">,</text:span><text:span text:style-name="a1048" text:class-names=""><text:s text:c="1"/>"Bob"</text:span><text:span text:style-name="a1049" text:class-names="">,</text:span><text:span text:style-name="a1050" text:class-names=""><text:s text:c="1"/>"Charlie"</text:span><text:span text:style-name="a1051" text:class-names="">]</text:span><text:span text:style-name="a1052" text:class-names=""/></text:p>
              </text:list-item>
            </text:list>
            <text:list text:style-name="a1057">
              <text:list-item>
                <text:p text:style-name="a1056" text:class-names="" text:cond-style-name=""><text:span text:style-name="a1055" text:class-names=""># Check to see if "Eve" is in the list</text:span></text:p>
              </text:list-item>
            </text:list>
            <text:list text:style-name="a1062">
              <text:list-item>
                <text:p text:style-name="a1061" text:class-names="" text:cond-style-name=""><text:span text:style-name="a1058" text:class-names="">if<text:s text:c="1"/></text:span><text:span text:style-name="a1059" text:class-names="">"Eve"<text:s text:c="1"/></text:span><text:span text:style-name="a1060" text:class-names="">in names:</text:span></text:p>
              </text:list-item>
            </text:list>
            <text:list text:style-name="a1068">
              <text:list-item>
                <text:p text:style-name="a1067" text:class-names="" text:cond-style-name=""><text:span text:style-name="a1063" text:class-names=""><text:s text:c="4"/></text:span><text:span text:style-name="a1064" text:class-names="">print(</text:span><text:span text:style-name="a1065" text:class-names="">"Eve is here"</text:span><text:span text:style-name="a1066" text:class-names="">)</text:span></text:p>
              </text:list-item>
            </text:list>
            <text:list text:style-name="a1071">
              <text:list-item>
                <text:p text:style-name="a1070" text:class-names="" text:cond-style-name=""><text:span text:style-name="a1069" text:class-names="">else:</text:span></text:p>
              </text:list-item>
            </text:list>
            <text:list text:style-name="a1076">
              <text:list-item>
                <text:p text:style-name="a1075" text:class-names="" text:cond-style-name=""><text:span text:style-name="a1072" text:class-names=""><text:s text:c="4"/>print(</text:span><text:span text:style-name="a1073" text:class-names="">"Eve isn't here"</text:span><text:span text:style-name="a1074" text:class-names="">)</text:span></text:p>
              </text:list-item>
            </text:list>
          </draw:text-box>
          <svg:title/>
          <svg:desc/>
        </draw:frame>
        <presentation:notes draw:style-name="a1089">
          <draw:page-thumbnail draw:page-number="8" svg:x="0.75in" svg:y="1.25in" svg:width="6in" svg:height="3.375in" presentation:class="page" draw:id="id96" presentation:style-name="a1078" draw:name="Slide Image Placeholder 1">
            <svg:title/>
            <svg:desc/>
          </draw:page-thumbnail>
          <draw:frame draw:id="id97" presentation:style-name="a1084" draw:name="Notes Placeholder 2" svg:x="0.75in" svg:y="4.8125in" svg:width="6in" svg:height="3.9375in" presentation:class="notes" presentation:placeholder="false">
            <draw:text-box>
              <text:p text:style-name="a1080" text:class-names="" text:cond-style-name=""><text:span text:style-name="a1079" text:class-names="">To check if something exists in the list<text:s text:c="1"/></text:span></text:p>
              <text:p text:style-name="a1083" text:class-names="" text:cond-style-name=""><text:span text:style-name="a1081" text:class-names="">We know it is not there so the eve is here will never get printed<text:s text:c="1"/></text:span><text:span text:style-name="a1082" text:class-names=""/></text:p>
            </draw:text-box>
            <svg:title/>
            <svg:desc/>
          </draw:frame>
          <draw:frame draw:id="id98" draw:style-name="a1088" draw:name="Slide Number Placeholder 3" svg:x="4.24826in" svg:y="9.49826in" svg:width="3.25in" svg:height="0.50174in">
            <draw:text-box>
              <text:p text:style-name="a1087" text:class-names="" text:cond-style-name=""><text:span text:style-name="a1085" text:class-names=""><text:page-number style:num-format="1" text:fixed="false"/></text:span><text:span text:style-name="a1086" text:class-names=""/></text:p>
            </draw:text-box>
            <svg:title/>
            <svg:desc/>
          </draw:frame>
        </presentation:notes>
      </draw:page>
      <draw:page draw:name="Slide101" draw:style-name="a1090" draw:master-page-name="Master1-Layout2-obj-Title-and-Content" presentation:presentation-page-layout-name="Master1-PPL2" draw:id="Slide-356">
        <draw:frame draw:id="id99" presentation:style-name="a1119" draw:name="Content Placeholder 2" svg:x="0.91667in" svg:y="0in" svg:width="11.5in" svg:height="6.75521in" presentation:class="outline" presentation:placeholder="false">
          <draw:text-box>
            <text:list text:style-name="a1093">
              <text:list-item>
                <text:p text:style-name="a1092" text:class-names="" text:cond-style-name=""><text:span text:style-name="a1091" text:class-names="">List</text:span></text:p>
              </text:list-item>
            </text:list>
            <text:list text:style-name="a1097">
              <text:list-item>
                <text:p text:style-name="a1096" text:class-names="" text:cond-style-name=""><text:span text:style-name="a1094" text:class-names="">Length</text:span><text:span text:style-name="a1095" text:class-names=""/></text:p>
              </text:list-item>
            </text:list>
            <text:list text:style-name="a1100">
              <text:list-item>
                <text:p text:style-name="a1099" text:class-names="" text:cond-style-name=""><text:span text:style-name="a1098" text:class-names=""/></text:p>
              </text:list-item>
            </text:list>
            <text:list text:style-name="a1110">
              <text:list-item>
                <text:p text:style-name="a1109" text:class-names="" text:cond-style-name=""><text:span text:style-name="a1101" text:class-names="">names = [</text:span><text:span text:style-name="a1102" text:class-names="">"Alice"</text:span><text:span text:style-name="a1103" text:class-names="">,</text:span><text:span text:style-name="a1104" text:class-names=""><text:s text:c="1"/>"Bob"</text:span><text:span text:style-name="a1105" text:class-names="">,</text:span><text:span text:style-name="a1106" text:class-names=""><text:s text:c="1"/>"Charlie"</text:span><text:span text:style-name="a1107" text:class-names="">]</text:span><text:span text:style-name="a1108" text:class-names=""/></text:p>
              </text:list-item>
            </text:list>
            <text:list text:style-name="a1113">
              <text:list-item>
                <text:p text:style-name="a1112" text:class-names="" text:cond-style-name=""><text:span text:style-name="a1111" text:class-names=""># Get the number of items in the list</text:span></text:p>
              </text:list-item>
            </text:list>
            <text:list text:style-name="a1118">
              <text:list-item>
                <text:p text:style-name="a1117" text:class-names="" text:cond-style-name=""><text:span text:style-name="a1114" text:class-names="">print(len(names))</text:span><text:span text:style-name="a1115" text:class-names=""><text:s text:c="1"/># 3</text:span><text:span text:style-name="a1116" text:class-names=""/></text:p>
              </text:list-item>
            </text:list>
          </draw:text-box>
          <svg:title/>
          <svg:desc/>
        </draw:frame>
        <presentation:notes draw:style-name="a1132">
          <draw:page-thumbnail draw:page-number="9" svg:x="0.75in" svg:y="1.25in" svg:width="6in" svg:height="3.375in" presentation:class="page" draw:id="id100" presentation:style-name="a1120" draw:name="Slide Image Placeholder 1">
            <svg:title/>
            <svg:desc/>
          </draw:page-thumbnail>
          <draw:frame draw:id="id101" presentation:style-name="a1127" draw:name="Notes Placeholder 2" svg:x="0.75in" svg:y="4.8125in" svg:width="6in" svg:height="3.9375in" presentation:class="notes" presentation:placeholder="false">
            <draw:text-box>
              <text:p text:style-name="a1122" text:class-names="" text:cond-style-name=""><text:span text:style-name="a1121" text:class-names="">Fancy name for adding strings together, adding same data types together<text:s text:c="1"/></text:span></text:p>
              <text:p text:style-name="a1124" text:class-names="" text:cond-style-name=""><text:span text:style-name="a1123" text:class-names="">Python is literal so if you need spaces you will need to add spaces</text:span></text:p>
              <text:p text:style-name="a1126" text:class-names="" text:cond-style-name=""><text:span text:style-name="a1125" text:class-names=""/></text:p>
            </draw:text-box>
            <svg:title/>
            <svg:desc/>
          </draw:frame>
          <draw:frame draw:id="id102" draw:style-name="a1131" draw:name="Slide Number Placeholder 3" svg:x="4.24826in" svg:y="9.49826in" svg:width="3.25in" svg:height="0.50174in">
            <draw:text-box>
              <text:p text:style-name="a1130" text:class-names="" text:cond-style-name=""><text:span text:style-name="a1128" text:class-names=""><text:page-number style:num-format="1" text:fixed="false"/></text:span><text:span text:style-name="a1129" text:class-names=""/></text:p>
            </draw:text-box>
            <svg:title/>
            <svg:desc/>
          </draw:frame>
        </presentation:notes>
      </draw:page>
      <draw:page draw:name="Slide102" draw:style-name="a1133" draw:master-page-name="Master1-Layout2-obj-Title-and-Content" presentation:presentation-page-layout-name="Master1-PPL2" draw:id="Slide-357">
        <draw:frame draw:id="id103" presentation:style-name="a1166" draw:name="Content Placeholder 2" svg:x="0.91667in" svg:y="0in" svg:width="11.5in" svg:height="6.75521in" presentation:class="outline" presentation:placeholder="false">
          <draw:text-box>
            <text:list text:style-name="a1136">
              <text:list-item>
                <text:p text:style-name="a1135" text:class-names="" text:cond-style-name=""><text:span text:style-name="a1134" text:class-names="">List</text:span></text:p>
              </text:list-item>
            </text:list>
            <text:list text:style-name="a1140">
              <text:list-item>
                <text:p text:style-name="a1139" text:class-names="" text:cond-style-name=""><text:span text:style-name="a1137" text:class-names="">Sort</text:span><text:span text:style-name="a1138" text:class-names=""/></text:p>
              </text:list-item>
            </text:list>
            <text:list text:style-name="a1143">
              <text:list-item>
                <text:p text:style-name="a1142" text:class-names="" text:cond-style-name=""><text:span text:style-name="a1141" text:class-names=""/></text:p>
              </text:list-item>
            </text:list>
            <text:list text:style-name="a1153">
              <text:list-item>
                <text:p text:style-name="a1152" text:class-names="" text:cond-style-name=""><text:span text:style-name="a1144" text:class-names="">names = [</text:span><text:span text:style-name="a1145" text:class-names="">"Alice"</text:span><text:span text:style-name="a1146" text:class-names="">,</text:span><text:span text:style-name="a1147" text:class-names=""><text:s text:c="1"/>"Bob"</text:span><text:span text:style-name="a1148" text:class-names="">,</text:span><text:span text:style-name="a1149" text:class-names=""><text:s text:c="1"/>"Charlie"</text:span><text:span text:style-name="a1150" text:class-names="">]</text:span><text:span text:style-name="a1151" text:class-names=""/></text:p>
              </text:list-item>
            </text:list>
            <text:list text:style-name="a1156">
              <text:list-item>
                <text:p text:style-name="a1155" text:class-names="" text:cond-style-name=""><text:span text:style-name="a1154" text:class-names=""># Sort the items in the list alphabetically</text:span></text:p>
              </text:list-item>
            </text:list>
            <text:list text:style-name="a1160">
              <text:list-item>
                <text:p text:style-name="a1159" text:class-names="" text:cond-style-name=""><text:span text:style-name="a1157" text:class-names="">names.sort()</text:span><text:span text:style-name="a1158" text:class-names=""/></text:p>
              </text:list-item>
            </text:list>
            <text:list text:style-name="a1165">
              <text:list-item>
                <text:p text:style-name="a1164" text:class-names="" text:cond-style-name=""><text:span text:style-name="a1161" text:class-names="">print(names)<text:s text:c="1"/></text:span><text:span text:style-name="a1162" text:class-names=""># ["Alice", "Bob", "Charlie"]</text:span><text:span text:style-name="a1163" text:class-names=""/></text:p>
              </text:list-item>
            </text:list>
          </draw:text-box>
          <svg:title/>
          <svg:desc/>
        </draw:frame>
        <presentation:notes draw:style-name="a1179">
          <draw:page-thumbnail draw:page-number="10" svg:x="0.75in" svg:y="1.25in" svg:width="6in" svg:height="3.375in" presentation:class="page" draw:id="id104" presentation:style-name="a1167" draw:name="Slide Image Placeholder 1">
            <svg:title/>
            <svg:desc/>
          </draw:page-thumbnail>
          <draw:frame draw:id="id105" presentation:style-name="a1174" draw:name="Notes Placeholder 2" svg:x="0.75in" svg:y="4.8125in" svg:width="6in" svg:height="3.9375in" presentation:class="notes" presentation:placeholder="false">
            <draw:text-box>
              <text:p text:style-name="a1169" text:class-names="" text:cond-style-name=""><text:span text:style-name="a1168" text:class-names="">Fancy name for adding strings together, adding same data types together<text:s text:c="1"/></text:span></text:p>
              <text:p text:style-name="a1171" text:class-names="" text:cond-style-name=""><text:span text:style-name="a1170" text:class-names="">Python is literal so if you need spaces you will need to add spaces</text:span></text:p>
              <text:p text:style-name="a1173" text:class-names="" text:cond-style-name=""><text:span text:style-name="a1172" text:class-names=""/></text:p>
            </draw:text-box>
            <svg:title/>
            <svg:desc/>
          </draw:frame>
          <draw:frame draw:id="id106" draw:style-name="a1178" draw:name="Slide Number Placeholder 3" svg:x="4.24826in" svg:y="9.49826in" svg:width="3.25in" svg:height="0.50174in">
            <draw:text-box>
              <text:p text:style-name="a1177" text:class-names="" text:cond-style-name=""><text:span text:style-name="a1175" text:class-names=""><text:page-number style:num-format="1" text:fixed="false"/></text:span><text:span text:style-name="a1176" text:class-names=""/></text:p>
            </draw:text-box>
            <svg:title/>
            <svg:desc/>
          </draw:frame>
        </presentation:notes>
      </draw:page>
      <draw:page draw:name="Slide104" draw:style-name="a1180" draw:master-page-name="Master1-Layout2-obj-Title-and-Content" presentation:presentation-page-layout-name="Master1-PPL2" draw:id="Slide-359">
        <draw:frame draw:id="id107" presentation:style-name="a1217" draw:name="Content Placeholder 2" svg:x="0.91667in" svg:y="0in" svg:width="11.5in" svg:height="6.75521in" presentation:class="outline" presentation:placeholder="false">
          <draw:text-box>
            <text:list text:style-name="a1184">
              <text:list-item>
                <text:p text:style-name="a1183" text:class-names="" text:cond-style-name=""><text:span text:style-name="a1181" text:class-names="">For Loops</text:span><text:span text:style-name="a1182" text:class-names=""/></text:p>
              </text:list-item>
            </text:list>
            <text:list text:style-name="a1187">
              <text:list-item>
                <text:p text:style-name="a1186" text:class-names="" text:cond-style-name=""><text:span text:style-name="a1185" text:class-names=""/></text:p>
              </text:list-item>
            </text:list>
            <text:list text:style-name="a1197">
              <text:list-item>
                <text:p text:style-name="a1196" text:class-names="" text:cond-style-name=""><text:span text:style-name="a1188" text:class-names="">names = [</text:span><text:span text:style-name="a1189" text:class-names="">"Alice"</text:span><text:span text:style-name="a1190" text:class-names="">,</text:span><text:span text:style-name="a1191" text:class-names=""><text:s text:c="1"/>"Bob"</text:span><text:span text:style-name="a1192" text:class-names="">,</text:span><text:span text:style-name="a1193" text:class-names=""><text:s text:c="1"/>"Charlie"</text:span><text:span text:style-name="a1194" text:class-names="">]</text:span><text:span text:style-name="a1195" text:class-names=""/></text:p>
              </text:list-item>
            </text:list>
            <text:list text:style-name="a1200">
              <text:list-item>
                <text:p text:style-name="a1199" text:class-names="" text:cond-style-name=""><text:span text:style-name="a1198" text:class-names="">for person in names:</text:span></text:p>
              </text:list-item>
            </text:list>
            <text:list text:style-name="a1203">
              <text:list-item>
                <text:p text:style-name="a1202" text:class-names="" text:cond-style-name=""><text:span text:style-name="a1201" text:class-names=""><text:s text:c="4"/>print(person)</text:span></text:p>
              </text:list-item>
            </text:list>
            <text:list text:style-name="a1206">
              <text:list-item>
                <text:p text:style-name="a1205" text:class-names="" text:cond-style-name=""><text:span text:style-name="a1204" text:class-names=""/></text:p>
              </text:list-item>
            </text:list>
            <text:list text:style-name="a1209">
              <text:list-item>
                <text:p text:style-name="a1208" text:class-names="" text:cond-style-name=""><text:span text:style-name="a1207" text:class-names=""># Alice</text:span></text:p>
              </text:list-item>
            </text:list>
            <text:list text:style-name="a1212">
              <text:list-item>
                <text:p text:style-name="a1211" text:class-names="" text:cond-style-name=""><text:span text:style-name="a1210" text:class-names=""># Bob</text:span></text:p>
              </text:list-item>
            </text:list>
            <text:list text:style-name="a1216">
              <text:list-item>
                <text:p text:style-name="a1215" text:class-names="" text:cond-style-name=""><text:span text:style-name="a1213" text:class-names=""># Charlie</text:span><text:span text:style-name="a1214" text:class-names=""/></text:p>
              </text:list-item>
            </text:list>
          </draw:text-box>
          <svg:title/>
          <svg:desc/>
        </draw:frame>
        <presentation:notes draw:style-name="a1229">
          <draw:page-thumbnail draw:page-number="11" svg:x="0.75in" svg:y="1.25in" svg:width="6in" svg:height="3.375in" presentation:class="page" draw:id="id108" presentation:style-name="a1218" draw:name="Slide Image Placeholder 1">
            <svg:title/>
            <svg:desc/>
          </draw:page-thumbnail>
          <draw:frame draw:id="id109" presentation:style-name="a1224" draw:name="Notes Placeholder 2" svg:x="0.75in" svg:y="4.8125in" svg:width="6in" svg:height="3.9375in" presentation:class="notes" presentation:placeholder="false">
            <draw:text-box>
              <text:p text:style-name="a1220" text:class-names="" text:cond-style-name=""><text:span text:style-name="a1219" text:class-names="">We can loop through the list which is called names<text:s text:c="1"/></text:span></text:p>
              <text:p text:style-name="a1223" text:class-names="" text:cond-style-name=""><text:span text:style-name="a1221" text:class-names="">And for each individual item we can look trough it<text:s text:c="1"/></text:span><text:span text:style-name="a1222" text:class-names=""/></text:p>
            </draw:text-box>
            <svg:title/>
            <svg:desc/>
          </draw:frame>
          <draw:frame draw:id="id110" draw:style-name="a1228" draw:name="Slide Number Placeholder 3" svg:x="4.24826in" svg:y="9.49826in" svg:width="3.25in" svg:height="0.50174in">
            <draw:text-box>
              <text:p text:style-name="a1227" text:class-names="" text:cond-style-name=""><text:span text:style-name="a1225" text:class-names=""><text:page-number style:num-format="1" text:fixed="false"/></text:span><text:span text:style-name="a1226" text:class-names=""/></text:p>
            </draw:text-box>
            <svg:title/>
            <svg:desc/>
          </draw:frame>
        </presentation:notes>
      </draw:page>
      <draw:page draw:name="Slide105" draw:style-name="a1230" draw:master-page-name="Master1-Layout2-obj-Title-and-Content" presentation:presentation-page-layout-name="Master1-PPL2" draw:id="Slide-360">
        <draw:frame draw:id="id111" presentation:style-name="a1300" draw:name="Content Placeholder 2" svg:x="0.91667in" svg:y="0.26437in" svg:width="11.5in" svg:height="7.10345in" presentation:class="outline" presentation:placeholder="false">
          <draw:text-box>
            <text:list text:style-name="a1234">
              <text:list-item>
                <text:p text:style-name="a1233" text:class-names="" text:cond-style-name=""><text:span text:style-name="a1231" text:class-names="">For Loops</text:span><text:span text:style-name="a1232" text:class-names=""/></text:p>
              </text:list-item>
            </text:list>
            <text:list text:style-name="a1237">
              <text:list-item>
                <text:p text:style-name="a1236" text:class-names="" text:cond-style-name=""><text:span text:style-name="a1235" text:class-names=""/></text:p>
              </text:list-item>
            </text:list>
            <text:list text:style-name="a1240">
              <text:list-item>
                <text:p text:style-name="a1239" text:class-names="" text:cond-style-name=""><text:span text:style-name="a1238" text:class-names=""># Create variables to store our numbers and counts</text:span></text:p>
              </text:list-item>
            </text:list>
            <text:list text:style-name="a1245">
              <text:list-item>
                <text:p text:style-name="a1244" text:class-names="" text:cond-style-name=""><text:span text:style-name="a1241" text:class-names="">numbers = [</text:span><text:span text:style-name="a1242" text:class-names="">1, 10, 13 , 15, 765, 32, 65, 23, 56, 101</text:span><text:span text:style-name="a1243" text:class-names="">]</text:span></text:p>
              </text:list-item>
            </text:list>
            <text:list text:style-name="a1249">
              <text:list-item>
                <text:p text:style-name="a1248" text:class-names="" text:cond-style-name=""><text:span text:style-name="a1246" text:class-names="">even_count =<text:s text:c="1"/></text:span><text:span text:style-name="a1247" text:class-names="">0</text:span></text:p>
              </text:list-item>
            </text:list>
            <text:list text:style-name="a1253">
              <text:list-item>
                <text:p text:style-name="a1252" text:class-names="" text:cond-style-name=""><text:span text:style-name="a1250" text:class-names="">odd_count =<text:s text:c="1"/></text:span><text:span text:style-name="a1251" text:class-names="">0</text:span></text:p>
              </text:list-item>
            </text:list>
            <text:list text:style-name="a1256">
              <text:list-item>
                <text:p text:style-name="a1255" text:class-names="" text:cond-style-name=""><text:span text:style-name="a1254" text:class-names=""/></text:p>
              </text:list-item>
            </text:list>
            <text:list text:style-name="a1259">
              <text:list-item>
                <text:p text:style-name="a1258" text:class-names="" text:cond-style-name=""><text:span text:style-name="a1257" text:class-names=""># Loop through all our numbers</text:span></text:p>
              </text:list-item>
            </text:list>
            <text:list text:style-name="a1262">
              <text:list-item>
                <text:p text:style-name="a1261" text:class-names="" text:cond-style-name=""><text:span text:style-name="a1260" text:class-names="">for i in numbers:</text:span></text:p>
              </text:list-item>
            </text:list>
            <text:list text:style-name="a1265">
              <text:list-item>
                <text:p text:style-name="a1264" text:class-names="" text:cond-style-name=""><text:span text:style-name="a1263" text:class-names=""><text:s text:c="4"/># Check to see if the number is odd/even</text:span></text:p>
              </text:list-item>
            </text:list>
            <text:list text:style-name="a1272">
              <text:list-item>
                <text:p text:style-name="a1271" text:class-names="" text:cond-style-name=""><text:span text:style-name="a1266" text:class-names=""><text:s text:c="4"/>if i %<text:s text:c="1"/></text:span><text:span text:style-name="a1267" text:class-names="">2</text:span><text:span text:style-name="a1268" text:class-names=""><text:s text:c="1"/>==<text:s text:c="1"/></text:span><text:span text:style-name="a1269" text:class-names="">0</text:span><text:span text:style-name="a1270" text:class-names="">:</text:span></text:p>
              </text:list-item>
            </text:list>
            <text:list text:style-name="a1276">
              <text:list-item>
                <text:p text:style-name="a1275" text:class-names="" text:cond-style-name=""><text:span text:style-name="a1273" text:class-names=""><text:s text:c="8"/>even_count = even_count +<text:s text:c="1"/></text:span><text:span text:style-name="a1274" text:class-names="">1</text:span></text:p>
              </text:list-item>
            </text:list>
            <text:list text:style-name="a1279">
              <text:list-item>
                <text:p text:style-name="a1278" text:class-names="" text:cond-style-name=""><text:span text:style-name="a1277" text:class-names=""><text:s text:c="4"/>else:</text:span></text:p>
              </text:list-item>
            </text:list>
            <text:list text:style-name="a1282">
              <text:list-item>
                <text:p text:style-name="a1281" text:class-names="" text:cond-style-name=""><text:span text:style-name="a1280" text:class-names=""><text:s text:c="8"/># This is short hand for the line above</text:span></text:p>
              </text:list-item>
            </text:list>
            <text:list text:style-name="a1286">
              <text:list-item>
                <text:p text:style-name="a1285" text:class-names="" text:cond-style-name=""><text:span text:style-name="a1283" text:class-names=""><text:s text:c="8"/>odd_count +=<text:s text:c="1"/></text:span><text:span text:style-name="a1284" text:class-names="">1</text:span></text:p>
              </text:list-item>
            </text:list>
            <text:list text:style-name="a1289">
              <text:list-item>
                <text:p text:style-name="a1288" text:class-names="" text:cond-style-name=""><text:span text:style-name="a1287" text:class-names=""/></text:p>
              </text:list-item>
            </text:list>
            <text:list text:style-name="a1294">
              <text:list-item>
                <text:p text:style-name="a1293" text:class-names="" text:cond-style-name=""><text:span text:style-name="a1290" text:class-names="">print(</text:span><text:span text:style-name="a1291" text:class-names="">"Even: "<text:s text:c="1"/></text:span><text:span text:style-name="a1292" text:class-names="">+ str(even_count))</text:span></text:p>
              </text:list-item>
            </text:list>
            <text:list text:style-name="a1299">
              <text:list-item>
                <text:p text:style-name="a1298" text:class-names="" text:cond-style-name=""><text:span text:style-name="a1295" text:class-names="">print(</text:span><text:span text:style-name="a1296" text:class-names="">"Odd: "<text:s text:c="1"/></text:span><text:span text:style-name="a1297" text:class-names="">+ str(odd_count))</text:span></text:p>
              </text:list-item>
            </text:list>
          </draw:text-box>
          <svg:title/>
          <svg:desc/>
        </draw:frame>
        <presentation:notes draw:style-name="a1317">
          <draw:page-thumbnail draw:page-number="12" svg:x="0.75in" svg:y="1.25in" svg:width="6in" svg:height="3.375in" presentation:class="page" draw:id="id112" presentation:style-name="a1301" draw:name="Slide Image Placeholder 1">
            <svg:title/>
            <svg:desc/>
          </draw:page-thumbnail>
          <draw:frame draw:id="id113" presentation:style-name="a1312" draw:name="Notes Placeholder 2" svg:x="0.75in" svg:y="4.8125in" svg:width="6in" svg:height="3.9375in" presentation:class="notes" presentation:placeholder="false">
            <draw:text-box>
              <text:p text:style-name="a1303" text:class-names="" text:cond-style-name=""><text:span text:style-name="a1302" text:class-names="">Here we set some counters</text:span></text:p>
              <text:p text:style-name="a1305" text:class-names="" text:cond-style-name=""><text:span text:style-name="a1304" text:class-names="">Now we are looping through it<text:s text:c="1"/></text:span></text:p>
              <text:p text:style-name="a1309" text:class-names="" text:cond-style-name=""><text:span text:style-name="a1306" text:class-names="">We have called it I in numbers you can call it number or<text:s text:c="1"/></text:span><text:span text:style-name="a1307" text:class-names="">sanj</text:span><text:span text:style-name="a1308" text:class-names=""><text:s text:c="1"/>or anything<text:s text:c="1"/></text:span></text:p>
              <text:p text:style-name="a1311" text:class-names="" text:cond-style-name=""><text:span text:style-name="a1310" text:class-names=""/></text:p>
            </draw:text-box>
            <svg:title/>
            <svg:desc/>
          </draw:frame>
          <draw:frame draw:id="id114" draw:style-name="a1316" draw:name="Slide Number Placeholder 3" svg:x="4.24826in" svg:y="9.49826in" svg:width="3.25in" svg:height="0.50174in">
            <draw:text-box>
              <text:p text:style-name="a1315" text:class-names="" text:cond-style-name=""><text:span text:style-name="a1313" text:class-names=""><text:page-number style:num-format="1" text:fixed="false"/></text:span><text:span text:style-name="a1314" text:class-names=""/></text:p>
            </draw:text-box>
            <svg:title/>
            <svg:desc/>
          </draw:frame>
        </presentation:notes>
      </draw:page>
      <draw:page draw:name="Slide111" draw:style-name="a1318" draw:master-page-name="Master1-Layout2-obj-Title-and-Content" presentation:presentation-page-layout-name="Master1-PPL2" draw:id="Slide-366">
        <draw:frame draw:id="id115" presentation:style-name="a1334" draw:name="Content Placeholder 2" svg:x="0.91667in" svg:y="0in" svg:width="11.5in" svg:height="6.75521in" presentation:class="outline" presentation:placeholder="false">
          <draw:text-box>
            <text:list text:style-name="a1322">
              <text:list-item>
                <text:p text:style-name="a1321" text:class-names="" text:cond-style-name=""><text:span text:style-name="a1319" text:class-names="">For Loops</text:span><text:span text:style-name="a1320" text:class-names=""/></text:p>
              </text:list-item>
            </text:list>
            <text:list text:style-name="a1325">
              <text:list-item>
                <text:p text:style-name="a1324" text:class-names="" text:cond-style-name=""><text:span text:style-name="a1323" text:class-names=""/></text:p>
              </text:list-item>
            </text:list>
            <text:list text:style-name="a1330">
              <text:list-item>
                <text:p text:style-name="a1329" text:class-names="" text:cond-style-name=""><text:span text:style-name="a1326" text:class-names="">for letter in<text:s text:c="1"/></text:span><text:span text:style-name="a1327" text:class-names="">"supercalifragilisticexpialidocious"</text:span><text:span text:style-name="a1328" text:class-names="">:</text:span></text:p>
              </text:list-item>
            </text:list>
            <text:list text:style-name="a1333">
              <text:list-item>
                <text:p text:style-name="a1332" text:class-names="" text:cond-style-name=""><text:span text:style-name="a1331" text:class-names=""><text:s text:c="4"/>print(letter.upper())</text:span></text:p>
              </text:list-item>
            </text:list>
          </draw:text-box>
          <svg:title/>
          <svg:desc/>
        </draw:frame>
        <presentation:notes draw:style-name="a1347">
          <draw:page-thumbnail draw:page-number="13" svg:x="0.75in" svg:y="1.25in" svg:width="6in" svg:height="3.375in" presentation:class="page" draw:id="id116" presentation:style-name="a1335" draw:name="Slide Image Placeholder 1">
            <svg:title/>
            <svg:desc/>
          </draw:page-thumbnail>
          <draw:frame draw:id="id117" presentation:style-name="a1342" draw:name="Notes Placeholder 2" svg:x="0.75in" svg:y="4.8125in" svg:width="6in" svg:height="3.9375in" presentation:class="notes" presentation:placeholder="false">
            <draw:text-box>
              <text:p text:style-name="a1337" text:class-names="" text:cond-style-name=""><text:span text:style-name="a1336" text:class-names="">Fancy name for adding strings together, adding same data types together<text:s text:c="1"/></text:span></text:p>
              <text:p text:style-name="a1339" text:class-names="" text:cond-style-name=""><text:span text:style-name="a1338" text:class-names="">Python is literal so if you need spaces you will need to add spaces</text:span></text:p>
              <text:p text:style-name="a1341" text:class-names="" text:cond-style-name=""><text:span text:style-name="a1340" text:class-names=""/></text:p>
            </draw:text-box>
            <svg:title/>
            <svg:desc/>
          </draw:frame>
          <draw:frame draw:id="id118" draw:style-name="a1346" draw:name="Slide Number Placeholder 3" svg:x="4.24826in" svg:y="9.49826in" svg:width="3.25in" svg:height="0.50174in">
            <draw:text-box>
              <text:p text:style-name="a1345" text:class-names="" text:cond-style-name=""><text:span text:style-name="a1343" text:class-names=""><text:page-number style:num-format="1" text:fixed="false"/></text:span><text:span text:style-name="a1344" text:class-names=""/></text:p>
            </draw:text-box>
            <svg:title/>
            <svg:desc/>
          </draw:frame>
        </presentation:notes>
      </draw:page>
      <draw:page draw:name="Slide112" draw:style-name="a1348" draw:master-page-name="Master1-Layout2-obj-Title-and-Content" presentation:presentation-page-layout-name="Master1-PPL2" draw:id="Slide-367">
        <draw:frame draw:id="id119" presentation:style-name="a1398" draw:name="Content Placeholder 2" svg:x="0.91667in" svg:y="0.33928in" svg:width="11.5in" svg:height="6.41592in" presentation:class="outline" presentation:placeholder="false">
          <draw:text-box>
            <text:list text:style-name="a1352">
              <text:list-item>
                <text:p text:style-name="a1351" text:class-names="" text:cond-style-name=""><text:span text:style-name="a1349" text:class-names="">For Loops</text:span><text:span text:style-name="a1350" text:class-names=""/></text:p>
              </text:list-item>
            </text:list>
            <text:list text:style-name="a1355">
              <text:list-item>
                <text:p text:style-name="a1354" text:class-names="" text:cond-style-name=""><text:span text:style-name="a1353" text:class-names=""/></text:p>
              </text:list-item>
            </text:list>
            <text:list text:style-name="a1358">
              <text:list-item>
                <text:p text:style-name="a1357" text:class-names="" text:cond-style-name=""><text:span text:style-name="a1356" text:class-names=""># All vowels in lowercase</text:span></text:p>
              </text:list-item>
            </text:list>
            <text:list text:style-name="a1365">
              <text:list-item>
                <text:p text:style-name="a1364" text:class-names="" text:cond-style-name=""><text:span text:style-name="a1359" text:class-names="">vowels = [</text:span><text:span text:style-name="a1360" text:class-names="">"a", "e", "</text:span><text:span text:style-name="a1361" text:class-names="">i</text:span><text:span text:style-name="a1362" text:class-names="">", "o", "u"</text:span><text:span text:style-name="a1363" text:class-names="">]</text:span></text:p>
              </text:list-item>
            </text:list>
            <text:list text:style-name="a1368">
              <text:list-item>
                <text:p text:style-name="a1367" text:class-names="" text:cond-style-name=""><text:span text:style-name="a1366" text:class-names=""/></text:p>
              </text:list-item>
            </text:list>
            <text:list text:style-name="a1371">
              <text:list-item>
                <text:p text:style-name="a1370" text:class-names="" text:cond-style-name=""><text:span text:style-name="a1369" text:class-names=""># Make the word lowercase and then loop through each letter</text:span></text:p>
              </text:list-item>
            </text:list>
            <text:list text:style-name="a1378">
              <text:list-item>
                <text:p text:style-name="a1377" text:class-names="" text:cond-style-name=""><text:span text:style-name="a1372" text:class-names="">for letter in<text:s text:c="1"/></text:span><text:span text:style-name="a1373" text:class-names="">"</text:span><text:span text:style-name="a1374" text:class-names="">supeRcaliFragiListiCexPiaLidOcIous</text:span><text:span text:style-name="a1375" text:class-names="">"</text:span><text:span text:style-name="a1376" text:class-names="">.lower():</text:span></text:p>
              </text:list-item>
            </text:list>
            <text:list text:style-name="a1381">
              <text:list-item>
                <text:p text:style-name="a1380" text:class-names="" text:cond-style-name=""><text:span text:style-name="a1379" text:class-names=""><text:s text:c="4"/># Check to see if the lowercase letter matches a vowel</text:span></text:p>
              </text:list-item>
            </text:list>
            <text:list text:style-name="a1384">
              <text:list-item>
                <text:p text:style-name="a1383" text:class-names="" text:cond-style-name=""><text:span text:style-name="a1382" text:class-names=""><text:s text:c="4"/>if letter in vowels:</text:span></text:p>
              </text:list-item>
            </text:list>
            <text:list text:style-name="a1389">
              <text:list-item>
                <text:p text:style-name="a1388" text:class-names="" text:cond-style-name=""><text:span text:style-name="a1385" text:class-names=""><text:s text:c="8"/>print(</text:span><text:span text:style-name="a1386" text:class-names="">letter.upper</text:span><text:span text:style-name="a1387" text:class-names="">())</text:span></text:p>
              </text:list-item>
            </text:list>
            <text:list text:style-name="a1392">
              <text:list-item>
                <text:p text:style-name="a1391" text:class-names="" text:cond-style-name=""><text:span text:style-name="a1390" text:class-names=""><text:s text:c="4"/>else:</text:span></text:p>
              </text:list-item>
            </text:list>
            <text:list text:style-name="a1397">
              <text:list-item>
                <text:p text:style-name="a1396" text:class-names="" text:cond-style-name=""><text:span text:style-name="a1393" text:class-names=""><text:s text:c="8"/>print(</text:span><text:span text:style-name="a1394" text:class-names="">letter.lower</text:span><text:span text:style-name="a1395" text:class-names="">())</text:span></text:p>
              </text:list-item>
            </text:list>
          </draw:text-box>
          <svg:title/>
          <svg:desc/>
        </draw:frame>
        <presentation:notes draw:style-name="a1411">
          <draw:page-thumbnail draw:page-number="14" svg:x="0.75in" svg:y="1.25in" svg:width="6in" svg:height="3.375in" presentation:class="page" draw:id="id120" presentation:style-name="a1399" draw:name="Slide Image Placeholder 1">
            <svg:title/>
            <svg:desc/>
          </draw:page-thumbnail>
          <draw:frame draw:id="id121" presentation:style-name="a1406" draw:name="Notes Placeholder 2" svg:x="0.75in" svg:y="4.8125in" svg:width="6in" svg:height="3.9375in" presentation:class="notes" presentation:placeholder="false">
            <draw:text-box>
              <text:p text:style-name="a1401" text:class-names="" text:cond-style-name=""><text:span text:style-name="a1400" text:class-names="">Fancy name for adding strings together, adding same data types together<text:s text:c="1"/></text:span></text:p>
              <text:p text:style-name="a1403" text:class-names="" text:cond-style-name=""><text:span text:style-name="a1402" text:class-names="">Python is literal so if you need spaces you will need to add spaces</text:span></text:p>
              <text:p text:style-name="a1405" text:class-names="" text:cond-style-name=""><text:span text:style-name="a1404" text:class-names=""/></text:p>
            </draw:text-box>
            <svg:title/>
            <svg:desc/>
          </draw:frame>
          <draw:frame draw:id="id122" draw:style-name="a1410" draw:name="Slide Number Placeholder 3" svg:x="4.24826in" svg:y="9.49826in" svg:width="3.25in" svg:height="0.50174in">
            <draw:text-box>
              <text:p text:style-name="a1409" text:class-names="" text:cond-style-name=""><text:span text:style-name="a1407" text:class-names=""><text:page-number style:num-format="1" text:fixed="false"/></text:span><text:span text:style-name="a1408" text:class-names=""/></text:p>
            </draw:text-box>
            <svg:title/>
            <svg:desc/>
          </draw:frame>
        </presentation:notes>
      </draw:page>
      <draw:page draw:name="Slide108" draw:style-name="a1412" draw:master-page-name="Master1-Layout2-obj-Title-and-Content" presentation:presentation-page-layout-name="Master1-PPL2" draw:id="Slide-363">
        <draw:frame draw:id="id123" presentation:style-name="a1456" draw:name="Content Placeholder 2" svg:x="0.91667in" svg:y="0in" svg:width="11.5in" svg:height="6.75521in" presentation:class="outline" presentation:placeholder="false">
          <draw:text-box>
            <text:list text:style-name="a1416">
              <text:list-item>
                <text:p text:style-name="a1415" text:class-names="" text:cond-style-name=""><text:span text:style-name="a1413" text:class-names="">Ranges</text:span><text:span text:style-name="a1414" text:class-names=""/></text:p>
              </text:list-item>
            </text:list>
            <text:list text:style-name="a1419">
              <text:list-item>
                <text:p text:style-name="a1418" text:class-names="" text:cond-style-name=""><text:span text:style-name="a1417" text:class-names=""/></text:p>
              </text:list-item>
            </text:list>
            <text:list text:style-name="a1424">
              <text:list-item>
                <text:p text:style-name="a1423" text:class-names="" text:cond-style-name=""><text:span text:style-name="a1420" text:class-names="">range(</text:span><text:span text:style-name="a1421" text:class-names="">10</text:span><text:span text:style-name="a1422" text:class-names="">)</text:span></text:p>
              </text:list-item>
            </text:list>
            <text:list text:style-name="a1427">
              <text:list-item>
                <text:p text:style-name="a1426" text:class-names="" text:cond-style-name=""><text:span text:style-name="a1425" text:class-names="">#[0, 1, 2, 3, 4, 5, 6, 7, 8, 9]</text:span></text:p>
              </text:list-item>
            </text:list>
            <text:list text:style-name="a1430">
              <text:list-item>
                <text:p text:style-name="a1429" text:class-names="" text:cond-style-name=""><text:span text:style-name="a1428" text:class-names=""/></text:p>
              </text:list-item>
            </text:list>
            <text:list text:style-name="a1437">
              <text:list-item>
                <text:p text:style-name="a1436" text:class-names="" text:cond-style-name=""><text:span text:style-name="a1431" text:class-names="">range(</text:span><text:span text:style-name="a1432" text:class-names="">1</text:span><text:span text:style-name="a1433" text:class-names="">,</text:span><text:span text:style-name="a1434" text:class-names=""><text:s text:c="1"/>5</text:span><text:span text:style-name="a1435" text:class-names="">)</text:span></text:p>
              </text:list-item>
            </text:list>
            <text:list text:style-name="a1440">
              <text:list-item>
                <text:p text:style-name="a1439" text:class-names="" text:cond-style-name=""><text:span text:style-name="a1438" text:class-names="">#[1, 2, 3, 4]</text:span></text:p>
              </text:list-item>
            </text:list>
            <text:list text:style-name="a1443">
              <text:list-item>
                <text:p text:style-name="a1442" text:class-names="" text:cond-style-name=""><text:span text:style-name="a1441" text:class-names=""/></text:p>
              </text:list-item>
            </text:list>
            <text:list text:style-name="a1452">
              <text:list-item>
                <text:p text:style-name="a1451" text:class-names="" text:cond-style-name=""><text:span text:style-name="a1444" text:class-names="">range(</text:span><text:span text:style-name="a1445" text:class-names="">2000</text:span><text:span text:style-name="a1446" text:class-names="">,</text:span><text:span text:style-name="a1447" text:class-names=""><text:s text:c="1"/>2020</text:span><text:span text:style-name="a1448" text:class-names="">,</text:span><text:span text:style-name="a1449" text:class-names=""><text:s text:c="1"/>4</text:span><text:span text:style-name="a1450" text:class-names="">)</text:span></text:p>
              </text:list-item>
            </text:list>
            <text:list text:style-name="a1455">
              <text:list-item>
                <text:p text:style-name="a1454" text:class-names="" text:cond-style-name=""><text:span text:style-name="a1453" text:class-names="">#[2000, 2004, 2008, 2012, 2016]</text:span></text:p>
              </text:list-item>
            </text:list>
          </draw:text-box>
          <svg:title/>
          <svg:desc/>
        </draw:frame>
        <presentation:notes draw:style-name="a1483">
          <draw:page-thumbnail draw:page-number="15" svg:x="0.75in" svg:y="1.25in" svg:width="6in" svg:height="3.375in" presentation:class="page" draw:id="id124" presentation:style-name="a1457" draw:name="Slide Image Placeholder 1">
            <svg:title/>
            <svg:desc/>
          </draw:page-thumbnail>
          <draw:frame draw:id="id125" presentation:style-name="a1478" draw:name="Notes Placeholder 2" svg:x="0.75in" svg:y="4.8125in" svg:width="6in" svg:height="3.9375in" presentation:class="notes" presentation:placeholder="false">
            <draw:text-box>
              <text:p text:style-name="a1459" text:class-names="" text:cond-style-name=""><text:span text:style-name="a1458" text:class-names="">We then looked at ranges</text:span></text:p>
              <text:p text:style-name="a1461" text:class-names="" text:cond-style-name=""><text:span text:style-name="a1460" text:class-names="">The range statement here allows you to create a list of number values<text:s text:c="1"/></text:span></text:p>
              <text:p text:style-name="a1467" text:class-names="" text:cond-style-name=""><text:span text:style-name="a1462" text:class-names="">As discussed<text:s text:c="1"/></text:span><text:span text:style-name="a1463" text:class-names="">befre</text:span><text:span text:style-name="a1464" text:class-names=""><text:s text:c="1"/>because python starts at 0 so the first<text:s text:c="1"/></text:span><text:span text:style-name="a1465" text:class-names="">examole</text:span><text:span text:style-name="a1466" text:class-names=""><text:s text:c="1"/>will be 1-9<text:s text:c="1"/></text:span></text:p>
              <text:p text:style-name="a1469" text:class-names="" text:cond-style-name=""><text:span text:style-name="a1468" text:class-names="">And second will not include the last value<text:s text:c="1"/></text:span></text:p>
              <text:p text:style-name="a1471" text:class-names="" text:cond-style-name=""><text:span text:style-name="a1470" text:class-names="">And third will do the increment of 4 in each<text:s text:c="1"/></text:span></text:p>
              <text:p text:style-name="a1475" text:class-names="" text:cond-style-name=""><text:span text:style-name="a1472" text:class-names="">Remember this is also till<text:s text:c="1"/></text:span><text:span text:style-name="a1473" text:class-names="">upto</text:span><text:span text:style-name="a1474" text:class-names=""><text:s text:c="1"/>and not including the final value<text:s text:c="1"/></text:span></text:p>
              <text:p text:style-name="a1477" text:class-names="" text:cond-style-name=""><text:span text:style-name="a1476" text:class-names=""/></text:p>
            </draw:text-box>
            <svg:title/>
            <svg:desc/>
          </draw:frame>
          <draw:frame draw:id="id126" draw:style-name="a1482" draw:name="Slide Number Placeholder 3" svg:x="4.24826in" svg:y="9.49826in" svg:width="3.25in" svg:height="0.50174in">
            <draw:text-box>
              <text:p text:style-name="a1481" text:class-names="" text:cond-style-name=""><text:span text:style-name="a1479" text:class-names=""><text:page-number style:num-format="1" text:fixed="false"/></text:span><text:span text:style-name="a1480" text:class-names=""/></text:p>
            </draw:text-box>
            <svg:title/>
            <svg:desc/>
          </draw:frame>
        </presentation:notes>
      </draw:page>
      <draw:page draw:name="Slide113" draw:style-name="a1484" draw:master-page-name="Master1-Layout2-obj-Title-and-Content" presentation:presentation-page-layout-name="Master1-PPL2" draw:id="Slide-368">
        <draw:frame draw:id="id127" presentation:style-name="a1515" draw:name="Content Placeholder 2" svg:x="0.91667in" svg:y="0in" svg:width="11.5in" svg:height="6.75521in" presentation:class="outline" presentation:placeholder="false">
          <draw:text-box>
            <text:list text:style-name="a1488">
              <text:list-item>
                <text:p text:style-name="a1487" text:class-names="" text:cond-style-name=""><text:span text:style-name="a1485" text:class-names="">For Loops</text:span><text:span text:style-name="a1486" text:class-names=""/></text:p>
              </text:list-item>
            </text:list>
            <text:list text:style-name="a1491">
              <text:list-item>
                <text:p text:style-name="a1490" text:class-names="" text:cond-style-name=""><text:span text:style-name="a1489" text:class-names=""/></text:p>
              </text:list-item>
            </text:list>
            <text:list text:style-name="a1496">
              <text:list-item>
                <text:p text:style-name="a1495" text:class-names="" text:cond-style-name=""><text:span text:style-name="a1492" text:class-names="">for olympic_years in range(</text:span><text:span text:style-name="a1493" text:class-names="">1896, 2020, 4</text:span><text:span text:style-name="a1494" text:class-names="">):</text:span></text:p>
              </text:list-item>
            </text:list>
            <text:list text:style-name="a1499">
              <text:list-item>
                <text:p text:style-name="a1498" text:class-names="" text:cond-style-name=""><text:span text:style-name="a1497" text:class-names=""><text:s text:c="4"/>print(olympic_years)</text:span></text:p>
              </text:list-item>
            </text:list>
            <text:list text:style-name="a1502">
              <text:list-item>
                <text:p text:style-name="a1501" text:class-names="" text:cond-style-name=""><text:span text:style-name="a1500" text:class-names=""/></text:p>
              </text:list-item>
            </text:list>
            <text:list text:style-name="a1505">
              <text:list-item>
                <text:p text:style-name="a1504" text:class-names="" text:cond-style-name=""><text:span text:style-name="a1503" text:class-names=""># ...</text:span></text:p>
              </text:list-item>
            </text:list>
            <text:list text:style-name="a1508">
              <text:list-item>
                <text:p text:style-name="a1507" text:class-names="" text:cond-style-name=""><text:span text:style-name="a1506" text:class-names=""># 2008</text:span></text:p>
              </text:list-item>
            </text:list>
            <text:list text:style-name="a1511">
              <text:list-item>
                <text:p text:style-name="a1510" text:class-names="" text:cond-style-name=""><text:span text:style-name="a1509" text:class-names=""># 2012</text:span></text:p>
              </text:list-item>
            </text:list>
            <text:list text:style-name="a1514">
              <text:list-item>
                <text:p text:style-name="a1513" text:class-names="" text:cond-style-name=""><text:span text:style-name="a1512" text:class-names=""># 2016</text:span></text:p>
              </text:list-item>
            </text:list>
          </draw:text-box>
          <svg:title/>
          <svg:desc/>
        </draw:frame>
        <presentation:notes draw:style-name="a1528">
          <draw:page-thumbnail draw:page-number="16" svg:x="0.75in" svg:y="1.25in" svg:width="6in" svg:height="3.375in" presentation:class="page" draw:id="id128" presentation:style-name="a1516" draw:name="Slide Image Placeholder 1">
            <svg:title/>
            <svg:desc/>
          </draw:page-thumbnail>
          <draw:frame draw:id="id129" presentation:style-name="a1523" draw:name="Notes Placeholder 2" svg:x="0.75in" svg:y="4.8125in" svg:width="6in" svg:height="3.9375in" presentation:class="notes" presentation:placeholder="false">
            <draw:text-box>
              <text:p text:style-name="a1518" text:class-names="" text:cond-style-name=""><text:span text:style-name="a1517" text:class-names="">Fancy name for adding strings together, adding same data types together<text:s text:c="1"/></text:span></text:p>
              <text:p text:style-name="a1520" text:class-names="" text:cond-style-name=""><text:span text:style-name="a1519" text:class-names="">Python is literal so if you need spaces you will need to add spaces</text:span></text:p>
              <text:p text:style-name="a1522" text:class-names="" text:cond-style-name=""><text:span text:style-name="a1521" text:class-names=""/></text:p>
            </draw:text-box>
            <svg:title/>
            <svg:desc/>
          </draw:frame>
          <draw:frame draw:id="id130" draw:style-name="a1527" draw:name="Slide Number Placeholder 3" svg:x="4.24826in" svg:y="9.49826in" svg:width="3.25in" svg:height="0.50174in">
            <draw:text-box>
              <text:p text:style-name="a1526" text:class-names="" text:cond-style-name=""><text:span text:style-name="a1524" text:class-names=""><text:page-number style:num-format="1" text:fixed="false"/></text:span><text:span text:style-name="a1525" text:class-names=""/></text:p>
            </draw:text-box>
            <svg:title/>
            <svg:desc/>
          </draw:frame>
        </presentation:notes>
      </draw:page>
      <draw:page draw:name="Slide114" draw:style-name="a1529" draw:master-page-name="Master1-Layout2-obj-Title-and-Content" presentation:presentation-page-layout-name="Master1-PPL2" draw:id="Slide-369">
        <draw:frame draw:id="id131" presentation:style-name="a1546" draw:name="Content Placeholder 2" svg:x="0.91667in" svg:y="0in" svg:width="11.5in" svg:height="6.75521in" presentation:class="outline" presentation:placeholder="false">
          <draw:text-box>
            <text:list text:style-name="a1532">
              <text:list-item>
                <text:p text:style-name="a1531" text:class-names="" text:cond-style-name=""><text:span text:style-name="a1530" text:class-names="">For Loops</text:span></text:p>
              </text:list-item>
            </text:list>
            <text:list text:style-name="a1535">
              <text:list-item>
                <text:p text:style-name="a1534" text:class-names="" text:cond-style-name=""><text:span text:style-name="a1533" text:class-names=""># Do something 3 times</text:span></text:p>
              </text:list-item>
            </text:list>
            <text:list text:style-name="a1540">
              <text:list-item>
                <text:p text:style-name="a1539" text:class-names="" text:cond-style-name=""><text:span text:style-name="a1536" text:class-names="">for x in range(</text:span><text:span text:style-name="a1537" text:class-names="">3</text:span><text:span text:style-name="a1538" text:class-names="">):</text:span></text:p>
              </text:list-item>
            </text:list>
            <text:list text:style-name="a1545">
              <text:list-item>
                <text:p text:style-name="a1544" text:class-names="" text:cond-style-name=""><text:span text:style-name="a1541" text:class-names=""><text:s text:c="4"/>print(input(</text:span><text:span text:style-name="a1542" text:class-names="">"What is your name? "</text:span><text:span text:style-name="a1543" text:class-names="">))</text:span></text:p>
              </text:list-item>
            </text:list>
          </draw:text-box>
          <svg:title/>
          <svg:desc/>
        </draw:frame>
        <presentation:notes draw:style-name="a1559">
          <draw:page-thumbnail draw:page-number="17" svg:x="0.75in" svg:y="1.25in" svg:width="6in" svg:height="3.375in" presentation:class="page" draw:id="id132" presentation:style-name="a1547" draw:name="Slide Image Placeholder 1">
            <svg:title/>
            <svg:desc/>
          </draw:page-thumbnail>
          <draw:frame draw:id="id133" presentation:style-name="a1554" draw:name="Notes Placeholder 2" svg:x="0.75in" svg:y="4.8125in" svg:width="6in" svg:height="3.9375in" presentation:class="notes" presentation:placeholder="false">
            <draw:text-box>
              <text:p text:style-name="a1549" text:class-names="" text:cond-style-name=""><text:span text:style-name="a1548" text:class-names="">Fancy name for adding strings together, adding same data types together<text:s text:c="1"/></text:span></text:p>
              <text:p text:style-name="a1551" text:class-names="" text:cond-style-name=""><text:span text:style-name="a1550" text:class-names="">Python is literal so if you need spaces you will need to add spaces</text:span></text:p>
              <text:p text:style-name="a1553" text:class-names="" text:cond-style-name=""><text:span text:style-name="a1552" text:class-names=""/></text:p>
            </draw:text-box>
            <svg:title/>
            <svg:desc/>
          </draw:frame>
          <draw:frame draw:id="id134" draw:style-name="a1558" draw:name="Slide Number Placeholder 3" svg:x="4.24826in" svg:y="9.49826in" svg:width="3.25in" svg:height="0.50174in">
            <draw:text-box>
              <text:p text:style-name="a1557" text:class-names="" text:cond-style-name=""><text:span text:style-name="a1555" text:class-names=""><text:page-number style:num-format="1" text:fixed="false"/></text:span><text:span text:style-name="a1556" text:class-names=""/></text:p>
            </draw:text-box>
            <svg:title/>
            <svg:desc/>
          </draw:frame>
        </presentation:notes>
      </draw:page>
      <draw:page draw:name="Slide115" draw:style-name="a1560" draw:master-page-name="Master1-Layout2-obj-Title-and-Content" presentation:presentation-page-layout-name="Master1-PPL2" draw:id="Slide-370">
        <draw:frame draw:id="id135" presentation:style-name="a1580" draw:name="Content Placeholder 2" svg:x="0.91667in" svg:y="0in" svg:width="11.5in" svg:height="6.75521in" presentation:class="outline" presentation:placeholder="false">
          <draw:text-box>
            <text:list text:style-name="a1563">
              <text:list-item>
                <text:p text:style-name="a1562" text:class-names="" text:cond-style-name=""><text:span text:style-name="a1561" text:class-names="">For Loops</text:span></text:p>
              </text:list-item>
            </text:list>
            <text:list text:style-name="a1568">
              <text:list-item>
                <text:p text:style-name="a1567" text:class-names="" text:cond-style-name=""><text:span text:style-name="a1564" text:class-names="">times_to_ask = int(input(</text:span><text:span text:style-name="a1565" text:class-names="">"How many times should I ask? "</text:span><text:span text:style-name="a1566" text:class-names="">))</text:span></text:p>
              </text:list-item>
            </text:list>
            <text:list text:style-name="a1571">
              <text:list-item>
                <text:p text:style-name="a1570" text:class-names="" text:cond-style-name=""><text:span text:style-name="a1569" text:class-names=""/></text:p>
              </text:list-item>
            </text:list>
            <text:list text:style-name="a1574">
              <text:list-item>
                <text:p text:style-name="a1573" text:class-names="" text:cond-style-name=""><text:span text:style-name="a1572" text:class-names="">for x in range(times_to_ask):</text:span></text:p>
              </text:list-item>
            </text:list>
            <text:list text:style-name="a1579">
              <text:list-item>
                <text:p text:style-name="a1578" text:class-names="" text:cond-style-name=""><text:span text:style-name="a1575" text:class-names=""><text:s text:c="4"/>print(input(</text:span><text:span text:style-name="a1576" text:class-names="">"What is your name? "</text:span><text:span text:style-name="a1577" text:class-names="">))</text:span></text:p>
              </text:list-item>
            </text:list>
          </draw:text-box>
          <svg:title/>
          <svg:desc/>
        </draw:frame>
        <presentation:notes draw:style-name="a1593">
          <draw:page-thumbnail draw:page-number="18" svg:x="0.75in" svg:y="1.25in" svg:width="6in" svg:height="3.375in" presentation:class="page" draw:id="id136" presentation:style-name="a1581" draw:name="Slide Image Placeholder 1">
            <svg:title/>
            <svg:desc/>
          </draw:page-thumbnail>
          <draw:frame draw:id="id137" presentation:style-name="a1588" draw:name="Notes Placeholder 2" svg:x="0.75in" svg:y="4.8125in" svg:width="6in" svg:height="3.9375in" presentation:class="notes" presentation:placeholder="false">
            <draw:text-box>
              <text:p text:style-name="a1585" text:class-names="" text:cond-style-name=""><text:span text:style-name="a1582" text:class-names="">Here you can go through the<text:s text:c="1"/></text:span><text:span text:style-name="a1583" text:class-names="">lopp</text:span><text:span text:style-name="a1584" text:class-names=""><text:s text:c="1"/>the number of times it is input here<text:s text:c="1"/></text:span></text:p>
              <text:p text:style-name="a1587" text:class-names="" text:cond-style-name=""><text:span text:style-name="a1586" text:class-names=""/></text:p>
            </draw:text-box>
            <svg:title/>
            <svg:desc/>
          </draw:frame>
          <draw:frame draw:id="id138" draw:style-name="a1592" draw:name="Slide Number Placeholder 3" svg:x="4.24826in" svg:y="9.49826in" svg:width="3.25in" svg:height="0.50174in">
            <draw:text-box>
              <text:p text:style-name="a1591" text:class-names="" text:cond-style-name=""><text:span text:style-name="a1589" text:class-names=""><text:page-number style:num-format="1" text:fixed="false"/></text:span><text:span text:style-name="a1590" text:class-names=""/></text:p>
            </draw:text-box>
            <svg:title/>
            <svg:desc/>
          </draw:frame>
        </presentation:notes>
      </draw:page>
      <draw:page draw:name="Slide116" draw:style-name="a1594" draw:master-page-name="Master1-Layout2-obj-Title-and-Content" presentation:presentation-page-layout-name="Master1-PPL2" draw:id="Slide-371">
        <draw:frame draw:id="id139" presentation:style-name="a1601" draw:name="Content Placeholder 2" svg:x="0.91667in" svg:y="1.99653in" svg:width="11.5in" svg:height="4.75868in" presentation:class="outline" presentation:placeholder="false">
          <draw:text-box>
            <text:list text:style-name="a1597">
              <text:list-item>
                <text:p text:style-name="a1596" text:class-names="" text:cond-style-name=""><text:span text:style-name="a1595" text:class-names=""/></text:p>
              </text:list-item>
            </text:list>
            <text:list text:style-name="a1600">
              <text:list-item>
                <text:p text:style-name="a1599" text:class-names="" text:cond-style-name=""><text:span text:style-name="a1598" text:class-names="">Any Questions?</text:span></text:p>
              </text:list-item>
            </text:list>
          </draw:text-box>
          <svg:title/>
          <svg:desc/>
        </draw:frame>
        <presentation:notes draw:style-name="a1614">
          <draw:page-thumbnail draw:page-number="19" svg:x="0.75in" svg:y="1.25in" svg:width="6in" svg:height="3.375in" presentation:class="page" draw:id="id140" presentation:style-name="a1602" draw:name="Slide Image Placeholder 1">
            <svg:title/>
            <svg:desc/>
          </draw:page-thumbnail>
          <draw:frame draw:id="id141" presentation:style-name="a1609" draw:name="Notes Placeholder 2" svg:x="0.75in" svg:y="4.8125in" svg:width="6in" svg:height="3.9375in" presentation:class="notes" presentation:placeholder="false">
            <draw:text-box>
              <text:p text:style-name="a1604" text:class-names="" text:cond-style-name=""><text:span text:style-name="a1603" text:class-names="">It is the language we will be learning over this course. Just in day to day we have different language variants, you might speak English, you might speak French. The same is true for computer programming.<text:s text:c="1"/></text:span></text:p>
              <text:p text:style-name="a1606" text:class-names="" text:cond-style-name=""><text:span text:style-name="a1605" text:class-names="">The same concepts and ideas you will learn here you will be able to use in other languages.<text:s text:c="1"/></text:span></text:p>
              <text:p text:style-name="a1608" text:class-names="" text:cond-style-name=""><text:span text:style-name="a1607" text:class-names="">The reason we start with python- it’s a nice simple language to read, it is quite understandable in sort of plain English.<text:s text:c="1"/></text:span></text:p>
            </draw:text-box>
            <svg:title/>
            <svg:desc/>
          </draw:frame>
          <draw:frame draw:id="id142" draw:style-name="a1613" draw:name="Slide Number Placeholder 3" svg:x="4.24826in" svg:y="9.49826in" svg:width="3.25in" svg:height="0.50174in">
            <draw:text-box>
              <text:p text:style-name="a1612" text:class-names="" text:cond-style-name=""><text:span text:style-name="a1610" text:class-names=""><text:page-number style:num-format="1" text:fixed="false"/></text:span><text:span text:style-name="a1611" text:class-names=""/></text:p>
            </draw:text-box>
            <svg:title/>
            <svg:desc/>
          </draw:frame>
        </presentation:notes>
      </draw:page>
      <draw:page draw:name="Slide117" draw:style-name="a1615" draw:master-page-name="Master1-Layout2-obj-Title-and-Content" presentation:presentation-page-layout-name="Master1-PPL2" draw:id="Slide-372">
        <draw:frame draw:id="id143" presentation:style-name="a1622" draw:name="Content Placeholder 2" svg:x="0.91667in" svg:y="1.99653in" svg:width="11.5in" svg:height="4.75868in" presentation:class="outline" presentation:placeholder="false">
          <draw:text-box>
            <text:list text:style-name="a1618">
              <text:list-item>
                <text:p text:style-name="a1617" text:class-names="" text:cond-style-name=""><text:span text:style-name="a1616" text:class-names=""/></text:p>
              </text:list-item>
            </text:list>
            <text:list text:style-name="a1621">
              <text:list-item>
                <text:p text:style-name="a1620" text:class-names="" text:cond-style-name=""><text:span text:style-name="a1619" text:class-names="">Modules</text:span></text:p>
              </text:list-item>
            </text:list>
          </draw:text-box>
          <svg:title/>
          <svg:desc/>
        </draw:frame>
        <presentation:notes draw:style-name="a1648">
          <draw:page-thumbnail draw:page-number="20" svg:x="0.75in" svg:y="1.25in" svg:width="6in" svg:height="3.375in" presentation:class="page" draw:id="id144" presentation:style-name="a1623" draw:name="Slide Image Placeholder 1">
            <svg:title/>
            <svg:desc/>
          </draw:page-thumbnail>
          <draw:frame draw:id="id145" presentation:style-name="a1643" draw:name="Notes Placeholder 2" svg:x="0.75in" svg:y="4.8125in" svg:width="6in" svg:height="3.9375in" presentation:class="notes" presentation:placeholder="false">
            <draw:text-box>
              <text:p text:style-name="a1625" text:class-names="" text:cond-style-name=""><text:span text:style-name="a1624" text:class-names="">This weeks lesson</text:span></text:p>
              <text:p text:style-name="a1627" text:class-names="" text:cond-style-name=""><text:span text:style-name="a1626" text:class-names="">We start by looking at modules</text:span></text:p>
              <text:p text:style-name="a1633" text:class-names="" text:cond-style-name=""><text:span text:style-name="a1628" text:class-names="">They allow<text:s text:c="1"/></text:span><text:span text:style-name="a1629" text:class-names="">yo</text:span><text:span text:style-name="a1630" text:class-names=""><text:s text:c="1"/>to import another<text:s text:c="1"/></text:span><text:span text:style-name="a1631" text:class-names="">programmers</text:span><text:span text:style-name="a1632" text:class-names=""><text:s text:c="1"/>code</text:span></text:p>
              <text:p text:style-name="a1636" text:class-names="" text:cond-style-name=""><text:span text:style-name="a1634" text:class-names="">So</text:span><text:span text:style-name="a1635" text:class-names=""><text:s text:c="1"/>we don’t have to reinvent the wheel<text:s text:c="1"/></text:span></text:p>
              <text:p text:style-name="a1640" text:class-names="" text:cond-style-name=""><text:span text:style-name="a1637" text:class-names="">If someone has already done it and<text:s text:c="1"/></text:span><text:span text:style-name="a1638" text:class-names="">tested</text:span><text:span text:style-name="a1639" text:class-names=""><text:s text:c="1"/>we can re use it<text:s text:c="1"/></text:span></text:p>
              <text:p text:style-name="a1642" text:class-names="" text:cond-style-name=""><text:span text:style-name="a1641" text:class-names=""/></text:p>
            </draw:text-box>
            <svg:title/>
            <svg:desc/>
          </draw:frame>
          <draw:frame draw:id="id146" draw:style-name="a1647" draw:name="Slide Number Placeholder 3" svg:x="4.24826in" svg:y="9.49826in" svg:width="3.25in" svg:height="0.50174in">
            <draw:text-box>
              <text:p text:style-name="a1646" text:class-names="" text:cond-style-name=""><text:span text:style-name="a1644" text:class-names=""><text:page-number style:num-format="1" text:fixed="false"/></text:span><text:span text:style-name="a1645" text:class-names=""/></text:p>
            </draw:text-box>
            <svg:title/>
            <svg:desc/>
          </draw:frame>
        </presentation:notes>
      </draw:page>
      <draw:page draw:name="Slide118" draw:style-name="a1649" draw:master-page-name="Master1-Layout2-obj-Title-and-Content" presentation:presentation-page-layout-name="Master1-PPL2" draw:id="Slide-373">
        <draw:frame draw:id="id147" presentation:style-name="a1663" draw:name="Content Placeholder 2" svg:x="0.91667in" svg:y="0in" svg:width="11.5in" svg:height="6.75521in" presentation:class="outline" presentation:placeholder="false">
          <draw:text-box>
            <text:list text:style-name="a1652">
              <text:list-item>
                <text:p text:style-name="a1651" text:class-names="" text:cond-style-name=""><text:span text:style-name="a1650" text:class-names="">Modules</text:span></text:p>
              </text:list-item>
            </text:list>
            <text:list text:style-name="a1656">
              <text:list-item>
                <text:p text:style-name="a1655" text:class-names="" text:cond-style-name=""><text:span text:style-name="a1653" text:class-names="">import<text:s text:c="1"/></text:span><text:span text:style-name="a1654" text:class-names="">random</text:span></text:p>
              </text:list-item>
            </text:list>
            <text:list text:style-name="a1662">
              <text:list-item>
                <text:p text:style-name="a1661" text:class-names="" text:cond-style-name=""><text:span text:style-name="a1657" text:class-names="">from<text:s text:c="1"/></text:span><text:span text:style-name="a1658" text:class-names="">math</text:span><text:span text:style-name="a1659" text:class-names=""><text:s text:c="1"/>import<text:s text:c="1"/></text:span><text:span text:style-name="a1660" text:class-names="">floor</text:span></text:p>
              </text:list-item>
            </text:list>
          </draw:text-box>
          <svg:title/>
          <svg:desc/>
        </draw:frame>
        <presentation:notes draw:style-name="a1675">
          <draw:page-thumbnail draw:page-number="21" svg:x="0.75in" svg:y="1.25in" svg:width="6in" svg:height="3.375in" presentation:class="page" draw:id="id148" presentation:style-name="a1664" draw:name="Slide Image Placeholder 1">
            <svg:title/>
            <svg:desc/>
          </draw:page-thumbnail>
          <draw:frame draw:id="id149" presentation:style-name="a1670" draw:name="Notes Placeholder 2" svg:x="0.75in" svg:y="4.8125in" svg:width="6in" svg:height="3.9375in" presentation:class="notes" presentation:placeholder="false">
            <draw:text-box>
              <text:p text:style-name="a1666" text:class-names="" text:cond-style-name=""><text:span text:style-name="a1665" text:class-names="">When we import these modules we use the import key<text:s text:c="1"/></text:span></text:p>
              <text:p text:style-name="a1669" text:class-names="" text:cond-style-name=""><text:span text:style-name="a1667" text:class-names="">And if we only want to import a specific part of a module we can use the second line</text:span><text:span text:style-name="a1668" text:class-names=""/></text:p>
            </draw:text-box>
            <svg:title/>
            <svg:desc/>
          </draw:frame>
          <draw:frame draw:id="id150" draw:style-name="a1674" draw:name="Slide Number Placeholder 3" svg:x="4.24826in" svg:y="9.49826in" svg:width="3.25in" svg:height="0.50174in">
            <draw:text-box>
              <text:p text:style-name="a1673" text:class-names="" text:cond-style-name=""><text:span text:style-name="a1671" text:class-names=""><text:page-number style:num-format="1" text:fixed="false"/></text:span><text:span text:style-name="a1672" text:class-names=""/></text:p>
            </draw:text-box>
            <svg:title/>
            <svg:desc/>
          </draw:frame>
        </presentation:notes>
      </draw:page>
      <draw:page draw:name="Slide119" draw:style-name="a1676" draw:master-page-name="Master1-Layout2-obj-Title-and-Content" presentation:presentation-page-layout-name="Master1-PPL2" draw:id="Slide-374">
        <draw:frame draw:id="id151" presentation:style-name="a1701" draw:name="Content Placeholder 2" svg:x="0.91667in" svg:y="0in" svg:width="11.5in" svg:height="6.75521in" presentation:class="outline" presentation:placeholder="false">
          <draw:text-box>
            <text:list text:style-name="a1679">
              <text:list-item>
                <text:p text:style-name="a1678" text:class-names="" text:cond-style-name=""><text:span text:style-name="a1677" text:class-names="">Modules</text:span></text:p>
              </text:list-item>
            </text:list>
            <text:list text:style-name="a1684">
              <text:list-item>
                <text:p text:style-name="a1683" text:class-names="" text:cond-style-name=""><text:span text:style-name="a1680" text:class-names="">import &lt;</text:span><text:span text:style-name="a1681" text:class-names="">module</text:span><text:span text:style-name="a1682" text:class-names="">&gt;</text:span></text:p>
              </text:list-item>
            </text:list>
            <text:list text:style-name="a1691">
              <text:list-item>
                <text:p text:style-name="a1690" text:class-names="" text:cond-style-name=""><text:span text:style-name="a1685" text:class-names="">from &lt;</text:span><text:span text:style-name="a1686" text:class-names="">module</text:span><text:span text:style-name="a1687" text:class-names="">&gt; import &lt;</text:span><text:span text:style-name="a1688" text:class-names="">function</text:span><text:span text:style-name="a1689" text:class-names="">&gt;</text:span></text:p>
              </text:list-item>
            </text:list>
            <text:list text:style-name="a1694">
              <text:list-item>
                <text:p text:style-name="a1693" text:class-names="" text:cond-style-name=""><text:span text:style-name="a1692" text:class-names=""/></text:p>
              </text:list-item>
            </text:list>
            <text:list text:style-name="a1700">
              <text:list-item>
                <text:p text:style-name="a1699" text:class-names="" text:cond-style-name=""><text:span text:style-name="a1695" text:class-names="">&lt;</text:span><text:span text:style-name="a1696" text:class-names="">rest of code</text:span><text:span text:style-name="a1697" text:class-names="">&gt;</text:span><text:span text:style-name="a1698" text:class-names=""/></text:p>
              </text:list-item>
            </text:list>
          </draw:text-box>
          <svg:title/>
          <svg:desc/>
        </draw:frame>
        <presentation:notes draw:style-name="a1717">
          <draw:page-thumbnail draw:page-number="22" svg:x="0.75in" svg:y="1.25in" svg:width="6in" svg:height="3.375in" presentation:class="page" draw:id="id152" presentation:style-name="a1702" draw:name="Slide Image Placeholder 1">
            <svg:title/>
            <svg:desc/>
          </draw:page-thumbnail>
          <draw:frame draw:id="id153" presentation:style-name="a1712" draw:name="Notes Placeholder 2" svg:x="0.75in" svg:y="4.8125in" svg:width="6in" svg:height="3.9375in" presentation:class="notes" presentation:placeholder="false">
            <draw:text-box>
              <text:p text:style-name="a1704" text:class-names="" text:cond-style-name=""><text:span text:style-name="a1703" text:class-names="">This is the basic format that we use<text:s text:c="1"/></text:span></text:p>
              <text:p text:style-name="a1706" text:class-names="" text:cond-style-name=""><text:span text:style-name="a1705" text:class-names=""/></text:p>
              <text:p text:style-name="a1708" text:class-names="" text:cond-style-name=""><text:span text:style-name="a1707" text:class-names="">When we import these modules we use the import key<text:s text:c="1"/></text:span></text:p>
              <text:p text:style-name="a1711" text:class-names="" text:cond-style-name=""><text:span text:style-name="a1709" text:class-names="">And if we only want to import a specific part of a module we can use the second line</text:span><text:span text:style-name="a1710" text:class-names=""/></text:p>
            </draw:text-box>
            <svg:title/>
            <svg:desc/>
          </draw:frame>
          <draw:frame draw:id="id154" draw:style-name="a1716" draw:name="Slide Number Placeholder 3" svg:x="4.24826in" svg:y="9.49826in" svg:width="3.25in" svg:height="0.50174in">
            <draw:text-box>
              <text:p text:style-name="a1715" text:class-names="" text:cond-style-name=""><text:span text:style-name="a1713" text:class-names=""><text:page-number style:num-format="1" text:fixed="false"/></text:span><text:span text:style-name="a1714" text:class-names=""/></text:p>
            </draw:text-box>
            <svg:title/>
            <svg:desc/>
          </draw:frame>
        </presentation:notes>
      </draw:page>
      <draw:page draw:name="Slide120" draw:style-name="a1718" draw:master-page-name="Master1-Layout2-obj-Title-and-Content" presentation:presentation-page-layout-name="Master1-PPL2" draw:id="Slide-375">
        <draw:frame draw:id="id155" presentation:style-name="a1725" draw:name="Content Placeholder 2" svg:x="0.91667in" svg:y="1.99653in" svg:width="11.5in" svg:height="4.75868in" presentation:class="outline" presentation:placeholder="false">
          <draw:text-box>
            <text:list text:style-name="a1721">
              <text:list-item>
                <text:p text:style-name="a1720" text:class-names="" text:cond-style-name=""><text:span text:style-name="a1719" text:class-names=""/></text:p>
              </text:list-item>
            </text:list>
            <text:list text:style-name="a1724">
              <text:list-item>
                <text:p text:style-name="a1723" text:class-names="" text:cond-style-name=""><text:span text:style-name="a1722" text:class-names="">Random Module</text:span></text:p>
              </text:list-item>
            </text:list>
          </draw:text-box>
          <svg:title/>
          <svg:desc/>
        </draw:frame>
        <presentation:notes draw:style-name="a1735">
          <draw:page-thumbnail draw:page-number="23" svg:x="0.75in" svg:y="1.25in" svg:width="6in" svg:height="3.375in" presentation:class="page" draw:id="id156" presentation:style-name="a1726" draw:name="Slide Image Placeholder 1">
            <svg:title/>
            <svg:desc/>
          </draw:page-thumbnail>
          <draw:frame draw:id="id157" presentation:style-name="a1730" draw:name="Notes Placeholder 2" svg:x="0.75in" svg:y="4.8125in" svg:width="6in" svg:height="3.9375in" presentation:class="notes" presentation:placeholder="false">
            <draw:text-box>
              <text:p text:style-name="a1729" text:class-names="" text:cond-style-name=""><text:span text:style-name="a1727" text:class-names="">The random module allows you to create random numbers and values<text:s text:c="1"/></text:span><text:span text:style-name="a1728" text:class-names=""/></text:p>
            </draw:text-box>
            <svg:title/>
            <svg:desc/>
          </draw:frame>
          <draw:frame draw:id="id158" draw:style-name="a1734" draw:name="Slide Number Placeholder 3" svg:x="4.24826in" svg:y="9.49826in" svg:width="3.25in" svg:height="0.50174in">
            <draw:text-box>
              <text:p text:style-name="a1733" text:class-names="" text:cond-style-name=""><text:span text:style-name="a1731" text:class-names=""><text:page-number style:num-format="1" text:fixed="false"/></text:span><text:span text:style-name="a1732" text:class-names=""/></text:p>
            </draw:text-box>
            <svg:title/>
            <svg:desc/>
          </draw:frame>
        </presentation:notes>
      </draw:page>
      <draw:page draw:name="Slide121" draw:style-name="a1736" draw:master-page-name="Master1-Layout2-obj-Title-and-Content" presentation:presentation-page-layout-name="Master1-PPL2" draw:id="Slide-376">
        <draw:frame draw:id="id159" presentation:style-name="a1773" draw:name="Content Placeholder 2" svg:x="0.91667in" svg:y="0in" svg:width="11.5in" svg:height="6.75521in" presentation:class="outline" presentation:placeholder="false">
          <draw:text-box>
            <text:list text:style-name="a1739">
              <text:list-item>
                <text:p text:style-name="a1738" text:class-names="" text:cond-style-name=""><text:span text:style-name="a1737" text:class-names="">Random Module</text:span></text:p>
              </text:list-item>
            </text:list>
            <text:list text:style-name="a1743">
              <text:list-item>
                <text:p text:style-name="a1742" text:class-names="" text:cond-style-name=""><text:span text:style-name="a1740" text:class-names="">import<text:s text:c="1"/></text:span><text:span text:style-name="a1741" text:class-names="">random</text:span></text:p>
              </text:list-item>
            </text:list>
            <text:list text:style-name="a1746">
              <text:list-item>
                <text:p text:style-name="a1745" text:class-names="" text:cond-style-name=""><text:span text:style-name="a1744" text:class-names=""/></text:p>
              </text:list-item>
            </text:list>
            <text:list text:style-name="a1749">
              <text:list-item>
                <text:p text:style-name="a1748" text:class-names="" text:cond-style-name=""><text:span text:style-name="a1747" text:class-names=""># Random float from 0.0 to 1.0</text:span></text:p>
              </text:list-item>
            </text:list>
            <text:list text:style-name="a1755">
              <text:list-item>
                <text:p text:style-name="a1754" text:class-names="" text:cond-style-name=""><text:span text:style-name="a1750" text:class-names="">print(</text:span><text:span text:style-name="a1751" text:class-names="">random</text:span><text:span text:style-name="a1752" text:class-names="">.random())<text:s text:c="1"/></text:span><text:span text:style-name="a1753" text:class-names=""># 0.38469447</text:span></text:p>
              </text:list-item>
            </text:list>
            <text:list text:style-name="a1758">
              <text:list-item>
                <text:p text:style-name="a1757" text:class-names="" text:cond-style-name=""><text:span text:style-name="a1756" text:class-names=""/></text:p>
              </text:list-item>
            </text:list>
            <text:list text:style-name="a1761">
              <text:list-item>
                <text:p text:style-name="a1760" text:class-names="" text:cond-style-name=""><text:span text:style-name="a1759" text:class-names=""># Gets a random number between 1 and 10</text:span></text:p>
              </text:list-item>
            </text:list>
            <text:list text:style-name="a1768">
              <text:list-item>
                <text:p text:style-name="a1767" text:class-names="" text:cond-style-name=""><text:span text:style-name="a1762" text:class-names="">number =<text:s text:c="1"/></text:span><text:span text:style-name="a1763" text:class-names="">random</text:span><text:span text:style-name="a1764" text:class-names="">.randint(</text:span><text:span text:style-name="a1765" text:class-names="">1, 10</text:span><text:span text:style-name="a1766" text:class-names="">)</text:span></text:p>
              </text:list-item>
            </text:list>
            <text:list text:style-name="a1772">
              <text:list-item>
                <text:p text:style-name="a1771" text:class-names="" text:cond-style-name=""><text:span text:style-name="a1769" text:class-names="">print(number)<text:s text:c="1"/></text:span><text:span text:style-name="a1770" text:class-names=""># 7</text:span></text:p>
              </text:list-item>
            </text:list>
          </draw:text-box>
          <svg:title/>
          <svg:desc/>
        </draw:frame>
        <presentation:notes draw:style-name="a1804">
          <draw:page-thumbnail draw:page-number="24" svg:x="0.75in" svg:y="1.25in" svg:width="6in" svg:height="3.375in" presentation:class="page" draw:id="id160" presentation:style-name="a1774" draw:name="Slide Image Placeholder 1">
            <svg:title/>
            <svg:desc/>
          </draw:page-thumbnail>
          <draw:frame draw:id="id161" presentation:style-name="a1799" draw:name="Notes Placeholder 2" svg:x="0.75in" svg:y="4.8125in" svg:width="6in" svg:height="3.9375in" presentation:class="notes" presentation:placeholder="false">
            <draw:text-box>
              <text:p text:style-name="a1776" text:class-names="" text:cond-style-name=""><text:span text:style-name="a1775" text:class-names="">We always start with this import random<text:s text:c="1"/></text:span></text:p>
              <text:p text:style-name="a1778" text:class-names="" text:cond-style-name=""><text:span text:style-name="a1777" text:class-names="">It tells us what we want to import<text:s text:c="1"/></text:span></text:p>
              <text:p text:style-name="a1780" text:class-names="" text:cond-style-name=""><text:span text:style-name="a1779" text:class-names=""/></text:p>
              <text:p text:style-name="a1782" text:class-names="" text:cond-style-name=""><text:span text:style-name="a1781" text:class-names="">If you try to use any code from the random module when you haven’t imported the module you will get an error – squiggly red line</text:span></text:p>
              <text:p text:style-name="a1784" text:class-names="" text:cond-style-name=""><text:span text:style-name="a1783" text:class-names="">If you have imported a module and haven’t used it you will also get an error – squiggly green line</text:span></text:p>
              <text:p text:style-name="a1786" text:class-names="" text:cond-style-name=""><text:span text:style-name="a1785" text:class-names=""/></text:p>
              <text:p text:style-name="a1788" text:class-names="" text:cond-style-name=""><text:span text:style-name="a1787" text:class-names="">We will look at .random this will produce a random float from 0.0 to 1.0 remember to use the () as it is a function</text:span></text:p>
              <text:p text:style-name="a1792" text:class-names="" text:cond-style-name=""><text:span text:style-name="a1789" text:class-names="">We will also look at .</text:span><text:span text:style-name="a1790" text:class-names="">randint</text:span><text:span text:style-name="a1791" text:class-names="">. This will give you a random integer this will need the function filled so within brackets you ask the values.<text:s text:c="1"/></text:span></text:p>
              <text:p text:style-name="a1794" text:class-names="" text:cond-style-name=""><text:span text:style-name="a1793" text:class-names="">This is diff from index so this has between and including so this will include 1-10.<text:s text:c="1"/></text:span></text:p>
              <text:p text:style-name="a1796" text:class-names="" text:cond-style-name=""><text:span text:style-name="a1795" text:class-names=""/></text:p>
              <text:p text:style-name="a1798" text:class-names="" text:cond-style-name=""><text:span text:style-name="a1797" text:class-names=""/></text:p>
            </draw:text-box>
            <svg:title/>
            <svg:desc/>
          </draw:frame>
          <draw:frame draw:id="id162" draw:style-name="a1803" draw:name="Slide Number Placeholder 3" svg:x="4.24826in" svg:y="9.49826in" svg:width="3.25in" svg:height="0.50174in">
            <draw:text-box>
              <text:p text:style-name="a1802" text:class-names="" text:cond-style-name=""><text:span text:style-name="a1800" text:class-names=""><text:page-number style:num-format="1" text:fixed="false"/></text:span><text:span text:style-name="a1801" text:class-names=""/></text:p>
            </draw:text-box>
            <svg:title/>
            <svg:desc/>
          </draw:frame>
        </presentation:notes>
      </draw:page>
      <draw:page draw:name="Slide122" draw:style-name="a1805" draw:master-page-name="Master1-Layout2-obj-Title-and-Content" presentation:presentation-page-layout-name="Master1-PPL2" draw:id="Slide-377">
        <draw:frame draw:id="id163" presentation:style-name="a1840" draw:name="Content Placeholder 2" svg:x="0.91667in" svg:y="0in" svg:width="11.5in" svg:height="6.75521in" presentation:class="outline" presentation:placeholder="false">
          <draw:text-box>
            <text:list text:style-name="a1808">
              <text:list-item>
                <text:p text:style-name="a1807" text:class-names="" text:cond-style-name=""><text:span text:style-name="a1806" text:class-names="">Random Module</text:span></text:p>
              </text:list-item>
            </text:list>
            <text:list text:style-name="a1812">
              <text:list-item>
                <text:p text:style-name="a1811" text:class-names="" text:cond-style-name=""><text:span text:style-name="a1809" text:class-names="">import<text:s text:c="1"/></text:span><text:span text:style-name="a1810" text:class-names="">random</text:span></text:p>
              </text:list-item>
            </text:list>
            <text:list text:style-name="a1815">
              <text:list-item>
                <text:p text:style-name="a1814" text:class-names="" text:cond-style-name=""><text:span text:style-name="a1813" text:class-names=""/></text:p>
              </text:list-item>
            </text:list>
            <text:list text:style-name="a1820">
              <text:list-item>
                <text:p text:style-name="a1819" text:class-names="" text:cond-style-name=""><text:span text:style-name="a1816" text:class-names="">students = [</text:span><text:span text:style-name="a1817" text:class-names="">"Alice", "Bob", "Charlie", "David", "Eve"</text:span><text:span text:style-name="a1818" text:class-names="">]</text:span></text:p>
              </text:list-item>
            </text:list>
            <text:list text:style-name="a1823">
              <text:list-item>
                <text:p text:style-name="a1822" text:class-names="" text:cond-style-name=""><text:span text:style-name="a1821" text:class-names=""/></text:p>
              </text:list-item>
            </text:list>
            <text:list text:style-name="a1826">
              <text:list-item>
                <text:p text:style-name="a1825" text:class-names="" text:cond-style-name=""><text:span text:style-name="a1824" text:class-names=""># Remember that index start at 0 and end at one less than the number of items</text:span></text:p>
              </text:list-item>
            </text:list>
            <text:list text:style-name="a1835">
              <text:list-item>
                <text:p text:style-name="a1834" text:class-names="" text:cond-style-name=""><text:span text:style-name="a1827" text:class-names="">index =<text:s text:c="1"/></text:span><text:span text:style-name="a1828" text:class-names="">random</text:span><text:span text:style-name="a1829" text:class-names="">.randint(</text:span><text:span text:style-name="a1830" text:class-names="">0</text:span><text:span text:style-name="a1831" text:class-names="">, len(students)<text:s text:c="1"/></text:span><text:span text:style-name="a1832" text:class-names="">- 1</text:span><text:span text:style-name="a1833" text:class-names="">)</text:span></text:p>
              </text:list-item>
            </text:list>
            <text:list text:style-name="a1839">
              <text:list-item>
                <text:p text:style-name="a1838" text:class-names="" text:cond-style-name=""><text:span text:style-name="a1836" text:class-names="">print(students[index])</text:span><text:span text:style-name="a1837" text:class-names=""/></text:p>
              </text:list-item>
            </text:list>
          </draw:text-box>
          <svg:title/>
          <svg:desc/>
        </draw:frame>
        <presentation:notes draw:style-name="a1857">
          <draw:page-thumbnail draw:page-number="25" svg:x="0.75in" svg:y="1.25in" svg:width="6in" svg:height="3.375in" presentation:class="page" draw:id="id164" presentation:style-name="a1841" draw:name="Slide Image Placeholder 1">
            <svg:title/>
            <svg:desc/>
          </draw:page-thumbnail>
          <draw:frame draw:id="id165" presentation:style-name="a1852" draw:name="Notes Placeholder 2" svg:x="0.75in" svg:y="4.8125in" svg:width="6in" svg:height="3.9375in" presentation:class="notes" presentation:placeholder="false">
            <draw:text-box>
              <text:p text:style-name="a1843" text:class-names="" text:cond-style-name=""><text:span text:style-name="a1842" text:class-names="">We can also use it to use a random item from a list<text:s text:c="1"/></text:span></text:p>
              <text:p text:style-name="a1847" text:class-names="" text:cond-style-name=""><text:span text:style-name="a1844" text:class-names="">In the index of list it starts from 0 and we are using the length of the students list and we need to subtract one<text:s text:c="1"/></text:span><text:span text:style-name="a1845" text:class-names="">cus</text:span><text:span text:style-name="a1846" text:class-names=""><text:s text:c="1"/>of the index as it is from 0 to end value<text:s text:c="1"/></text:span></text:p>
              <text:p text:style-name="a1849" text:class-names="" text:cond-style-name=""><text:span text:style-name="a1848" text:class-names=""/></text:p>
              <text:p text:style-name="a1851" text:class-names="" text:cond-style-name=""><text:span text:style-name="a1850" text:class-names=""/></text:p>
            </draw:text-box>
            <svg:title/>
            <svg:desc/>
          </draw:frame>
          <draw:frame draw:id="id166" draw:style-name="a1856" draw:name="Slide Number Placeholder 3" svg:x="4.24826in" svg:y="9.49826in" svg:width="3.25in" svg:height="0.50174in">
            <draw:text-box>
              <text:p text:style-name="a1855" text:class-names="" text:cond-style-name=""><text:span text:style-name="a1853" text:class-names=""><text:page-number style:num-format="1" text:fixed="false"/></text:span><text:span text:style-name="a1854" text:class-names=""/></text:p>
            </draw:text-box>
            <svg:title/>
            <svg:desc/>
          </draw:frame>
        </presentation:notes>
      </draw:page>
      <draw:page draw:name="Slide143" draw:style-name="a1858" draw:master-page-name="Master1-Layout2-obj-Title-and-Content" presentation:presentation-page-layout-name="Master1-PPL2" draw:id="Slide-398">
        <draw:frame draw:id="id167" presentation:style-name="a1883" draw:name="Content Placeholder 2" svg:x="0.91667in" svg:y="0in" svg:width="11.5in" svg:height="6.75521in" presentation:class="outline" presentation:placeholder="false">
          <draw:text-box>
            <text:list text:style-name="a1861">
              <text:list-item>
                <text:p text:style-name="a1860" text:class-names="" text:cond-style-name=""><text:span text:style-name="a1859" text:class-names="">Random Module</text:span></text:p>
              </text:list-item>
            </text:list>
            <text:list text:style-name="a1865">
              <text:list-item>
                <text:p text:style-name="a1864" text:class-names="" text:cond-style-name=""><text:span text:style-name="a1862" text:class-names="">import<text:s text:c="1"/></text:span><text:span text:style-name="a1863" text:class-names="">random</text:span></text:p>
              </text:list-item>
            </text:list>
            <text:list text:style-name="a1868">
              <text:list-item>
                <text:p text:style-name="a1867" text:class-names="" text:cond-style-name=""><text:span text:style-name="a1866" text:class-names=""/></text:p>
              </text:list-item>
            </text:list>
            <text:list text:style-name="a1873">
              <text:list-item>
                <text:p text:style-name="a1872" text:class-names="" text:cond-style-name=""><text:span text:style-name="a1869" text:class-names="">students = [</text:span><text:span text:style-name="a1870" text:class-names="">"Alice", "Bob", "Charlie", "David", "Eve"</text:span><text:span text:style-name="a1871" text:class-names="">]</text:span></text:p>
              </text:list-item>
            </text:list>
            <text:list text:style-name="a1876">
              <text:list-item>
                <text:p text:style-name="a1875" text:class-names="" text:cond-style-name=""><text:span text:style-name="a1874" text:class-names=""/></text:p>
              </text:list-item>
            </text:list>
            <text:list text:style-name="a1882">
              <text:list-item>
                <text:p text:style-name="a1881" text:class-names="" text:cond-style-name=""><text:span text:style-name="a1877" text:class-names="">print(</text:span><text:span text:style-name="a1878" text:class-names="">random.choice</text:span><text:span text:style-name="a1879" text:class-names="">(students))</text:span><text:span text:style-name="a1880" text:class-names=""/></text:p>
              </text:list-item>
            </text:list>
          </draw:text-box>
          <svg:title/>
          <svg:desc/>
        </draw:frame>
        <presentation:notes draw:style-name="a1896">
          <draw:page-thumbnail draw:page-number="26" svg:x="0.75in" svg:y="1.25in" svg:width="6in" svg:height="3.375in" presentation:class="page" draw:id="id168" presentation:style-name="a1884" draw:name="Slide Image Placeholder 1">
            <svg:title/>
            <svg:desc/>
          </draw:page-thumbnail>
          <draw:frame draw:id="id169" presentation:style-name="a1891" draw:name="Notes Placeholder 2" svg:x="0.75in" svg:y="4.8125in" svg:width="6in" svg:height="3.9375in" presentation:class="notes" presentation:placeholder="false">
            <draw:text-box>
              <text:p text:style-name="a1886" text:class-names="" text:cond-style-name=""><text:span text:style-name="a1885" text:class-names="">Random module also has another way of doing this which is a shorter method where we just use the .choice function<text:s text:c="1"/></text:span></text:p>
              <text:p text:style-name="a1888" text:class-names="" text:cond-style-name=""><text:span text:style-name="a1887" text:class-names="">You pass it in a list and it will just return a random choice<text:s text:c="1"/></text:span></text:p>
              <text:p text:style-name="a1890" text:class-names="" text:cond-style-name=""><text:span text:style-name="a1889" text:class-names=""/></text:p>
            </draw:text-box>
            <svg:title/>
            <svg:desc/>
          </draw:frame>
          <draw:frame draw:id="id170" draw:style-name="a1895" draw:name="Slide Number Placeholder 3" svg:x="4.24826in" svg:y="9.49826in" svg:width="3.25in" svg:height="0.50174in">
            <draw:text-box>
              <text:p text:style-name="a1894" text:class-names="" text:cond-style-name=""><text:span text:style-name="a1892" text:class-names=""><text:page-number style:num-format="1" text:fixed="false">25</text:page-number></text:span><text:span text:style-name="a1893" text:class-names=""/></text:p>
            </draw:text-box>
            <svg:title/>
            <svg:desc/>
          </draw:frame>
        </presentation:notes>
      </draw:page>
      <draw:page draw:name="Slide123" draw:style-name="a1897" draw:master-page-name="Master1-Layout2-obj-Title-and-Content" presentation:presentation-page-layout-name="Master1-PPL2" draw:id="Slide-378">
        <draw:frame draw:id="id171" presentation:style-name="a1904" draw:name="Content Placeholder 2" svg:x="0.91667in" svg:y="1.99653in" svg:width="11.5in" svg:height="4.75868in" presentation:class="outline" presentation:placeholder="false">
          <draw:text-box>
            <text:list text:style-name="a1900">
              <text:list-item>
                <text:p text:style-name="a1899" text:class-names="" text:cond-style-name=""><text:span text:style-name="a1898" text:class-names=""/></text:p>
              </text:list-item>
            </text:list>
            <text:list text:style-name="a1903">
              <text:list-item>
                <text:p text:style-name="a1902" text:class-names="" text:cond-style-name=""><text:span text:style-name="a1901" text:class-names="">Math Module</text:span></text:p>
              </text:list-item>
            </text:list>
          </draw:text-box>
          <svg:title/>
          <svg:desc/>
        </draw:frame>
        <presentation:notes draw:style-name="a1916">
          <draw:page-thumbnail draw:page-number="27" svg:x="0.75in" svg:y="1.25in" svg:width="6in" svg:height="3.375in" presentation:class="page" draw:id="id172" presentation:style-name="a1905" draw:name="Slide Image Placeholder 1">
            <svg:title/>
            <svg:desc/>
          </draw:page-thumbnail>
          <draw:frame draw:id="id173" presentation:style-name="a1911" draw:name="Notes Placeholder 2" svg:x="0.75in" svg:y="4.8125in" svg:width="6in" svg:height="3.9375in" presentation:class="notes" presentation:placeholder="false">
            <draw:text-box>
              <text:p text:style-name="a1910" text:class-names="" text:cond-style-name=""><text:span text:style-name="a1906" text:class-names="">This allows us to do<text:s text:c="1"/></text:span><text:span text:style-name="a1907" text:class-names="">maths</text:span><text:span text:style-name="a1908" text:class-names=""><text:s text:c="1"/></text:span><text:span text:style-name="a1909" text:class-names=""/></text:p>
            </draw:text-box>
            <svg:title/>
            <svg:desc/>
          </draw:frame>
          <draw:frame draw:id="id174" draw:style-name="a1915" draw:name="Slide Number Placeholder 3" svg:x="4.24826in" svg:y="9.49826in" svg:width="3.25in" svg:height="0.50174in">
            <draw:text-box>
              <text:p text:style-name="a1914" text:class-names="" text:cond-style-name=""><text:span text:style-name="a1912" text:class-names=""><text:page-number style:num-format="1" text:fixed="false"/></text:span><text:span text:style-name="a1913" text:class-names=""/></text:p>
            </draw:text-box>
            <svg:title/>
            <svg:desc/>
          </draw:frame>
        </presentation:notes>
      </draw:page>
      <draw:page draw:name="Slide124" draw:style-name="a1917" draw:master-page-name="Master1-Layout2-obj-Title-and-Content" presentation:presentation-page-layout-name="Master1-PPL2" draw:id="Slide-379">
        <draw:frame draw:id="id175" presentation:style-name="a1956" draw:name="Content Placeholder 2" svg:x="0.91667in" svg:y="0in" svg:width="11.5in" svg:height="6.75521in" presentation:class="outline" presentation:placeholder="false">
          <draw:text-box>
            <text:list text:style-name="a1920">
              <text:list-item>
                <text:p text:style-name="a1919" text:class-names="" text:cond-style-name=""><text:span text:style-name="a1918" text:class-names="">Math Module</text:span></text:p>
              </text:list-item>
            </text:list>
            <text:list text:style-name="a1925">
              <text:list-item>
                <text:p text:style-name="a1924" text:class-names="" text:cond-style-name=""><text:span text:style-name="a1921" text:class-names="">from<text:s text:c="1"/></text:span><text:span text:style-name="a1922" text:class-names="">math</text:span><text:span text:style-name="a1923" text:class-names=""><text:s text:c="1"/>import floor, ceil</text:span></text:p>
              </text:list-item>
            </text:list>
            <text:list text:style-name="a1928">
              <text:list-item>
                <text:p text:style-name="a1927" text:class-names="" text:cond-style-name=""><text:span text:style-name="a1926" text:class-names=""/></text:p>
              </text:list-item>
            </text:list>
            <text:list text:style-name="a1934">
              <text:list-item>
                <text:p text:style-name="a1933" text:class-names="" text:cond-style-name=""><text:span text:style-name="a1929" text:class-names="">number = floor(</text:span><text:span text:style-name="a1930" text:class-names="">3.2</text:span><text:span text:style-name="a1931" text:class-names="">)<text:s text:c="1"/></text:span><text:span text:style-name="a1932" text:class-names=""># 3</text:span></text:p>
              </text:list-item>
            </text:list>
            <text:list text:style-name="a1940">
              <text:list-item>
                <text:p text:style-name="a1939" text:class-names="" text:cond-style-name=""><text:span text:style-name="a1935" text:class-names="">print(floor(</text:span><text:span text:style-name="a1936" text:class-names="">9.99</text:span><text:span text:style-name="a1937" text:class-names="">))<text:s text:c="1"/></text:span><text:span text:style-name="a1938" text:class-names=""># 9</text:span></text:p>
              </text:list-item>
            </text:list>
            <text:list text:style-name="a1943">
              <text:list-item>
                <text:p text:style-name="a1942" text:class-names="" text:cond-style-name=""><text:span text:style-name="a1941" text:class-names=""/></text:p>
              </text:list-item>
            </text:list>
            <text:list text:style-name="a1949">
              <text:list-item>
                <text:p text:style-name="a1948" text:class-names="" text:cond-style-name=""><text:span text:style-name="a1944" text:class-names="">number = ceil(</text:span><text:span text:style-name="a1945" text:class-names="">3.2</text:span><text:span text:style-name="a1946" text:class-names="">)<text:s text:c="1"/></text:span><text:span text:style-name="a1947" text:class-names=""># 4</text:span></text:p>
              </text:list-item>
            </text:list>
            <text:list text:style-name="a1955">
              <text:list-item>
                <text:p text:style-name="a1954" text:class-names="" text:cond-style-name=""><text:span text:style-name="a1950" text:class-names="">print(ceil(</text:span><text:span text:style-name="a1951" text:class-names="">9.99</text:span><text:span text:style-name="a1952" text:class-names="">))<text:s text:c="1"/></text:span><text:span text:style-name="a1953" text:class-names=""># 10</text:span></text:p>
              </text:list-item>
            </text:list>
          </draw:text-box>
          <svg:title/>
          <svg:desc/>
        </draw:frame>
        <presentation:notes draw:style-name="a1971">
          <draw:page-thumbnail draw:page-number="28" svg:x="0.75in" svg:y="1.25in" svg:width="6in" svg:height="3.375in" presentation:class="page" draw:id="id176" presentation:style-name="a1957" draw:name="Slide Image Placeholder 1">
            <svg:title/>
            <svg:desc/>
          </draw:page-thumbnail>
          <draw:frame draw:id="id177" presentation:style-name="a1966" draw:name="Notes Placeholder 2" svg:x="0.75in" svg:y="4.8125in" svg:width="6in" svg:height="3.9375in" presentation:class="notes" presentation:placeholder="false">
            <draw:text-box>
              <text:p text:style-name="a1959" text:class-names="" text:cond-style-name=""><text:span text:style-name="a1958" text:class-names="">You will notice here that python is American based so we use math and not maths<text:s text:c="1"/></text:span></text:p>
              <text:p text:style-name="a1961" text:class-names="" text:cond-style-name=""><text:span text:style-name="a1960" text:class-names="">We are importing specific statements floor and ceil (ceiling)</text:span></text:p>
              <text:p text:style-name="a1963" text:class-names="" text:cond-style-name=""><text:span text:style-name="a1962" text:class-names="">Floor rounds it to the lower value--- the floor value<text:s text:c="1"/></text:span></text:p>
              <text:p text:style-name="a1965" text:class-names="" text:cond-style-name=""><text:span text:style-name="a1964" text:class-names="">Ceil does the opposite takes it to the ceiling rounds it to the higher value<text:s text:c="1"/></text:span></text:p>
            </draw:text-box>
            <svg:title/>
            <svg:desc/>
          </draw:frame>
          <draw:frame draw:id="id178" draw:style-name="a1970" draw:name="Slide Number Placeholder 3" svg:x="4.24826in" svg:y="9.49826in" svg:width="3.25in" svg:height="0.50174in">
            <draw:text-box>
              <text:p text:style-name="a1969" text:class-names="" text:cond-style-name=""><text:span text:style-name="a1967" text:class-names=""><text:page-number style:num-format="1" text:fixed="false"/></text:span><text:span text:style-name="a1968" text:class-names=""/></text:p>
            </draw:text-box>
            <svg:title/>
            <svg:desc/>
          </draw:frame>
        </presentation:notes>
      </draw:page>
      <draw:page draw:name="Slide125" draw:style-name="a1972" draw:master-page-name="Master1-Layout2-obj-Title-and-Content" presentation:presentation-page-layout-name="Master1-PPL2" draw:id="Slide-380">
        <draw:frame draw:id="id179" presentation:style-name="a1979" draw:name="Content Placeholder 2" svg:x="0.91667in" svg:y="1.99653in" svg:width="11.5in" svg:height="4.75868in" presentation:class="outline" presentation:placeholder="false">
          <draw:text-box>
            <text:list text:style-name="a1975">
              <text:list-item>
                <text:p text:style-name="a1974" text:class-names="" text:cond-style-name=""><text:span text:style-name="a1973" text:class-names=""/></text:p>
              </text:list-item>
            </text:list>
            <text:list text:style-name="a1978">
              <text:list-item>
                <text:p text:style-name="a1977" text:class-names="" text:cond-style-name=""><text:span text:style-name="a1976" text:class-names="">While Loops</text:span></text:p>
              </text:list-item>
            </text:list>
          </draw:text-box>
          <svg:title/>
          <svg:desc/>
        </draw:frame>
        <presentation:notes draw:style-name="a1992">
          <draw:page-thumbnail draw:page-number="29" svg:x="0.75in" svg:y="1.25in" svg:width="6in" svg:height="3.375in" presentation:class="page" draw:id="id180" presentation:style-name="a1980" draw:name="Slide Image Placeholder 1">
            <svg:title/>
            <svg:desc/>
          </draw:page-thumbnail>
          <draw:frame draw:id="id181" presentation:style-name="a1987" draw:name="Notes Placeholder 2" svg:x="0.75in" svg:y="4.8125in" svg:width="6in" svg:height="3.9375in" presentation:class="notes" presentation:placeholder="false">
            <draw:text-box>
              <text:p text:style-name="a1982" text:class-names="" text:cond-style-name=""><text:span text:style-name="a1981" text:class-names="">It is the language we will be learning over this course. Just in day to day we have different language variants, you might speak English, you might speak French. The same is true for computer programming.<text:s text:c="1"/></text:span></text:p>
              <text:p text:style-name="a1984" text:class-names="" text:cond-style-name=""><text:span text:style-name="a1983" text:class-names="">The same concepts and ideas you will learn here you will be able to use in other languages.<text:s text:c="1"/></text:span></text:p>
              <text:p text:style-name="a1986" text:class-names="" text:cond-style-name=""><text:span text:style-name="a1985" text:class-names="">The reason we start with python- it’s a nice simple language to read, it is quite understandable in sort of plain English.<text:s text:c="1"/></text:span></text:p>
            </draw:text-box>
            <svg:title/>
            <svg:desc/>
          </draw:frame>
          <draw:frame draw:id="id182" draw:style-name="a1991" draw:name="Slide Number Placeholder 3" svg:x="4.24826in" svg:y="9.49826in" svg:width="3.25in" svg:height="0.50174in">
            <draw:text-box>
              <text:p text:style-name="a1990" text:class-names="" text:cond-style-name=""><text:span text:style-name="a1988" text:class-names=""><text:page-number style:num-format="1" text:fixed="false"/></text:span><text:span text:style-name="a1989" text:class-names=""/></text:p>
            </draw:text-box>
            <svg:title/>
            <svg:desc/>
          </draw:frame>
        </presentation:notes>
      </draw:page>
      <draw:page draw:name="Slide126" draw:style-name="a1993" draw:master-page-name="Master1-Layout2-obj-Title-and-Content" presentation:presentation-page-layout-name="Master1-PPL2" draw:id="Slide-381">
        <draw:frame draw:id="id183" presentation:style-name="a2014" draw:name="Content Placeholder 2" svg:x="0.91667in" svg:y="0in" svg:width="11.5in" svg:height="6.75521in" presentation:class="outline" presentation:placeholder="false">
          <draw:text-box>
            <text:list text:style-name="a1996">
              <text:list-item>
                <text:p text:style-name="a1995" text:class-names="" text:cond-style-name=""><text:span text:style-name="a1994" text:class-names="">While Loops</text:span></text:p>
              </text:list-item>
            </text:list>
            <text:list text:style-name="a2000">
              <text:list-item>
                <text:p text:style-name="a1999" text:class-names="" text:cond-style-name=""><text:span text:style-name="a1997" text:class-names="">guess =<text:s text:c="1"/></text:span><text:span text:style-name="a1998" text:class-names="">None</text:span></text:p>
              </text:list-item>
            </text:list>
            <text:list text:style-name="a2005">
              <text:list-item>
                <text:p text:style-name="a2004" text:class-names="" text:cond-style-name=""><text:span text:style-name="a2001" text:class-names="">while guess !=<text:s text:c="1"/></text:span><text:span text:style-name="a2002" text:class-names="">4</text:span><text:span text:style-name="a2003" text:class-names="">:</text:span></text:p>
              </text:list-item>
            </text:list>
            <text:list text:style-name="a2008">
              <text:list-item>
                <text:p text:style-name="a2007" text:class-names="" text:cond-style-name=""><text:span text:style-name="a2006" text:class-names=""><text:s text:c="4"/># Continues to ask for a number until you enter 4</text:span></text:p>
              </text:list-item>
            </text:list>
            <text:list text:style-name="a2013">
              <text:list-item>
                <text:p text:style-name="a2012" text:class-names="" text:cond-style-name=""><text:span text:style-name="a2009" text:class-names=""><text:s text:c="4"/>guess = int(input(</text:span><text:span text:style-name="a2010" text:class-names="">"What's your number? "</text:span><text:span text:style-name="a2011" text:class-names="">))</text:span></text:p>
              </text:list-item>
            </text:list>
          </draw:text-box>
          <svg:title/>
          <svg:desc/>
        </draw:frame>
        <presentation:notes draw:style-name="a2048">
          <draw:page-thumbnail draw:page-number="30" svg:x="0.75in" svg:y="1.25in" svg:width="6in" svg:height="3.375in" presentation:class="page" draw:id="id184" presentation:style-name="a2015" draw:name="Slide Image Placeholder 1">
            <svg:title/>
            <svg:desc/>
          </draw:page-thumbnail>
          <draw:frame draw:id="id185" presentation:style-name="a2043" draw:name="Notes Placeholder 2" svg:x="0.75in" svg:y="4.8125in" svg:width="6in" svg:height="3.9375in" presentation:class="notes" presentation:placeholder="false">
            <draw:text-box>
              <text:p text:style-name="a2017" text:class-names="" text:cond-style-name=""><text:span text:style-name="a2016" text:class-names="">We are now going to look at another type of loop</text:span></text:p>
              <text:p text:style-name="a2019" text:class-names="" text:cond-style-name=""><text:span text:style-name="a2018" text:class-names="">We looked at for loop</text:span></text:p>
              <text:p text:style-name="a2025" text:class-names="" text:cond-style-name=""><text:span text:style-name="a2020" text:class-names="">For loop<text:s text:c="1"/></text:span><text:span text:style-name="a2021" text:class-names="">aloowed</text:span><text:span text:style-name="a2022" text:class-names=""><text:s text:c="1"/>you to<text:s text:c="1"/></text:span><text:span text:style-name="a2023" text:class-names="">rorate</text:span><text:span text:style-name="a2024" text:class-names=""><text:s text:c="1"/>over a list of known items</text:span></text:p>
              <text:p text:style-name="a2029" text:class-names="" text:cond-style-name=""><text:span text:style-name="a2026" text:class-names="">A while loop lets you continually loop until the<text:s text:c="1"/></text:span><text:span text:style-name="a2027" text:class-names="">statememt</text:span><text:span text:style-name="a2028" text:class-names=""><text:s text:c="1"/>changes<text:s text:c="1"/></text:span></text:p>
              <text:p text:style-name="a2031" text:class-names="" text:cond-style-name=""><text:span text:style-name="a2030" text:class-names=""/></text:p>
              <text:p text:style-name="a2035" text:class-names="" text:cond-style-name=""><text:span text:style-name="a2032" text:class-names="">So the example here shows that the loop goes on till the guess is not<text:s text:c="1"/></text:span><text:span text:style-name="a2033" text:class-names="">eqal</text:span><text:span text:style-name="a2034" text:class-names=""><text:s text:c="1"/>to number 4<text:s text:c="1"/></text:span></text:p>
              <text:p text:style-name="a2037" text:class-names="" text:cond-style-name=""><text:span text:style-name="a2036" text:class-names="">Once It is 4 the while loop stops<text:s text:c="1"/></text:span></text:p>
              <text:p text:style-name="a2039" text:class-names="" text:cond-style-name=""><text:span text:style-name="a2038" text:class-names=""/></text:p>
              <text:p text:style-name="a2042" text:class-names="" text:cond-style-name=""><text:span text:style-name="a2040" text:class-names="">Inside the while loop we ask user to enter a number we cast it into an int set it to the variable guess<text:s text:c="1"/></text:span><text:span text:style-name="a2041" text:class-names=""/></text:p>
            </draw:text-box>
            <svg:title/>
            <svg:desc/>
          </draw:frame>
          <draw:frame draw:id="id186" draw:style-name="a2047" draw:name="Slide Number Placeholder 3" svg:x="4.24826in" svg:y="9.49826in" svg:width="3.25in" svg:height="0.50174in">
            <draw:text-box>
              <text:p text:style-name="a2046" text:class-names="" text:cond-style-name=""><text:span text:style-name="a2044" text:class-names=""><text:page-number style:num-format="1" text:fixed="false"/></text:span><text:span text:style-name="a2045" text:class-names=""/></text:p>
            </draw:text-box>
            <svg:title/>
            <svg:desc/>
          </draw:frame>
        </presentation:notes>
      </draw:page>
      <draw:page draw:name="Slide127" draw:style-name="a2049" draw:master-page-name="Master1-Layout2-obj-Title-and-Content" presentation:presentation-page-layout-name="Master1-PPL2" draw:id="Slide-382">
        <draw:frame draw:id="id187" presentation:style-name="a2064" draw:name="Content Placeholder 2" svg:x="0.91667in" svg:y="0in" svg:width="11.5in" svg:height="6.75521in" presentation:class="outline" presentation:placeholder="false">
          <draw:text-box>
            <text:list text:style-name="a2052">
              <text:list-item>
                <text:p text:style-name="a2051" text:class-names="" text:cond-style-name=""><text:span text:style-name="a2050" text:class-names="">While Loops</text:span></text:p>
              </text:list-item>
            </text:list>
            <text:list text:style-name="a2055">
              <text:list-item>
                <text:p text:style-name="a2054" text:class-names="" text:cond-style-name=""><text:span text:style-name="a2053" text:class-names="">while &lt;condition&gt;:</text:span></text:p>
              </text:list-item>
            </text:list>
            <text:list text:style-name="a2058">
              <text:list-item>
                <text:p text:style-name="a2057" text:class-names="" text:cond-style-name=""><text:span text:style-name="a2056" text:class-names=""><text:s text:c="4"/># Runs over and over while condition is True</text:span></text:p>
              </text:list-item>
            </text:list>
            <text:list text:style-name="a2063">
              <text:list-item>
                <text:p text:style-name="a2062" text:class-names="" text:cond-style-name=""><text:span text:style-name="a2059" text:class-names=""><text:s text:c="4"/>&lt;</text:span><text:span text:style-name="a2060" text:class-names="">code</text:span><text:span text:style-name="a2061" text:class-names="">&gt;</text:span></text:p>
              </text:list-item>
            </text:list>
          </draw:text-box>
          <svg:title/>
          <svg:desc/>
        </draw:frame>
        <presentation:notes draw:style-name="a2078">
          <draw:page-thumbnail draw:page-number="31" svg:x="0.75in" svg:y="1.25in" svg:width="6in" svg:height="3.375in" presentation:class="page" draw:id="id188" presentation:style-name="a2065" draw:name="Slide Image Placeholder 1">
            <svg:title/>
            <svg:desc/>
          </draw:page-thumbnail>
          <draw:frame draw:id="id189" presentation:style-name="a2073" draw:name="Notes Placeholder 2" svg:x="0.75in" svg:y="4.8125in" svg:width="6in" svg:height="3.9375in" presentation:class="notes" presentation:placeholder="false">
            <draw:text-box>
              <text:p text:style-name="a2067" text:class-names="" text:cond-style-name=""><text:span text:style-name="a2066" text:class-names="">Just a general overview of what the while loop looks like<text:s text:c="1"/></text:span></text:p>
              <text:p text:style-name="a2069" text:class-names="" text:cond-style-name=""><text:span text:style-name="a2068" text:class-names="">This has the condition and the expression it is running<text:s text:c="1"/></text:span></text:p>
              <text:p text:style-name="a2072" text:class-names="" text:cond-style-name=""><text:span text:style-name="a2070" text:class-names="">In a while loop if the condition is false it will break the statement and it will not run again<text:s text:c="1"/></text:span><text:span text:style-name="a2071" text:class-names=""/></text:p>
            </draw:text-box>
            <svg:title/>
            <svg:desc/>
          </draw:frame>
          <draw:frame draw:id="id190" draw:style-name="a2077" draw:name="Slide Number Placeholder 3" svg:x="4.24826in" svg:y="9.49826in" svg:width="3.25in" svg:height="0.50174in">
            <draw:text-box>
              <text:p text:style-name="a2076" text:class-names="" text:cond-style-name=""><text:span text:style-name="a2074" text:class-names=""><text:page-number style:num-format="1" text:fixed="false"/></text:span><text:span text:style-name="a2075" text:class-names=""/></text:p>
            </draw:text-box>
            <svg:title/>
            <svg:desc/>
          </draw:frame>
        </presentation:notes>
      </draw:page>
      <draw:page draw:name="Slide128" draw:style-name="a2079" draw:master-page-name="Master1-Layout2-obj-Title-and-Content" presentation:presentation-page-layout-name="Master1-PPL2" draw:id="Slide-383">
        <draw:frame draw:id="id191" presentation:style-name="a2101" draw:name="Content Placeholder 2" svg:x="0.91667in" svg:y="0in" svg:width="11.5in" svg:height="6.75521in" presentation:class="outline" presentation:placeholder="false">
          <draw:text-box>
            <text:list text:style-name="a2082">
              <text:list-item>
                <text:p text:style-name="a2081" text:class-names="" text:cond-style-name=""><text:span text:style-name="a2080" text:class-names="">While Loops</text:span></text:p>
              </text:list-item>
            </text:list>
            <text:list text:style-name="a2086">
              <text:list-item>
                <text:p text:style-name="a2085" text:class-names="" text:cond-style-name=""><text:span text:style-name="a2083" text:class-names="">times_in_loop =<text:s text:c="1"/></text:span><text:span text:style-name="a2084" text:class-names="">0</text:span></text:p>
              </text:list-item>
            </text:list>
            <text:list text:style-name="a2091">
              <text:list-item>
                <text:p text:style-name="a2090" text:class-names="" text:cond-style-name=""><text:span text:style-name="a2087" text:class-names="">while times_in_loop &lt;=<text:s text:c="1"/></text:span><text:span text:style-name="a2088" text:class-names="">10</text:span><text:span text:style-name="a2089" text:class-names="">:</text:span></text:p>
              </text:list-item>
            </text:list>
            <text:list text:style-name="a2096">
              <text:list-item>
                <text:p text:style-name="a2095" text:class-names="" text:cond-style-name=""><text:span text:style-name="a2092" text:class-names=""><text:s text:c="4"/>print(</text:span><text:span text:style-name="a2093" text:class-names="">"Hello"</text:span><text:span text:style-name="a2094" text:class-names="">)</text:span></text:p>
              </text:list-item>
            </text:list>
            <text:list text:style-name="a2100">
              <text:list-item>
                <text:p text:style-name="a2099" text:class-names="" text:cond-style-name=""><text:span text:style-name="a2097" text:class-names=""><text:s text:c="4"/>times_in_loop = times_in_loop +<text:s text:c="1"/></text:span><text:span text:style-name="a2098" text:class-names="">1</text:span></text:p>
              </text:list-item>
            </text:list>
          </draw:text-box>
          <svg:title/>
          <svg:desc/>
        </draw:frame>
        <presentation:notes draw:style-name="a2116">
          <draw:page-thumbnail draw:page-number="32" svg:x="0.75in" svg:y="1.25in" svg:width="6in" svg:height="3.375in" presentation:class="page" draw:id="id192" presentation:style-name="a2102" draw:name="Slide Image Placeholder 1">
            <svg:title/>
            <svg:desc/>
          </draw:page-thumbnail>
          <draw:frame draw:id="id193" presentation:style-name="a2111" draw:name="Notes Placeholder 2" svg:x="0.75in" svg:y="4.8125in" svg:width="6in" svg:height="3.9375in" presentation:class="notes" presentation:placeholder="false">
            <draw:text-box>
              <text:p text:style-name="a2104" text:class-names="" text:cond-style-name=""><text:span text:style-name="a2103" text:class-names="">Explain the example</text:span></text:p>
              <text:p text:style-name="a2108" text:class-names="" text:cond-style-name=""><text:span text:style-name="a2105" text:class-names="">The bottom of this loop it is indented and we increment the value of times in loop this is to show that the value increases<text:s text:c="1"/></text:span><text:span text:style-name="a2106" text:class-names="">itll</text:span><text:span text:style-name="a2107" text:class-names=""><text:s text:c="1"/>become 1, 2,3 , …..till finally the expression is false &lt;=10 and it will break and stop running<text:s text:c="1"/></text:span></text:p>
              <text:p text:style-name="a2110" text:class-names="" text:cond-style-name=""><text:span text:style-name="a2109" text:class-names=""/></text:p>
            </draw:text-box>
            <svg:title/>
            <svg:desc/>
          </draw:frame>
          <draw:frame draw:id="id194" draw:style-name="a2115" draw:name="Slide Number Placeholder 3" svg:x="4.24826in" svg:y="9.49826in" svg:width="3.25in" svg:height="0.50174in">
            <draw:text-box>
              <text:p text:style-name="a2114" text:class-names="" text:cond-style-name=""><text:span text:style-name="a2112" text:class-names=""><text:page-number style:num-format="1" text:fixed="false"/></text:span><text:span text:style-name="a2113" text:class-names=""/></text:p>
            </draw:text-box>
            <svg:title/>
            <svg:desc/>
          </draw:frame>
        </presentation:notes>
      </draw:page>
      <draw:page draw:name="Slide129" draw:style-name="a2117" draw:master-page-name="Master1-Layout2-obj-Title-and-Content" presentation:presentation-page-layout-name="Master1-PPL2" draw:id="Slide-384">
        <draw:frame draw:id="id195" presentation:style-name="a2152" draw:name="Content Placeholder 2" svg:x="0.91667in" svg:y="0in" svg:width="11.5in" svg:height="6.75521in" presentation:class="outline" presentation:placeholder="false">
          <draw:text-box>
            <text:list text:style-name="a2120">
              <text:list-item>
                <text:p text:style-name="a2119" text:class-names="" text:cond-style-name=""><text:span text:style-name="a2118" text:class-names="">While Loops</text:span></text:p>
              </text:list-item>
            </text:list>
            <text:list text:style-name="a2124">
              <text:list-item>
                <text:p text:style-name="a2123" text:class-names="" text:cond-style-name=""><text:span text:style-name="a2121" text:class-names="">x =<text:s text:c="1"/></text:span><text:span text:style-name="a2122" text:class-names="">1</text:span></text:p>
              </text:list-item>
            </text:list>
            <text:list text:style-name="a2129">
              <text:list-item>
                <text:p text:style-name="a2128" text:class-names="" text:cond-style-name=""><text:span text:style-name="a2125" text:class-names="">while x &lt;=<text:s text:c="1"/></text:span><text:span text:style-name="a2126" text:class-names="">100</text:span><text:span text:style-name="a2127" text:class-names="">:</text:span></text:p>
              </text:list-item>
            </text:list>
            <text:list text:style-name="a2132">
              <text:list-item>
                <text:p text:style-name="a2131" text:class-names="" text:cond-style-name=""><text:span text:style-name="a2130" text:class-names=""><text:s text:c="4"/>print(x)</text:span></text:p>
              </text:list-item>
            </text:list>
            <text:list text:style-name="a2136">
              <text:list-item>
                <text:p text:style-name="a2135" text:class-names="" text:cond-style-name=""><text:span text:style-name="a2133" text:class-names=""><text:s text:c="4"/>times_in_loop = times_in_loop +<text:s text:c="1"/></text:span><text:span text:style-name="a2134" text:class-names="">1</text:span></text:p>
              </text:list-item>
            </text:list>
            <text:list text:style-name="a2139">
              <text:list-item>
                <text:p text:style-name="a2138" text:class-names="" text:cond-style-name=""><text:span text:style-name="a2137" text:class-names=""/></text:p>
              </text:list-item>
            </text:list>
            <text:list text:style-name="a2142">
              <text:list-item>
                <text:p text:style-name="a2141" text:class-names="" text:cond-style-name=""><text:span text:style-name="a2140" text:class-names=""># ...</text:span></text:p>
              </text:list-item>
            </text:list>
            <text:list text:style-name="a2145">
              <text:list-item>
                <text:p text:style-name="a2144" text:class-names="" text:cond-style-name=""><text:span text:style-name="a2143" text:class-names=""># 98</text:span></text:p>
              </text:list-item>
            </text:list>
            <text:list text:style-name="a2148">
              <text:list-item>
                <text:p text:style-name="a2147" text:class-names="" text:cond-style-name=""><text:span text:style-name="a2146" text:class-names=""># 99</text:span></text:p>
              </text:list-item>
            </text:list>
            <text:list text:style-name="a2151">
              <text:list-item>
                <text:p text:style-name="a2150" text:class-names="" text:cond-style-name=""><text:span text:style-name="a2149" text:class-names=""># 100</text:span></text:p>
              </text:list-item>
            </text:list>
          </draw:text-box>
          <svg:title/>
          <svg:desc/>
        </draw:frame>
        <presentation:notes draw:style-name="a2162">
          <draw:page-thumbnail draw:page-number="33" svg:x="0.75in" svg:y="1.25in" svg:width="6in" svg:height="3.375in" presentation:class="page" draw:id="id196" presentation:style-name="a2153" draw:name="Slide Image Placeholder 1">
            <svg:title/>
            <svg:desc/>
          </draw:page-thumbnail>
          <draw:frame draw:id="id197" presentation:style-name="a2157" draw:name="Notes Placeholder 2" svg:x="0.75in" svg:y="4.8125in" svg:width="6in" svg:height="3.9375in" presentation:class="notes" presentation:placeholder="false">
            <draw:text-box>
              <text:p text:style-name="a2156" text:class-names="" text:cond-style-name=""><text:span text:style-name="a2154" text:class-names="">Another example of the same type<text:s text:c="1"/></text:span><text:span text:style-name="a2155" text:class-names=""/></text:p>
            </draw:text-box>
            <svg:title/>
            <svg:desc/>
          </draw:frame>
          <draw:frame draw:id="id198" draw:style-name="a2161" draw:name="Slide Number Placeholder 3" svg:x="4.24826in" svg:y="9.49826in" svg:width="3.25in" svg:height="0.50174in">
            <draw:text-box>
              <text:p text:style-name="a2160" text:class-names="" text:cond-style-name=""><text:span text:style-name="a2158" text:class-names=""><text:page-number style:num-format="1" text:fixed="false"/></text:span><text:span text:style-name="a2159" text:class-names=""/></text:p>
            </draw:text-box>
            <svg:title/>
            <svg:desc/>
          </draw:frame>
        </presentation:notes>
      </draw:page>
      <draw:page draw:name="Slide130" draw:style-name="a2163" draw:master-page-name="Master1-Layout2-obj-Title-and-Content" presentation:presentation-page-layout-name="Master1-PPL2" draw:id="Slide-385">
        <draw:frame draw:id="id199" presentation:style-name="a2194" draw:name="Content Placeholder 2" svg:x="0.91667in" svg:y="0in" svg:width="11.5in" svg:height="6.75521in" presentation:class="outline" presentation:placeholder="false">
          <draw:text-box>
            <text:list text:style-name="a2166">
              <text:list-item>
                <text:p text:style-name="a2165" text:class-names="" text:cond-style-name=""><text:span text:style-name="a2164" text:class-names="">While vs For Loop</text:span></text:p>
              </text:list-item>
            </text:list>
            <text:list text:style-name="a2169">
              <text:list-item>
                <text:p text:style-name="a2168" text:class-names="" text:cond-style-name=""><text:span text:style-name="a2167" text:class-names="">x = 1</text:span></text:p>
              </text:list-item>
            </text:list>
            <text:list text:style-name="a2174">
              <text:list-item>
                <text:p text:style-name="a2173" text:class-names="" text:cond-style-name=""><text:span text:style-name="a2170" text:class-names="">while x &lt;=<text:s text:c="1"/></text:span><text:span text:style-name="a2171" text:class-names="">100</text:span><text:span text:style-name="a2172" text:class-names="">:</text:span></text:p>
              </text:list-item>
            </text:list>
            <text:list text:style-name="a2177">
              <text:list-item>
                <text:p text:style-name="a2176" text:class-names="" text:cond-style-name=""><text:span text:style-name="a2175" text:class-names=""><text:s text:c="4"/>print(x)</text:span></text:p>
              </text:list-item>
            </text:list>
            <text:list text:style-name="a2181">
              <text:list-item>
                <text:p text:style-name="a2180" text:class-names="" text:cond-style-name=""><text:span text:style-name="a2178" text:class-names=""><text:s text:c="4"/>times_in_loop = times_in_loop +<text:s text:c="1"/></text:span><text:span text:style-name="a2179" text:class-names="">1</text:span></text:p>
              </text:list-item>
            </text:list>
            <text:list text:style-name="a2184">
              <text:list-item>
                <text:p text:style-name="a2183" text:class-names="" text:cond-style-name=""><text:span text:style-name="a2182" text:class-names=""/></text:p>
              </text:list-item>
            </text:list>
            <text:list text:style-name="a2189">
              <text:list-item>
                <text:p text:style-name="a2188" text:class-names="" text:cond-style-name=""><text:span text:style-name="a2185" text:class-names="">for y in range(</text:span><text:span text:style-name="a2186" text:class-names="">1, 101</text:span><text:span text:style-name="a2187" text:class-names="">):</text:span></text:p>
              </text:list-item>
            </text:list>
            <text:list text:style-name="a2193">
              <text:list-item>
                <text:p text:style-name="a2192" text:class-names="" text:cond-style-name=""><text:span text:style-name="a2190" text:class-names=""><text:s text:c="4"/>print(y)</text:span><text:span text:style-name="a2191" text:class-names=""/></text:p>
              </text:list-item>
            </text:list>
          </draw:text-box>
          <svg:title/>
          <svg:desc/>
        </draw:frame>
        <presentation:notes draw:style-name="a2212">
          <draw:page-thumbnail draw:page-number="34" svg:x="0.75in" svg:y="1.25in" svg:width="6in" svg:height="3.375in" presentation:class="page" draw:id="id200" presentation:style-name="a2195" draw:name="Slide Image Placeholder 1">
            <svg:title/>
            <svg:desc/>
          </draw:page-thumbnail>
          <draw:frame draw:id="id201" presentation:style-name="a2207" draw:name="Notes Placeholder 2" svg:x="0.75in" svg:y="4.8125in" svg:width="6in" svg:height="3.9375in" presentation:class="notes" presentation:placeholder="false">
            <draw:text-box>
              <text:p text:style-name="a2197" text:class-names="" text:cond-style-name=""><text:span text:style-name="a2196" text:class-names="">The difference between the while and the for loop<text:s text:c="1"/></text:span></text:p>
              <text:p text:style-name="a2199" text:class-names="" text:cond-style-name=""><text:span text:style-name="a2198" text:class-names=""/></text:p>
              <text:p text:style-name="a2201" text:class-names="" text:cond-style-name=""><text:span text:style-name="a2200" text:class-names="">They both do the same<text:s text:c="1"/></text:span></text:p>
              <text:p text:style-name="a2206" text:class-names="" text:cond-style-name=""><text:span text:style-name="a2202" text:class-names="">Its personal preference I’d go for the for loop here<text:s text:c="1"/></text:span><text:span text:style-name="a2203" text:class-names="">cus</text:span><text:span text:style-name="a2204" text:class-names=""><text:s text:c="1"/>its less code to maintain<text:s text:c="1"/></text:span><text:span text:style-name="a2205" text:class-names=""/></text:p>
            </draw:text-box>
            <svg:title/>
            <svg:desc/>
          </draw:frame>
          <draw:frame draw:id="id202" draw:style-name="a2211" draw:name="Slide Number Placeholder 3" svg:x="4.24826in" svg:y="9.49826in" svg:width="3.25in" svg:height="0.50174in">
            <draw:text-box>
              <text:p text:style-name="a2210" text:class-names="" text:cond-style-name=""><text:span text:style-name="a2208" text:class-names=""><text:page-number style:num-format="1" text:fixed="false"/></text:span><text:span text:style-name="a2209" text:class-names=""/></text:p>
            </draw:text-box>
            <svg:title/>
            <svg:desc/>
          </draw:frame>
        </presentation:notes>
      </draw:page>
      <draw:page draw:name="Slide131" draw:style-name="a2213" draw:master-page-name="Master1-Layout2-obj-Title-and-Content" presentation:presentation-page-layout-name="Master1-PPL2" draw:id="Slide-386">
        <draw:frame draw:id="id203" presentation:style-name="a2248" draw:name="Content Placeholder 2" svg:x="0.91667in" svg:y="0in" svg:width="11.5in" svg:height="6.75521in" presentation:class="outline" presentation:placeholder="false">
          <draw:text-box>
            <text:list text:style-name="a2216">
              <text:list-item>
                <text:p text:style-name="a2215" text:class-names="" text:cond-style-name=""><text:span text:style-name="a2214" text:class-names="">While Loops</text:span></text:p>
              </text:list-item>
            </text:list>
            <text:list text:style-name="a2220">
              <text:list-item>
                <text:p text:style-name="a2219" text:class-names="" text:cond-style-name=""><text:span text:style-name="a2217" text:class-names="">age =<text:s text:c="1"/></text:span><text:span text:style-name="a2218" text:class-names="">-1</text:span></text:p>
              </text:list-item>
            </text:list>
            <text:list text:style-name="a2223">
              <text:list-item>
                <text:p text:style-name="a2222" text:class-names="" text:cond-style-name=""><text:span text:style-name="a2221" text:class-names=""/></text:p>
              </text:list-item>
            </text:list>
            <text:list text:style-name="a2226">
              <text:list-item>
                <text:p text:style-name="a2225" text:class-names="" text:cond-style-name=""><text:span text:style-name="a2224" text:class-names=""># Keep asking for their age until they enter a sensible value</text:span></text:p>
              </text:list-item>
            </text:list>
            <text:list text:style-name="a2233">
              <text:list-item>
                <text:p text:style-name="a2232" text:class-names="" text:cond-style-name=""><text:span text:style-name="a2227" text:class-names="">while age &lt;<text:s text:c="1"/></text:span><text:span text:style-name="a2228" text:class-names="">0</text:span><text:span text:style-name="a2229" text:class-names=""><text:s text:c="1"/>or age &gt;<text:s text:c="1"/></text:span><text:span text:style-name="a2230" text:class-names="">130</text:span><text:span text:style-name="a2231" text:class-names="">:</text:span></text:p>
              </text:list-item>
            </text:list>
            <text:list text:style-name="a2238">
              <text:list-item>
                <text:p text:style-name="a2237" text:class-names="" text:cond-style-name=""><text:span text:style-name="a2234" text:class-names=""><text:s text:c="4"/>age = int(input(</text:span><text:span text:style-name="a2235" text:class-names="">"How old are you? "</text:span><text:span text:style-name="a2236" text:class-names="">))</text:span></text:p>
              </text:list-item>
            </text:list>
            <text:list text:style-name="a2241">
              <text:list-item>
                <text:p text:style-name="a2240" text:class-names="" text:cond-style-name=""><text:span text:style-name="a2239" text:class-names=""/></text:p>
              </text:list-item>
            </text:list>
            <text:list text:style-name="a2247">
              <text:list-item>
                <text:p text:style-name="a2246" text:class-names="" text:cond-style-name=""><text:span text:style-name="a2242" text:class-names="">print(</text:span><text:span text:style-name="a2243" text:class-names="">"You are: "<text:s text:c="1"/></text:span><text:span text:style-name="a2244" text:class-names="">+ str(age))</text:span><text:span text:style-name="a2245" text:class-names=""/></text:p>
              </text:list-item>
            </text:list>
          </draw:text-box>
          <svg:title/>
          <svg:desc/>
        </draw:frame>
        <presentation:notes draw:style-name="a2258">
          <draw:page-thumbnail draw:page-number="35" svg:x="0.75in" svg:y="1.25in" svg:width="6in" svg:height="3.375in" presentation:class="page" draw:id="id204" presentation:style-name="a2249" draw:name="Slide Image Placeholder 1">
            <svg:title/>
            <svg:desc/>
          </draw:page-thumbnail>
          <draw:frame draw:id="id205" presentation:style-name="a2253" draw:name="Notes Placeholder 2" svg:x="0.75in" svg:y="4.8125in" svg:width="6in" svg:height="3.9375in" presentation:class="notes" presentation:placeholder="false">
            <draw:text-box>
              <text:p text:style-name="a2252" text:class-names="" text:cond-style-name=""><text:span text:style-name="a2250" text:class-names="">We can check multiple statements here just like we did in for loop</text:span><text:span text:style-name="a2251" text:class-names=""/></text:p>
            </draw:text-box>
            <svg:title/>
            <svg:desc/>
          </draw:frame>
          <draw:frame draw:id="id206" draw:style-name="a2257" draw:name="Slide Number Placeholder 3" svg:x="4.24826in" svg:y="9.49826in" svg:width="3.25in" svg:height="0.50174in">
            <draw:text-box>
              <text:p text:style-name="a2256" text:class-names="" text:cond-style-name=""><text:span text:style-name="a2254" text:class-names=""><text:page-number style:num-format="1" text:fixed="false"/></text:span><text:span text:style-name="a2255" text:class-names=""/></text:p>
            </draw:text-box>
            <svg:title/>
            <svg:desc/>
          </draw:frame>
        </presentation:notes>
      </draw:page>
      <draw:page draw:name="Slide132" draw:style-name="a2259" draw:master-page-name="Master1-Layout2-obj-Title-and-Content" presentation:presentation-page-layout-name="Master1-PPL2" draw:id="Slide-387">
        <draw:frame draw:id="id207" presentation:style-name="a2266" draw:name="Content Placeholder 2" svg:x="0.91667in" svg:y="1.99653in" svg:width="11.5in" svg:height="4.75868in" presentation:class="outline" presentation:placeholder="false">
          <draw:text-box>
            <text:list text:style-name="a2262">
              <text:list-item>
                <text:p text:style-name="a2261" text:class-names="" text:cond-style-name=""><text:span text:style-name="a2260" text:class-names=""/></text:p>
              </text:list-item>
            </text:list>
            <text:list text:style-name="a2265">
              <text:list-item>
                <text:p text:style-name="a2264" text:class-names="" text:cond-style-name=""><text:span text:style-name="a2263" text:class-names="">Shorthand Arithmetic</text:span></text:p>
              </text:list-item>
            </text:list>
          </draw:text-box>
          <svg:title/>
          <svg:desc/>
        </draw:frame>
        <presentation:notes draw:style-name="a2273">
          <draw:page-thumbnail draw:page-number="36" svg:x="0.75in" svg:y="1.25in" svg:width="6in" svg:height="3.375in" presentation:class="page" draw:id="id208" presentation:style-name="a2267" draw:name="Slide Image Placeholder 1">
            <svg:title/>
            <svg:desc/>
          </draw:page-thumbnail>
          <draw:frame draw:id="id209" presentation:style-name="a2268" draw:name="Notes Placeholder 2" svg:x="0.75in" svg:y="4.8125in" svg:width="6in" svg:height="3.9375in" presentation:class="notes" presentation:placeholder="true">
            <draw:text-box/>
            <svg:title/>
            <svg:desc/>
          </draw:frame>
          <draw:frame draw:id="id210" draw:style-name="a2272" draw:name="Slide Number Placeholder 3" svg:x="4.24826in" svg:y="9.49826in" svg:width="3.25in" svg:height="0.50174in">
            <draw:text-box>
              <text:p text:style-name="a2271" text:class-names="" text:cond-style-name=""><text:span text:style-name="a2269" text:class-names=""><text:page-number style:num-format="1" text:fixed="false"/></text:span><text:span text:style-name="a2270" text:class-names=""/></text:p>
            </draw:text-box>
            <svg:title/>
            <svg:desc/>
          </draw:frame>
        </presentation:notes>
      </draw:page>
      <draw:page draw:name="Slide133" draw:style-name="a2274" draw:master-page-name="Master1-Layout2-obj-Title-and-Content" presentation:presentation-page-layout-name="Master1-PPL2" draw:id="Slide-388">
        <draw:frame draw:id="id211" presentation:style-name="a2312" draw:name="Content Placeholder 2" svg:x="0.91667in" svg:y="0in" svg:width="11.5in" svg:height="6.75521in" presentation:class="outline" presentation:placeholder="false">
          <draw:text-box>
            <text:list text:style-name="a2277">
              <text:list-item>
                <text:p text:style-name="a2276" text:class-names="" text:cond-style-name=""><text:span text:style-name="a2275" text:class-names="">Shorthand Arithmetic</text:span></text:p>
              </text:list-item>
            </text:list>
            <text:list text:style-name="a2281">
              <text:list-item>
                <text:p text:style-name="a2280" text:class-names="" text:cond-style-name=""><text:span text:style-name="a2278" text:class-names="">number =<text:s text:c="1"/></text:span><text:span text:style-name="a2279" text:class-names="">3</text:span></text:p>
              </text:list-item>
            </text:list>
            <text:list text:style-name="a2287">
              <text:list-item>
                <text:p text:style-name="a2286" text:class-names="" text:cond-style-name=""><text:span text:style-name="a2282" text:class-names="">number +=<text:s text:c="1"/></text:span><text:span text:style-name="a2283" text:class-names="">5</text:span><text:span text:style-name="a2284" text:class-names=""><text:s text:c="1"/></text:span><text:span text:style-name="a2285" text:class-names=""># 8</text:span></text:p>
              </text:list-item>
            </text:list>
            <text:list text:style-name="a2293">
              <text:list-item>
                <text:p text:style-name="a2292" text:class-names="" text:cond-style-name=""><text:span text:style-name="a2288" text:class-names="">number -=<text:s text:c="1"/></text:span><text:span text:style-name="a2289" text:class-names="">2</text:span><text:span text:style-name="a2290" text:class-names=""><text:s text:c="1"/></text:span><text:span text:style-name="a2291" text:class-names=""># 6</text:span></text:p>
              </text:list-item>
            </text:list>
            <text:list text:style-name="a2299">
              <text:list-item>
                <text:p text:style-name="a2298" text:class-names="" text:cond-style-name=""><text:span text:style-name="a2294" text:class-names="">number *=<text:s text:c="1"/></text:span><text:span text:style-name="a2295" text:class-names="">4</text:span><text:span text:style-name="a2296" text:class-names=""><text:s text:c="1"/></text:span><text:span text:style-name="a2297" text:class-names=""># 24</text:span></text:p>
              </text:list-item>
            </text:list>
            <text:list text:style-name="a2305">
              <text:list-item>
                <text:p text:style-name="a2304" text:class-names="" text:cond-style-name=""><text:span text:style-name="a2300" text:class-names="">number /=<text:s text:c="1"/></text:span><text:span text:style-name="a2301" text:class-names="">2</text:span><text:span text:style-name="a2302" text:class-names=""><text:s text:c="1"/></text:span><text:span text:style-name="a2303" text:class-names=""># 12</text:span></text:p>
              </text:list-item>
            </text:list>
            <text:list text:style-name="a2311">
              <text:list-item>
                <text:p text:style-name="a2310" text:class-names="" text:cond-style-name=""><text:span text:style-name="a2306" text:class-names="">number **=<text:s text:c="1"/></text:span><text:span text:style-name="a2307" text:class-names="">2</text:span><text:span text:style-name="a2308" text:class-names=""><text:s text:c="1"/></text:span><text:span text:style-name="a2309" text:class-names=""># 144</text:span></text:p>
              </text:list-item>
            </text:list>
          </draw:text-box>
          <svg:title/>
          <svg:desc/>
        </draw:frame>
        <presentation:notes draw:style-name="a2327">
          <draw:page-thumbnail draw:page-number="37" svg:x="0.75in" svg:y="1.25in" svg:width="6in" svg:height="3.375in" presentation:class="page" draw:id="id212" presentation:style-name="a2313" draw:name="Slide Image Placeholder 1">
            <svg:title/>
            <svg:desc/>
          </draw:page-thumbnail>
          <draw:frame draw:id="id213" presentation:style-name="a2322" draw:name="Notes Placeholder 2" svg:x="0.75in" svg:y="4.8125in" svg:width="6in" svg:height="3.9375in" presentation:class="notes" presentation:placeholder="false">
            <draw:text-box>
              <text:p text:style-name="a2315" text:class-names="" text:cond-style-name=""><text:span text:style-name="a2314" text:class-names="">This is how</text:span></text:p>
              <text:p text:style-name="a2317" text:class-names="" text:cond-style-name=""><text:span text:style-name="a2316" text:class-names="">You have seen me do it in some questions prior</text:span></text:p>
              <text:p text:style-name="a2319" text:class-names="" text:cond-style-name=""><text:span text:style-name="a2318" text:class-names="">This is just a shorter way of writing a statement<text:s text:c="1"/></text:span></text:p>
              <text:p text:style-name="a2321" text:class-names="" text:cond-style-name=""><text:span text:style-name="a2320" text:class-names=""/></text:p>
            </draw:text-box>
            <svg:title/>
            <svg:desc/>
          </draw:frame>
          <draw:frame draw:id="id214" draw:style-name="a2326" draw:name="Slide Number Placeholder 3" svg:x="4.24826in" svg:y="9.49826in" svg:width="3.25in" svg:height="0.50174in">
            <draw:text-box>
              <text:p text:style-name="a2325" text:class-names="" text:cond-style-name=""><text:span text:style-name="a2323" text:class-names=""><text:page-number style:num-format="1" text:fixed="false"/></text:span><text:span text:style-name="a2324" text:class-names=""/></text:p>
            </draw:text-box>
            <svg:title/>
            <svg:desc/>
          </draw:frame>
        </presentation:notes>
      </draw:page>
      <draw:page draw:name="Slide134" draw:style-name="a2328" draw:master-page-name="Master1-Layout2-obj-Title-and-Content" presentation:presentation-page-layout-name="Master1-PPL2" draw:id="Slide-389">
        <draw:frame draw:id="id215" presentation:style-name="a2353" draw:name="Content Placeholder 2" svg:x="0.91667in" svg:y="0in" svg:width="11.5in" svg:height="6.75521in" presentation:class="outline" presentation:placeholder="false">
          <draw:text-box>
            <text:list text:style-name="a2331">
              <text:list-item>
                <text:p text:style-name="a2330" text:class-names="" text:cond-style-name=""><text:span text:style-name="a2329" text:class-names="">While Loops</text:span></text:p>
              </text:list-item>
            </text:list>
            <text:list text:style-name="a2335">
              <text:list-item>
                <text:p text:style-name="a2334" text:class-names="" text:cond-style-name=""><text:span text:style-name="a2332" text:class-names="">times_in_loop =<text:s text:c="1"/></text:span><text:span text:style-name="a2333" text:class-names="">0</text:span></text:p>
              </text:list-item>
            </text:list>
            <text:list text:style-name="a2340">
              <text:list-item>
                <text:p text:style-name="a2339" text:class-names="" text:cond-style-name=""><text:span text:style-name="a2336" text:class-names="">while times_in_loop &lt;=<text:s text:c="1"/></text:span><text:span text:style-name="a2337" text:class-names="">10</text:span><text:span text:style-name="a2338" text:class-names="">:</text:span></text:p>
              </text:list-item>
            </text:list>
            <text:list text:style-name="a2345">
              <text:list-item>
                <text:p text:style-name="a2344" text:class-names="" text:cond-style-name=""><text:span text:style-name="a2341" text:class-names=""><text:s text:c="4"/>print(</text:span><text:span text:style-name="a2342" text:class-names="">"Hello"</text:span><text:span text:style-name="a2343" text:class-names="">)</text:span></text:p>
              </text:list-item>
            </text:list>
            <text:list text:style-name="a2348">
              <text:list-item>
                <text:p text:style-name="a2347" text:class-names="" text:cond-style-name=""><text:span text:style-name="a2346" text:class-names=""><text:s text:c="4"/># times_in_loop = times_in_loop + 1</text:span></text:p>
              </text:list-item>
            </text:list>
            <text:list text:style-name="a2352">
              <text:list-item>
                <text:p text:style-name="a2351" text:class-names="" text:cond-style-name=""><text:span text:style-name="a2349" text:class-names=""><text:s text:c="4"/>times_in_loop +=<text:s text:c="1"/></text:span><text:span text:style-name="a2350" text:class-names="">1</text:span></text:p>
              </text:list-item>
            </text:list>
          </draw:text-box>
          <svg:title/>
          <svg:desc/>
        </draw:frame>
        <presentation:notes draw:style-name="a2366">
          <draw:page-thumbnail draw:page-number="38" svg:x="0.75in" svg:y="1.25in" svg:width="6in" svg:height="3.375in" presentation:class="page" draw:id="id216" presentation:style-name="a2354" draw:name="Slide Image Placeholder 1">
            <svg:title/>
            <svg:desc/>
          </draw:page-thumbnail>
          <draw:frame draw:id="id217" presentation:style-name="a2361" draw:name="Notes Placeholder 2" svg:x="0.75in" svg:y="4.8125in" svg:width="6in" svg:height="3.9375in" presentation:class="notes" presentation:placeholder="false">
            <draw:text-box>
              <text:p text:style-name="a2358" text:class-names="" text:cond-style-name=""><text:span text:style-name="a2355" text:class-names="">This is just a previous example but with the shorthand<text:s text:c="1"/></text:span><text:span text:style-name="a2356" text:class-names="">arthimetic</text:span><text:span text:style-name="a2357" text:class-names=""><text:s text:c="1"/></text:span></text:p>
              <text:p text:style-name="a2360" text:class-names="" text:cond-style-name=""><text:span text:style-name="a2359" text:class-names=""/></text:p>
            </draw:text-box>
            <svg:title/>
            <svg:desc/>
          </draw:frame>
          <draw:frame draw:id="id218" draw:style-name="a2365" draw:name="Slide Number Placeholder 3" svg:x="4.24826in" svg:y="9.49826in" svg:width="3.25in" svg:height="0.50174in">
            <draw:text-box>
              <text:p text:style-name="a2364" text:class-names="" text:cond-style-name=""><text:span text:style-name="a2362" text:class-names=""><text:page-number style:num-format="1" text:fixed="false"/></text:span><text:span text:style-name="a2363" text:class-names=""/></text:p>
            </draw:text-box>
            <svg:title/>
            <svg:desc/>
          </draw:frame>
        </presentation:notes>
      </draw:page>
      <draw:page draw:name="Slide135" draw:style-name="a2367" draw:master-page-name="Master1-Layout2-obj-Title-and-Content" presentation:presentation-page-layout-name="Master1-PPL2" draw:id="Slide-390">
        <draw:frame draw:id="id219" presentation:style-name="a2374" draw:name="Content Placeholder 2" svg:x="0.91667in" svg:y="1.99653in" svg:width="11.5in" svg:height="4.75868in" presentation:class="outline" presentation:placeholder="false">
          <draw:text-box>
            <text:list text:style-name="a2370">
              <text:list-item>
                <text:p text:style-name="a2369" text:class-names="" text:cond-style-name=""><text:span text:style-name="a2368" text:class-names=""/></text:p>
              </text:list-item>
            </text:list>
            <text:list text:style-name="a2373">
              <text:list-item>
                <text:p text:style-name="a2372" text:class-names="" text:cond-style-name=""><text:span text:style-name="a2371" text:class-names="">Infinite Loops</text:span></text:p>
              </text:list-item>
            </text:list>
          </draw:text-box>
          <svg:title/>
          <svg:desc/>
        </draw:frame>
        <presentation:notes draw:style-name="a2389">
          <draw:page-thumbnail draw:page-number="39" svg:x="0.75in" svg:y="1.25in" svg:width="6in" svg:height="3.375in" presentation:class="page" draw:id="id220" presentation:style-name="a2375" draw:name="Slide Image Placeholder 1">
            <svg:title/>
            <svg:desc/>
          </draw:page-thumbnail>
          <draw:frame draw:id="id221" presentation:style-name="a2384" draw:name="Notes Placeholder 2" svg:x="0.75in" svg:y="4.8125in" svg:width="6in" svg:height="3.9375in" presentation:class="notes" presentation:placeholder="false">
            <draw:text-box>
              <text:p text:style-name="a2383" text:class-names="" text:cond-style-name=""><text:span text:style-name="a2376" text:class-names="">So</text:span><text:span text:style-name="a2377" text:class-names=""><text:s text:c="1"/>since a while loop continues running over n over again until the expression is false if you get into a situation<text:s text:c="1"/></text:span><text:span text:style-name="a2378" text:class-names="">were</text:span><text:span text:style-name="a2379" text:class-names=""><text:s text:c="1"/>you forget to set a false in<text:s text:c="1"/></text:span><text:span text:style-name="a2380" text:class-names="">programming</text:span><text:span text:style-name="a2381" text:class-names=""><text:s text:c="1"/>we call it an infinite loop<text:s text:c="1"/></text:span><text:span text:style-name="a2382" text:class-names=""/></text:p>
            </draw:text-box>
            <svg:title/>
            <svg:desc/>
          </draw:frame>
          <draw:frame draw:id="id222" draw:style-name="a2388" draw:name="Slide Number Placeholder 3" svg:x="4.24826in" svg:y="9.49826in" svg:width="3.25in" svg:height="0.50174in">
            <draw:text-box>
              <text:p text:style-name="a2387" text:class-names="" text:cond-style-name=""><text:span text:style-name="a2385" text:class-names=""><text:page-number style:num-format="1" text:fixed="false"/></text:span><text:span text:style-name="a2386" text:class-names=""/></text:p>
            </draw:text-box>
            <svg:title/>
            <svg:desc/>
          </draw:frame>
        </presentation:notes>
      </draw:page>
      <draw:page draw:name="Slide136" draw:style-name="a2390" draw:master-page-name="Master1-Layout2-obj-Title-and-Content" presentation:presentation-page-layout-name="Master1-PPL2" draw:id="Slide-391">
        <draw:frame draw:id="id223" presentation:style-name="a2407" draw:name="Content Placeholder 2" svg:x="0.91667in" svg:y="0in" svg:width="11.5in" svg:height="6.75521in" presentation:class="outline" presentation:placeholder="false">
          <draw:text-box>
            <text:list text:style-name="a2393">
              <text:list-item>
                <text:p text:style-name="a2392" text:class-names="" text:cond-style-name=""><text:span text:style-name="a2391" text:class-names="">Infinite Loops</text:span></text:p>
              </text:list-item>
            </text:list>
            <text:list text:style-name="a2398">
              <text:list-item>
                <text:p text:style-name="a2397" text:class-names="" text:cond-style-name=""><text:span text:style-name="a2394" text:class-names="">while<text:s text:c="1"/></text:span><text:span text:style-name="a2395" text:class-names="">True</text:span><text:span text:style-name="a2396" text:class-names="">:</text:span></text:p>
              </text:list-item>
            </text:list>
            <text:list text:style-name="a2401">
              <text:list-item>
                <text:p text:style-name="a2400" text:class-names="" text:cond-style-name=""><text:span text:style-name="a2399" text:class-names=""><text:s text:c="4"/># This loops forever</text:span></text:p>
              </text:list-item>
            </text:list>
            <text:list text:style-name="a2406">
              <text:list-item>
                <text:p text:style-name="a2405" text:class-names="" text:cond-style-name=""><text:span text:style-name="a2402" text:class-names=""><text:s text:c="4"/>print(</text:span><text:span text:style-name="a2403" text:class-names="">"Hello"</text:span><text:span text:style-name="a2404" text:class-names="">)</text:span></text:p>
              </text:list-item>
            </text:list>
          </draw:text-box>
          <svg:title/>
          <svg:desc/>
        </draw:frame>
        <presentation:notes draw:style-name="a2417">
          <draw:page-thumbnail draw:page-number="40" svg:x="0.75in" svg:y="1.25in" svg:width="6in" svg:height="3.375in" presentation:class="page" draw:id="id224" presentation:style-name="a2408" draw:name="Slide Image Placeholder 1">
            <svg:title/>
            <svg:desc/>
          </draw:page-thumbnail>
          <draw:frame draw:id="id225" presentation:style-name="a2412" draw:name="Notes Placeholder 2" svg:x="0.75in" svg:y="4.8125in" svg:width="6in" svg:height="3.9375in" presentation:class="notes" presentation:placeholder="false">
            <draw:text-box>
              <text:p text:style-name="a2411" text:class-names="" text:cond-style-name=""><text:span text:style-name="a2409" text:class-names="">This will continuously run, it will never stop or break out of this loop<text:s text:c="1"/></text:span><text:span text:style-name="a2410" text:class-names=""/></text:p>
            </draw:text-box>
            <svg:title/>
            <svg:desc/>
          </draw:frame>
          <draw:frame draw:id="id226" draw:style-name="a2416" draw:name="Slide Number Placeholder 3" svg:x="4.24826in" svg:y="9.49826in" svg:width="3.25in" svg:height="0.50174in">
            <draw:text-box>
              <text:p text:style-name="a2415" text:class-names="" text:cond-style-name=""><text:span text:style-name="a2413" text:class-names=""><text:page-number style:num-format="1" text:fixed="false"/></text:span><text:span text:style-name="a2414" text:class-names=""/></text:p>
            </draw:text-box>
            <svg:title/>
            <svg:desc/>
          </draw:frame>
        </presentation:notes>
      </draw:page>
      <draw:page draw:name="Slide137" draw:style-name="a2418" draw:master-page-name="Master1-Layout2-obj-Title-and-Content" presentation:presentation-page-layout-name="Master1-PPL2" draw:id="Slide-392">
        <draw:frame draw:id="id227" presentation:style-name="a2446" draw:name="Content Placeholder 2" svg:x="0.91667in" svg:y="0in" svg:width="11.5in" svg:height="6.75521in" presentation:class="outline" presentation:placeholder="false">
          <draw:text-box>
            <text:list text:style-name="a2421">
              <text:list-item>
                <text:p text:style-name="a2420" text:class-names="" text:cond-style-name=""><text:span text:style-name="a2419" text:class-names="">Infinite Loops</text:span></text:p>
              </text:list-item>
            </text:list>
            <text:list text:style-name="a2425">
              <text:list-item>
                <text:p text:style-name="a2424" text:class-names="" text:cond-style-name=""><text:span text:style-name="a2422" text:class-names="">times_in_loop =<text:s text:c="1"/></text:span><text:span text:style-name="a2423" text:class-names="">0</text:span></text:p>
              </text:list-item>
            </text:list>
            <text:list text:style-name="a2428">
              <text:list-item>
                <text:p text:style-name="a2427" text:class-names="" text:cond-style-name=""><text:span text:style-name="a2426" text:class-names=""/></text:p>
              </text:list-item>
            </text:list>
            <text:list text:style-name="a2431">
              <text:list-item>
                <text:p text:style-name="a2430" text:class-names="" text:cond-style-name=""><text:span text:style-name="a2429" text:class-names=""># An error here causes this to run for ever</text:span></text:p>
              </text:list-item>
            </text:list>
            <text:list text:style-name="a2436">
              <text:list-item>
                <text:p text:style-name="a2435" text:class-names="" text:cond-style-name=""><text:span text:style-name="a2432" text:class-names="">while times_in_loop &gt;=<text:s text:c="1"/></text:span><text:span text:style-name="a2433" text:class-names="">0</text:span><text:span text:style-name="a2434" text:class-names="">:</text:span></text:p>
              </text:list-item>
            </text:list>
            <text:list text:style-name="a2441">
              <text:list-item>
                <text:p text:style-name="a2440" text:class-names="" text:cond-style-name=""><text:span text:style-name="a2437" text:class-names=""><text:s text:c="4"/>print(</text:span><text:span text:style-name="a2438" text:class-names="">"Hello"</text:span><text:span text:style-name="a2439" text:class-names="">)</text:span></text:p>
              </text:list-item>
            </text:list>
            <text:list text:style-name="a2445">
              <text:list-item>
                <text:p text:style-name="a2444" text:class-names="" text:cond-style-name=""><text:span text:style-name="a2442" text:class-names=""><text:s text:c="4"/>times_in_loop +=<text:s text:c="1"/></text:span><text:span text:style-name="a2443" text:class-names="">1</text:span></text:p>
              </text:list-item>
            </text:list>
          </draw:text-box>
          <svg:title/>
          <svg:desc/>
        </draw:frame>
        <presentation:notes draw:style-name="a2458">
          <draw:page-thumbnail draw:page-number="41" svg:x="0.75in" svg:y="1.25in" svg:width="6in" svg:height="3.375in" presentation:class="page" draw:id="id228" presentation:style-name="a2447" draw:name="Slide Image Placeholder 1">
            <svg:title/>
            <svg:desc/>
          </draw:page-thumbnail>
          <draw:frame draw:id="id229" presentation:style-name="a2453" draw:name="Notes Placeholder 2" svg:x="0.75in" svg:y="4.8125in" svg:width="6in" svg:height="3.9375in" presentation:class="notes" presentation:placeholder="false">
            <draw:text-box>
              <text:p text:style-name="a2449" text:class-names="" text:cond-style-name=""><text:span text:style-name="a2448" text:class-names="">So this is an example of how you might accidentally cause an infinite loop<text:s text:c="1"/></text:span></text:p>
              <text:p text:style-name="a2452" text:class-names="" text:cond-style-name=""><text:span text:style-name="a2450" text:class-names="">So as long as it is more than or equal to 0 it will keep running and as the last line adds another and continually increases it doesn’t break<text:s text:c="1"/></text:span><text:span text:style-name="a2451" text:class-names=""/></text:p>
            </draw:text-box>
            <svg:title/>
            <svg:desc/>
          </draw:frame>
          <draw:frame draw:id="id230" draw:style-name="a2457" draw:name="Slide Number Placeholder 3" svg:x="4.24826in" svg:y="9.49826in" svg:width="3.25in" svg:height="0.50174in">
            <draw:text-box>
              <text:p text:style-name="a2456" text:class-names="" text:cond-style-name=""><text:span text:style-name="a2454" text:class-names=""><text:page-number style:num-format="1" text:fixed="false"/></text:span><text:span text:style-name="a2455" text:class-names=""/></text:p>
            </draw:text-box>
            <svg:title/>
            <svg:desc/>
          </draw:frame>
        </presentation:notes>
      </draw:page>
      <draw:page draw:name="Slide138" draw:style-name="a2459" draw:master-page-name="Master1-Layout2-obj-Title-and-Content" presentation:presentation-page-layout-name="Master1-PPL2" draw:id="Slide-393">
        <draw:frame draw:id="id231" presentation:style-name="a2466" draw:name="Content Placeholder 2" svg:x="0.91667in" svg:y="1.99653in" svg:width="11.5in" svg:height="4.75868in" presentation:class="outline" presentation:placeholder="false">
          <draw:text-box>
            <text:list text:style-name="a2462">
              <text:list-item>
                <text:p text:style-name="a2461" text:class-names="" text:cond-style-name=""><text:span text:style-name="a2460" text:class-names=""/></text:p>
              </text:list-item>
            </text:list>
            <text:list text:style-name="a2465">
              <text:list-item>
                <text:p text:style-name="a2464" text:class-names="" text:cond-style-name=""><text:span text:style-name="a2463" text:class-names="">Break Statements</text:span></text:p>
              </text:list-item>
            </text:list>
          </draw:text-box>
          <svg:title/>
          <svg:desc/>
        </draw:frame>
        <presentation:notes draw:style-name="a2481">
          <draw:page-thumbnail draw:page-number="42" svg:x="0.75in" svg:y="1.25in" svg:width="6in" svg:height="3.375in" presentation:class="page" draw:id="id232" presentation:style-name="a2467" draw:name="Slide Image Placeholder 1">
            <svg:title/>
            <svg:desc/>
          </draw:page-thumbnail>
          <draw:frame draw:id="id233" presentation:style-name="a2476" draw:name="Notes Placeholder 2" svg:x="0.75in" svg:y="4.8125in" svg:width="6in" svg:height="3.9375in" presentation:class="notes" presentation:placeholder="false">
            <draw:text-box>
              <text:p text:style-name="a2471" text:class-names="" text:cond-style-name=""><text:span text:style-name="a2468" text:class-names="">If you do get caught in an infinite loop and sometimes it can be<text:s text:c="1"/></text:span><text:span text:style-name="a2469" text:class-names="">beneficial</text:span><text:span text:style-name="a2470" text:class-names=""><text:s text:c="1"/>but we can stop it with something called break statement</text:span></text:p>
              <text:p text:style-name="a2473" text:class-names="" text:cond-style-name=""><text:span text:style-name="a2472" text:class-names="">It is just the key work break</text:span></text:p>
              <text:p text:style-name="a2475" text:class-names="" text:cond-style-name=""><text:span text:style-name="a2474" text:class-names=""/></text:p>
            </draw:text-box>
            <svg:title/>
            <svg:desc/>
          </draw:frame>
          <draw:frame draw:id="id234" draw:style-name="a2480" draw:name="Slide Number Placeholder 3" svg:x="4.24826in" svg:y="9.49826in" svg:width="3.25in" svg:height="0.50174in">
            <draw:text-box>
              <text:p text:style-name="a2479" text:class-names="" text:cond-style-name=""><text:span text:style-name="a2477" text:class-names=""><text:page-number style:num-format="1" text:fixed="false"/></text:span><text:span text:style-name="a2478" text:class-names=""/></text:p>
            </draw:text-box>
            <svg:title/>
            <svg:desc/>
          </draw:frame>
        </presentation:notes>
      </draw:page>
      <draw:page draw:name="Slide139" draw:style-name="a2482" draw:master-page-name="Master1-Layout2-obj-Title-and-Content" presentation:presentation-page-layout-name="Master1-PPL2" draw:id="Slide-394">
        <draw:frame draw:id="id235" presentation:style-name="a2500" draw:name="Content Placeholder 2" svg:x="0.91667in" svg:y="0in" svg:width="11.5in" svg:height="6.75521in" presentation:class="outline" presentation:placeholder="false">
          <draw:text-box>
            <text:list text:style-name="a2485">
              <text:list-item>
                <text:p text:style-name="a2484" text:class-names="" text:cond-style-name=""><text:span text:style-name="a2483" text:class-names="">Break Statements</text:span></text:p>
              </text:list-item>
            </text:list>
            <text:list text:style-name="a2490">
              <text:list-item>
                <text:p text:style-name="a2489" text:class-names="" text:cond-style-name=""><text:span text:style-name="a2486" text:class-names="">while<text:s text:c="1"/></text:span><text:span text:style-name="a2487" text:class-names="">True</text:span><text:span text:style-name="a2488" text:class-names="">:</text:span></text:p>
              </text:list-item>
            </text:list>
            <text:list text:style-name="a2495">
              <text:list-item>
                <text:p text:style-name="a2494" text:class-names="" text:cond-style-name=""><text:span text:style-name="a2491" text:class-names=""><text:s text:c="4"/>print(</text:span><text:span text:style-name="a2492" text:class-names="">"Hello"</text:span><text:span text:style-name="a2493" text:class-names="">)</text:span></text:p>
              </text:list-item>
            </text:list>
            <text:list text:style-name="a2499">
              <text:list-item>
                <text:p text:style-name="a2498" text:class-names="" text:cond-style-name=""><text:span text:style-name="a2496" text:class-names=""><text:s text:c="4"/></text:span><text:span text:style-name="a2497" text:class-names="">break</text:span></text:p>
              </text:list-item>
            </text:list>
          </draw:text-box>
          <svg:title/>
          <svg:desc/>
        </draw:frame>
        <presentation:notes draw:style-name="a2510">
          <draw:page-thumbnail draw:page-number="43" svg:x="0.75in" svg:y="1.25in" svg:width="6in" svg:height="3.375in" presentation:class="page" draw:id="id236" presentation:style-name="a2501" draw:name="Slide Image Placeholder 1">
            <svg:title/>
            <svg:desc/>
          </draw:page-thumbnail>
          <draw:frame draw:id="id237" presentation:style-name="a2505" draw:name="Notes Placeholder 2" svg:x="0.75in" svg:y="4.8125in" svg:width="6in" svg:height="3.9375in" presentation:class="notes" presentation:placeholder="false">
            <draw:text-box>
              <text:p text:style-name="a2504" text:class-names="" text:cond-style-name=""><text:span text:style-name="a2502" text:class-names="">As soon as python sees the word break it will break out of the loop so this example will actually only print out hello once<text:s text:c="1"/></text:span><text:span text:style-name="a2503" text:class-names=""/></text:p>
            </draw:text-box>
            <svg:title/>
            <svg:desc/>
          </draw:frame>
          <draw:frame draw:id="id238" draw:style-name="a2509" draw:name="Slide Number Placeholder 3" svg:x="4.24826in" svg:y="9.49826in" svg:width="3.25in" svg:height="0.50174in">
            <draw:text-box>
              <text:p text:style-name="a2508" text:class-names="" text:cond-style-name=""><text:span text:style-name="a2506" text:class-names=""><text:page-number style:num-format="1" text:fixed="false"/></text:span><text:span text:style-name="a2507" text:class-names=""/></text:p>
            </draw:text-box>
            <svg:title/>
            <svg:desc/>
          </draw:frame>
        </presentation:notes>
      </draw:page>
      <draw:page draw:name="Slide140" draw:style-name="a2511" draw:master-page-name="Master1-Layout2-obj-Title-and-Content" presentation:presentation-page-layout-name="Master1-PPL2" draw:id="Slide-395">
        <draw:frame draw:id="id239" presentation:style-name="a2545" draw:name="Content Placeholder 2" svg:x="0.91667in" svg:y="0in" svg:width="11.5in" svg:height="6.75521in" presentation:class="outline" presentation:placeholder="false">
          <draw:text-box>
            <text:list text:style-name="a2514">
              <text:list-item>
                <text:p text:style-name="a2513" text:class-names="" text:cond-style-name=""><text:span text:style-name="a2512" text:class-names="">Break Statements</text:span></text:p>
              </text:list-item>
            </text:list>
            <text:list text:style-name="a2518">
              <text:list-item>
                <text:p text:style-name="a2517" text:class-names="" text:cond-style-name=""><text:span text:style-name="a2515" text:class-names="">times_in_loop =<text:s text:c="1"/></text:span><text:span text:style-name="a2516" text:class-names="">0</text:span></text:p>
              </text:list-item>
            </text:list>
            <text:list text:style-name="a2521">
              <text:list-item>
                <text:p text:style-name="a2520" text:class-names="" text:cond-style-name=""><text:span text:style-name="a2519" text:class-names=""/></text:p>
              </text:list-item>
            </text:list>
            <text:list text:style-name="a2526">
              <text:list-item>
                <text:p text:style-name="a2525" text:class-names="" text:cond-style-name=""><text:span text:style-name="a2522" text:class-names="">while times_in_loop &gt;=<text:s text:c="1"/></text:span><text:span text:style-name="a2523" text:class-names="">0</text:span><text:span text:style-name="a2524" text:class-names="">:</text:span></text:p>
              </text:list-item>
            </text:list>
            <text:list text:style-name="a2531">
              <text:list-item>
                <text:p text:style-name="a2530" text:class-names="" text:cond-style-name=""><text:span text:style-name="a2527" text:class-names=""><text:s text:c="4"/>print(</text:span><text:span text:style-name="a2528" text:class-names="">"Hello"</text:span><text:span text:style-name="a2529" text:class-names="">)</text:span></text:p>
              </text:list-item>
            </text:list>
            <text:list text:style-name="a2535">
              <text:list-item>
                <text:p text:style-name="a2534" text:class-names="" text:cond-style-name=""><text:span text:style-name="a2532" text:class-names=""><text:s text:c="4"/>times_in_loop +=<text:s text:c="1"/></text:span><text:span text:style-name="a2533" text:class-names="">1</text:span></text:p>
              </text:list-item>
            </text:list>
            <text:list text:style-name="a2540">
              <text:list-item>
                <text:p text:style-name="a2539" text:class-names="" text:cond-style-name=""><text:span text:style-name="a2536" text:class-names=""><text:s text:c="4"/>if times_in_loop &gt;<text:s text:c="1"/></text:span><text:span text:style-name="a2537" text:class-names="">100</text:span><text:span text:style-name="a2538" text:class-names="">:</text:span></text:p>
              </text:list-item>
            </text:list>
            <text:list text:style-name="a2544">
              <text:list-item>
                <text:p text:style-name="a2543" text:class-names="" text:cond-style-name=""><text:span text:style-name="a2541" text:class-names=""><text:s text:c="8"/></text:span><text:span text:style-name="a2542" text:class-names="">break</text:span></text:p>
              </text:list-item>
            </text:list>
          </draw:text-box>
          <svg:title/>
          <svg:desc/>
        </draw:frame>
        <presentation:notes draw:style-name="a2558">
          <draw:page-thumbnail draw:page-number="44" svg:x="0.75in" svg:y="1.25in" svg:width="6in" svg:height="3.375in" presentation:class="page" draw:id="id240" presentation:style-name="a2546" draw:name="Slide Image Placeholder 1">
            <svg:title/>
            <svg:desc/>
          </draw:page-thumbnail>
          <draw:frame draw:id="id241" presentation:style-name="a2553" draw:name="Notes Placeholder 2" svg:x="0.75in" svg:y="4.8125in" svg:width="6in" svg:height="3.9375in" presentation:class="notes" presentation:placeholder="false">
            <draw:text-box>
              <text:p text:style-name="a2548" text:class-names="" text:cond-style-name=""><text:span text:style-name="a2547" text:class-names="">So a more practical example of where you might do this<text:s text:c="1"/></text:span></text:p>
              <text:p text:style-name="a2550" text:class-names="" text:cond-style-name=""><text:span text:style-name="a2549" text:class-names="">So the bottom checks if the statement is run for 100 and then it breaks<text:s text:c="1"/></text:span></text:p>
              <text:p text:style-name="a2552" text:class-names="" text:cond-style-name=""><text:span text:style-name="a2551" text:class-names=""/></text:p>
            </draw:text-box>
            <svg:title/>
            <svg:desc/>
          </draw:frame>
          <draw:frame draw:id="id242" draw:style-name="a2557" draw:name="Slide Number Placeholder 3" svg:x="4.24826in" svg:y="9.49826in" svg:width="3.25in" svg:height="0.50174in">
            <draw:text-box>
              <text:p text:style-name="a2556" text:class-names="" text:cond-style-name=""><text:span text:style-name="a2554" text:class-names=""><text:page-number style:num-format="1" text:fixed="false"/></text:span><text:span text:style-name="a2555" text:class-names=""/></text:p>
            </draw:text-box>
            <svg:title/>
            <svg:desc/>
          </draw:frame>
        </presentation:notes>
      </draw:page>
      <draw:page draw:name="Slide141" draw:style-name="a2559" draw:master-page-name="Master1-Layout2-obj-Title-and-Content" presentation:presentation-page-layout-name="Master1-PPL2" draw:id="Slide-396">
        <draw:frame draw:id="id243" presentation:style-name="a2579" draw:name="Content Placeholder 2" svg:x="0.91667in" svg:y="0in" svg:width="11.5in" svg:height="6.75521in" presentation:class="outline" presentation:placeholder="false">
          <draw:text-box>
            <text:list text:style-name="a2562">
              <text:list-item>
                <text:p text:style-name="a2561" text:class-names="" text:cond-style-name=""><text:span text:style-name="a2560" text:class-names="">Break Statements</text:span></text:p>
              </text:list-item>
            </text:list>
            <text:list text:style-name="a2565">
              <text:list-item>
                <text:p text:style-name="a2564" text:class-names="" text:cond-style-name=""><text:span text:style-name="a2563" text:class-names=""># Only loops once as we break out</text:span></text:p>
              </text:list-item>
            </text:list>
            <text:list text:style-name="a2570">
              <text:list-item>
                <text:p text:style-name="a2569" text:class-names="" text:cond-style-name=""><text:span text:style-name="a2566" text:class-names="">for x in range(</text:span><text:span text:style-name="a2567" text:class-names="">1, 101</text:span><text:span text:style-name="a2568" text:class-names="">):</text:span></text:p>
              </text:list-item>
            </text:list>
            <text:list text:style-name="a2575">
              <text:list-item>
                <text:p text:style-name="a2574" text:class-names="" text:cond-style-name=""><text:span text:style-name="a2571" text:class-names=""><text:s text:c="4"/>print(</text:span><text:span text:style-name="a2572" text:class-names="">"Hello"</text:span><text:span text:style-name="a2573" text:class-names="">)</text:span></text:p>
              </text:list-item>
            </text:list>
            <text:list text:style-name="a2578">
              <text:list-item>
                <text:p text:style-name="a2577" text:class-names="" text:cond-style-name=""><text:span text:style-name="a2576" text:class-names=""><text:s text:c="4"/>break</text:span></text:p>
              </text:list-item>
            </text:list>
          </draw:text-box>
          <svg:title/>
          <svg:desc/>
        </draw:frame>
        <presentation:notes draw:style-name="a2591">
          <draw:page-thumbnail draw:page-number="45" svg:x="0.75in" svg:y="1.25in" svg:width="6in" svg:height="3.375in" presentation:class="page" draw:id="id244" presentation:style-name="a2580" draw:name="Slide Image Placeholder 1">
            <svg:title/>
            <svg:desc/>
          </draw:page-thumbnail>
          <draw:frame draw:id="id245" presentation:style-name="a2586" draw:name="Notes Placeholder 2" svg:x="0.75in" svg:y="4.8125in" svg:width="6in" svg:height="3.9375in" presentation:class="notes" presentation:placeholder="false">
            <draw:text-box>
              <text:p text:style-name="a2582" text:class-names="" text:cond-style-name=""><text:span text:style-name="a2581" text:class-names="">This will only loop once as once it loops for 1 it hits the key break and it stops<text:s text:c="1"/></text:span></text:p>
              <text:p text:style-name="a2585" text:class-names="" text:cond-style-name=""><text:span text:style-name="a2583" text:class-names="">Without the break it would’ve run 100 times<text:s text:c="1"/></text:span><text:span text:style-name="a2584" text:class-names=""/></text:p>
            </draw:text-box>
            <svg:title/>
            <svg:desc/>
          </draw:frame>
          <draw:frame draw:id="id246" draw:style-name="a2590" draw:name="Slide Number Placeholder 3" svg:x="4.24826in" svg:y="9.49826in" svg:width="3.25in" svg:height="0.50174in">
            <draw:text-box>
              <text:p text:style-name="a2589" text:class-names="" text:cond-style-name=""><text:span text:style-name="a2587" text:class-names=""><text:page-number style:num-format="1" text:fixed="false"/></text:span><text:span text:style-name="a2588" text:class-names=""/></text:p>
            </draw:text-box>
            <svg:title/>
            <svg:desc/>
          </draw:frame>
        </presentation:notes>
      </draw:page>
      <draw:page draw:name="Slide142" draw:style-name="a2592" draw:master-page-name="Master1-Layout2-obj-Title-and-Content" presentation:presentation-page-layout-name="Master1-PPL2" draw:id="Slide-397">
        <draw:frame draw:id="id247" presentation:style-name="a2623" draw:name="Content Placeholder 2" svg:x="0.91667in" svg:y="0in" svg:width="11.5in" svg:height="6.75521in" presentation:class="outline" presentation:placeholder="false">
          <draw:text-box>
            <text:list text:style-name="a2595">
              <text:list-item>
                <text:p text:style-name="a2594" text:class-names="" text:cond-style-name=""><text:span text:style-name="a2593" text:class-names="">Break Statements</text:span></text:p>
              </text:list-item>
            </text:list>
            <text:list text:style-name="a2600">
              <text:list-item>
                <text:p text:style-name="a2599" text:class-names="" text:cond-style-name=""><text:span text:style-name="a2596" text:class-names="">times_to_loop = int(input(</text:span><text:span text:style-name="a2597" text:class-names="">"How many times should I loop? "</text:span><text:span text:style-name="a2598" text:class-names="">))</text:span></text:p>
              </text:list-item>
            </text:list>
            <text:list text:style-name="a2603">
              <text:list-item>
                <text:p text:style-name="a2602" text:class-names="" text:cond-style-name=""><text:span text:style-name="a2601" text:class-names=""/></text:p>
              </text:list-item>
            </text:list>
            <text:list text:style-name="a2606">
              <text:list-item>
                <text:p text:style-name="a2605" text:class-names="" text:cond-style-name=""><text:span text:style-name="a2604" text:class-names="">for x in range(times_to_loop):</text:span></text:p>
              </text:list-item>
            </text:list>
            <text:list text:style-name="a2611">
              <text:list-item>
                <text:p text:style-name="a2610" text:class-names="" text:cond-style-name=""><text:span text:style-name="a2607" text:class-names=""><text:s text:c="4"/>print(</text:span><text:span text:style-name="a2608" text:class-names="">"Hello"</text:span><text:span text:style-name="a2609" text:class-names="">)</text:span></text:p>
              </text:list-item>
            </text:list>
            <text:list text:style-name="a2614">
              <text:list-item>
                <text:p text:style-name="a2613" text:class-names="" text:cond-style-name=""><text:span text:style-name="a2612" text:class-names=""><text:s text:c="4"/># x starts at 0, so to break after 5 loops we do this</text:span></text:p>
              </text:list-item>
            </text:list>
            <text:list text:style-name="a2619">
              <text:list-item>
                <text:p text:style-name="a2618" text:class-names="" text:cond-style-name=""><text:span text:style-name="a2615" text:class-names=""><text:s text:c="4"/>if x &gt;=<text:s text:c="1"/></text:span><text:span text:style-name="a2616" text:class-names="">4</text:span><text:span text:style-name="a2617" text:class-names="">:</text:span></text:p>
              </text:list-item>
            </text:list>
            <text:list text:style-name="a2622">
              <text:list-item>
                <text:p text:style-name="a2621" text:class-names="" text:cond-style-name=""><text:span text:style-name="a2620" text:class-names=""><text:s text:c="8"/>break</text:span></text:p>
              </text:list-item>
            </text:list>
          </draw:text-box>
          <svg:title/>
          <svg:desc/>
        </draw:frame>
        <presentation:notes draw:style-name="a2640">
          <draw:page-thumbnail draw:page-number="46" svg:x="0.75in" svg:y="1.25in" svg:width="6in" svg:height="3.375in" presentation:class="page" draw:id="id248" presentation:style-name="a2624" draw:name="Slide Image Placeholder 1">
            <svg:title/>
            <svg:desc/>
          </draw:page-thumbnail>
          <draw:frame draw:id="id249" presentation:style-name="a2635" draw:name="Notes Placeholder 2" svg:x="0.75in" svg:y="4.8125in" svg:width="6in" svg:height="3.9375in" presentation:class="notes" presentation:placeholder="false">
            <draw:text-box>
              <text:p text:style-name="a2626" text:class-names="" text:cond-style-name=""><text:span text:style-name="a2625" text:class-names="">Here we are asking for input we cast it to an integer and store it to a variable<text:s text:c="1"/></text:span></text:p>
              <text:p text:style-name="a2628" text:class-names="" text:cond-style-name=""><text:span text:style-name="a2627" text:class-names=""/></text:p>
              <text:p text:style-name="a2634" text:class-names="" text:cond-style-name=""><text:span text:style-name="a2629" text:class-names="">Howverr</text:span><text:span text:style-name="a2630" text:class-names=""><text:s text:c="1"/>we don’t want to do it more than 5<text:s text:c="1"/></text:span><text:span text:style-name="a2631" text:class-names="">timesand</text:span><text:span text:style-name="a2632" text:class-names=""><text:s text:c="1"/>since x starts at 0 we will make it stop there, this is more like a sanity check<text:s text:c="1"/></text:span><text:span text:style-name="a2633" text:class-names=""/></text:p>
            </draw:text-box>
            <svg:title/>
            <svg:desc/>
          </draw:frame>
          <draw:frame draw:id="id250" draw:style-name="a2639" draw:name="Slide Number Placeholder 3" svg:x="4.24826in" svg:y="9.49826in" svg:width="3.25in" svg:height="0.50174in">
            <draw:text-box>
              <text:p text:style-name="a2638" text:class-names="" text:cond-style-name=""><text:span text:style-name="a2636" text:class-names=""><text:page-number style:num-format="1" text:fixed="false"/></text:span><text:span text:style-name="a2637" text:class-names=""/></text:p>
            </draw:text-box>
            <svg:title/>
            <svg:desc/>
          </draw:frame>
        </presentation:notes>
      </draw:page>
      <draw:page draw:name="Slide109" draw:style-name="a2641" draw:master-page-name="Master1-Layout2-obj-Title-and-Content" presentation:presentation-page-layout-name="Master1-PPL2" draw:id="Slide-364">
        <draw:frame draw:id="id251" presentation:style-name="a2652" draw:name="Content Placeholder 2" svg:x="0.91667in" svg:y="1.66071in" svg:width="11.5in" svg:height="5.09449in" presentation:class="outline" presentation:placeholder="false">
          <draw:text-box>
            <text:list text:style-name="a2644">
              <text:list-item>
                <text:p text:style-name="a2643" text:class-names="" text:cond-style-name=""><text:span text:style-name="a2642" text:class-names=""/></text:p>
              </text:list-item>
            </text:list>
            <text:list text:style-name="a2647">
              <text:list-item>
                <text:p text:style-name="a2646" text:class-names="" text:cond-style-name=""><text:span text:style-name="a2645" text:class-names="">Coding Time<text:s text:c="1"/></text:span></text:p>
              </text:list-item>
            </text:list>
            <text:list text:style-name="a2651">
              <text:list-item>
                <text:p text:style-name="a2650" text:class-names="" text:cond-style-name=""><text:span text:style-name="a2648" text:class-names="">Section A</text:span><text:span text:style-name="a2649" text:class-names=""/></text:p>
              </text:list-item>
            </text:list>
          </draw:text-box>
          <svg:title/>
          <svg:desc/>
        </draw:frame>
        <presentation:notes draw:style-name="a2662">
          <draw:page-thumbnail draw:page-number="47" svg:x="0.75in" svg:y="1.25in" svg:width="6in" svg:height="3.375in" presentation:class="page" draw:id="id252" presentation:style-name="a2653" draw:name="Slide Image Placeholder 1">
            <svg:title/>
            <svg:desc/>
          </draw:page-thumbnail>
          <draw:frame draw:id="id253" presentation:style-name="a2657" draw:name="Notes Placeholder 2" svg:x="0.75in" svg:y="4.8125in" svg:width="6in" svg:height="3.9375in" presentation:class="notes" presentation:placeholder="false">
            <draw:text-box>
              <text:p text:style-name="a2656" text:class-names="" text:cond-style-name=""><text:span text:style-name="a2654" text:class-names="">It allows us to add additional character and meaning in coding<text:s text:c="1"/></text:span><text:span text:style-name="a2655" text:class-names=""/></text:p>
            </draw:text-box>
            <svg:title/>
            <svg:desc/>
          </draw:frame>
          <draw:frame draw:id="id254" draw:style-name="a2661" draw:name="Slide Number Placeholder 3" svg:x="4.24826in" svg:y="9.49826in" svg:width="3.25in" svg:height="0.50174in">
            <draw:text-box>
              <text:p text:style-name="a2660" text:class-names="" text:cond-style-name=""><text:span text:style-name="a2658" text:class-names=""><text:page-number style:num-format="1" text:fixed="false"/></text:span><text:span text:style-name="a2659" text:class-names=""/></text:p>
            </draw:text-box>
            <svg:title/>
            <svg:desc/>
          </draw:frame>
        </presentation:notes>
      </draw:page>
      <draw:page draw:name="Slide110" draw:style-name="a2663" draw:master-page-name="Master1-Layout2-obj-Title-and-Content" presentation:presentation-page-layout-name="Master1-PPL2" draw:id="Slide-365">
        <draw:frame draw:id="id255" presentation:style-name="a2667" draw:name="Title 6" svg:x="0.91667in" svg:y="0.39931in" svg:width="11.5in" svg:height="0.97418in" presentation:class="title" presentation:placeholder="false">
          <draw:text-box>
            <text:p text:style-name="a2666" text:class-names="" text:cond-style-name=""><text:span text:style-name="a2664" text:class-names="">Section A</text:span><text:span text:style-name="a2665" text:class-names=""/></text:p>
          </draw:text-box>
          <svg:title/>
          <svg:desc/>
        </draw:frame>
        <draw:frame draw:id="id256" presentation:style-name="a2719" draw:name="Rectangle 2" svg:x="0.67051in" svg:y="1.2311in" svg:width="12.32949in" svg:height="5.94471in" presentation:class="outline" presentation:placeholder="false">
          <draw:text-box>
            <text:list text:style-name="a2670">
              <text:list-item>
                <text:p text:style-name="a2669" text:class-names="" text:cond-style-name=""><text:span text:style-name="a2668" text:class-names="">Print 10 random numbers</text:span></text:p>
              </text:list-item>
            </text:list>
            <text:list text:style-name="a2673">
              <text:list-item>
                <text:p text:style-name="a2672" text:class-names="" text:cond-style-name=""><text:span text:style-name="a2671" text:class-names="">Keep asking the user to enter a number until they enter the number 7, then print "Wow lucky number 7!"</text:span></text:p>
              </text:list-item>
            </text:list>
            <text:list text:style-name="a2676">
              <text:list-item>
                <text:list text:style-name="a2676">
                  <text:list-item>
                    <text:p text:style-name="a2675" text:class-names="" text:cond-style-name=""><text:span text:style-name="a2674" text:class-names="">Rewrite so that the number being guessed is a random value from 1 to 10</text:span></text:p>
                  </text:list-item>
                </text:list>
              </text:list-item>
            </text:list>
            <text:list text:style-name="a2681">
              <text:list-item>
                <text:p text:style-name="a2680" text:class-names="" text:cond-style-name=""><text:span text:style-name="a2677" text:class-names="">The area of a rectangle is width multiplied by height. Ask the user to enter a width and height in cm, then print the area to the whole square metre.<text:s text:c="1"/></text:span><text:span text:style-name="a2678" text:class-names="">E.g.</text:span><text:span text:style-name="a2679" text:class-names=""><text:s text:c="1"/>240cm x 80cm = 19200cm2 = 2m2</text:span></text:p>
              </text:list-item>
            </text:list>
            <text:list text:style-name="a2684">
              <text:list-item>
                <text:p text:style-name="a2683" text:class-names="" text:cond-style-name=""><text:span text:style-name="a2682" text:class-names="">Ask the user for a password, if they enter the password "qwerty123", print "You have successfully logged in". If they get it wrong, print "Password failure" and then ask them to enter it again. Only allow them to enter the password wrong 3 times before printing "System Locked!"</text:span></text:p>
              </text:list-item>
            </text:list>
            <text:list text:style-name="a2687">
              <text:list-item>
                <text:p text:style-name="a2686" text:class-names="" text:cond-style-name=""><text:span text:style-name="a2685" text:class-names="">Add up all the numbers from 1 to 500 and print the answer</text:span></text:p>
              </text:list-item>
            </text:list>
            <text:list text:style-name="a2690">
              <text:list-item>
                <text:p text:style-name="a2689" text:class-names="" text:cond-style-name=""><text:span text:style-name="a2688" text:class-names="">Create a blank list. Ask the user to input 10 numbers (one should be the number 99) into the list. Find the index at which the user entered the number 99</text:span></text:p>
              </text:list-item>
            </text:list>
            <text:list text:style-name="a2695">
              <text:list-item>
                <text:p text:style-name="a2694" text:class-names="" text:cond-style-name=""><text:span text:style-name="a2691" text:class-names="">Print a multiplication table for the number 18 up to 15.<text:s text:c="1"/></text:span><text:span text:style-name="a2692" text:class-names="">E.g.</text:span><text:span text:style-name="a2693" text:class-names=""><text:s text:c="1"/>1 x 18 = 18 2 x 18 = 36</text:span></text:p>
              </text:list-item>
            </text:list>
            <text:list text:style-name="a2698">
              <text:list-item>
                <text:p text:style-name="a2697" text:class-names="" text:cond-style-name=""><text:span text:style-name="a2696" text:class-names="">Print the numbers 1 to 100 (including the number 100) using a while loop</text:span></text:p>
              </text:list-item>
            </text:list>
            <text:list text:style-name="a2701">
              <text:list-item>
                <text:p text:style-name="a2700" text:class-names="" text:cond-style-name=""><text:span text:style-name="a2699" text:class-names="">Rewrite question B8 from session 3 using a while loop</text:span></text:p>
              </text:list-item>
            </text:list>
            <text:list text:style-name="a2704">
              <text:list-item>
                <text:list text:style-name="a2704">
                  <text:list-item>
                    <text:p text:style-name="a2703" text:class-names="" text:cond-style-name=""><text:span text:style-name="a2702" text:class-names="">A school has following rules for their grading system: a. Above 80 – A b. 60 to 80 – B c. 50 to 60 – C d. 45 to 50 – D e. 25 to 45 – E f. Below 25 - F Ask user to enter the lesson and the marks for three lessons and print out the corresponding grades for the lesson.</text:span></text:p>
                  </text:list-item>
                </text:list>
              </text:list-item>
            </text:list>
            <text:list text:style-name="a2707">
              <text:list-item>
                <text:p text:style-name="a2706" text:class-names="" text:cond-style-name=""><text:span text:style-name="a2705" text:class-names="">Ask the user to enter the names of people who entered a prize draw. Select a random winner and print their name</text:span></text:p>
              </text:list-item>
            </text:list>
            <text:list text:style-name="a2712">
              <text:list-item>
                <text:p text:style-name="a2711" text:class-names="" text:cond-style-name=""><text:span text:style-name="a2708" text:class-names="">Create a rock, paper, scissors game which is run against computer. This is a game where you select either rock/paper/scissors and you compare it to your<text:s text:c="1"/></text:span><text:span text:style-name="a2709" text:class-names="">opponents</text:span><text:span text:style-name="a2710" text:class-names=""><text:s text:c="1"/>choice. Rock beats scissors, paper beats rock, scissors beats paper. If both choose the same, then you play again</text:span></text:p>
              </text:list-item>
            </text:list>
            <text:list text:style-name="a2715">
              <text:list-item>
                <text:list text:style-name="a2715">
                  <text:list-item>
                    <text:p text:style-name="a2714" text:class-names="" text:cond-style-name=""><text:span text:style-name="a2713" text:class-names="">Expand this so that its best of 3 games</text:span></text:p>
                  </text:list-item>
                </text:list>
              </text:list-item>
            </text:list>
            <text:list text:style-name="a2718">
              <text:list-item>
                <text:p text:style-name="a2717" text:class-names="" text:cond-style-name=""><text:span text:style-name="a2716" text:class-names=""/></text:p>
              </text:list-item>
            </text:list>
          </draw:text-box>
          <svg:title/>
          <svg:desc/>
        </draw:frame>
        <presentation:notes draw:style-name="a2726">
          <draw:page-thumbnail draw:page-number="48" svg:x="0.75in" svg:y="1.25in" svg:width="6in" svg:height="3.375in" presentation:class="page" draw:id="id257" presentation:style-name="a2720" draw:name="Slide Image Placeholder 1">
            <svg:title/>
            <svg:desc/>
          </draw:page-thumbnail>
          <draw:frame draw:id="id258" presentation:style-name="a2721" draw:name="Notes Placeholder 2" svg:x="0.75in" svg:y="4.8125in" svg:width="6in" svg:height="3.9375in" presentation:class="notes" presentation:placeholder="true">
            <draw:text-box/>
            <svg:title/>
            <svg:desc/>
          </draw:frame>
          <draw:frame draw:id="id259" draw:style-name="a2725" draw:name="Slide Number Placeholder 3" svg:x="4.24826in" svg:y="9.49826in" svg:width="3.25in" svg:height="0.50174in">
            <draw:text-box>
              <text:p text:style-name="a2724" text:class-names="" text:cond-style-name=""><text:span text:style-name="a2722" text:class-names=""><text:page-number style:num-format="1" text:fixed="false"/></text:span><text:span text:style-name="a2723"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7/03/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7/03/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7/03/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7/03/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7/03/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7/03/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7/03/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7/03/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7/03/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7/03/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7/03/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7/03/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7/03/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7/03/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7/03/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7/03/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7/03/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7/03/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7/03/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7/03/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7/03/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7/03/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7/03/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7/03/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dc:title>
    <meta:initial-creator>Sanjna Mander</meta:initial-creator>
    <dc:creator>Sanjna Mander</dc:creator>
    <meta:creation-date>2022-03-07T10:35:32Z</meta:creation-date>
    <dc:date>2022-03-17T15:21:24Z</dc:date>
    <meta:editing-cycles>41</meta:editing-cycles>
    <meta:editing-duration>PT41846S</meta:editing-duration>
    <meta:document-statistic meta:paragraph-count="467" meta:word-count="3512"/>
  </office:meta>
</office:document-meta>
</file>